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340000008D40F17D5E9119AB17.png" manifest:media-type="image/png"/>
  <manifest:file-entry manifest:full-path="Pictures/1000000000000320000000955AEDF66208A9F26D.png" manifest:media-type="image/png"/>
  <manifest:file-entry manifest:full-path="Pictures/10000000000003080000007AF1075D5FD1068FB6.png" manifest:media-type="image/png"/>
  <manifest:file-entry manifest:full-path="Pictures/100000000000030D0000007AA64CCC12C2CBF92B.png" manifest:media-type="image/png"/>
  <manifest:file-entry manifest:full-path="Pictures/100000000000031E0000007AF40754CF345CE158.png" manifest:media-type="image/png"/>
  <manifest:file-entry manifest:full-path="Pictures/1000000000000FD9000003E1E495A42079D55F58.png" manifest:media-type="image/png"/>
  <manifest:file-entry manifest:full-path="Pictures/100000000000125000000331B34F24B8691C3653.png" manifest:media-type="image/png"/>
  <manifest:file-entry manifest:full-path="Pictures/100000000000032B0000007ACDDE09E097442976.png" manifest:media-type="image/png"/>
  <manifest:file-entry manifest:full-path="Pictures/10000000000009E2000001712C08DE9C253AE9DD.png" manifest:media-type="image/png"/>
  <manifest:file-entry manifest:full-path="Pictures/1000000000000F9600000FBDB3B0DF2742C776AC.png" manifest:media-type="image/png"/>
  <manifest:file-entry manifest:full-path="Pictures/10000000000001BE000000A851E061AFBE60D0D3.png" manifest:media-type="image/png"/>
  <manifest:file-entry manifest:full-path="Pictures/1000000000000CF800000209E48F92082371888A.png" manifest:media-type="image/png"/>
  <manifest:file-entry manifest:full-path="Pictures/1000000000000BEB00000F76FA6294CEC7400E37.png" manifest:media-type="image/png"/>
  <manifest:file-entry manifest:full-path="Pictures/10000000000006EB00000188CA1D8AAFC849F8D5.png" manifest:media-type="image/png"/>
  <manifest:file-entry manifest:full-path="Pictures/10000000000002740000009441E6CF84880C2487.png" manifest:media-type="image/png"/>
  <manifest:file-entry manifest:full-path="Pictures/10000000000001B200000063FC547F8455194C93.png" manifest:media-type="image/png"/>
  <manifest:file-entry manifest:full-path="Pictures/1000000000000240000000A53B651A3C14E7E1CC.png" manifest:media-type="image/png"/>
  <manifest:file-entry manifest:full-path="Pictures/10000000000000B2000000A420A52F3E325E2F2F.png" manifest:media-type="image/png"/>
  <manifest:file-entry manifest:full-path="Pictures/1000000000000BCE000007FF6CCA9EA54815377D.png" manifest:media-type="image/png"/>
  <manifest:file-entry manifest:full-path="Pictures/100000000000040D0000017A7383F6F4D6620638.png" manifest:media-type="image/png"/>
  <manifest:file-entry manifest:full-path="Pictures/100000000000030D00000095BE175DD7A3A63268.png" manifest:media-type="image/png"/>
  <manifest:file-entry manifest:full-path="Pictures/1000000000000AF20000019D7D0B2B4309EB42A7.png" manifest:media-type="image/png"/>
  <manifest:file-entry manifest:full-path="Pictures/100000000000088200000174642A0E1BD6D94009.png" manifest:media-type="image/png"/>
  <manifest:file-entry manifest:full-path="Pictures/1000000000000B9100000999E8C0DE8E5E97BD8E.png" manifest:media-type="image/png"/>
  <manifest:file-entry manifest:full-path="Pictures/1000000000000080000000639089798092753774.png" manifest:media-type="image/png"/>
  <manifest:file-entry manifest:full-path="Pictures/10000000000000870000006BE942834BB4C23280.png" manifest:media-type="image/png"/>
  <manifest:file-entry manifest:full-path="Pictures/1000000000000FAE000007F803B3A0E67CA58FB5.png" manifest:media-type="image/png"/>
  <manifest:file-entry manifest:full-path="Pictures/100000000000061000000096198CA606CF410179.png" manifest:media-type="image/png"/>
  <manifest:file-entry manifest:full-path="Pictures/10000000000001D9000000AFAEE490CBC7B7C3E9.png" manifest:media-type="image/png"/>
  <manifest:file-entry manifest:full-path="Pictures/1000000000000A060000012B1D0F3AA6C718D931.png" manifest:media-type="image/png"/>
  <manifest:file-entry manifest:full-path="Pictures/100000000000099A0000032D995FD1D76FAB33B9.png" manifest:media-type="image/png"/>
  <manifest:file-entry manifest:full-path="Pictures/10000000000008A7000000BB4C7EA956B37E159B.png" manifest:media-type="image/png"/>
  <manifest:file-entry manifest:full-path="Pictures/10000000000002D70000007AA72798B50F82934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IRZar" svg:font-family="IRZar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loext:graphic-properties draw:fill-gradient-name="gradient" draw:fill-hatch-name="hatch"/>
      <style:paragraph-properties fo:margin-left="0in" fo:margin-right="0in" fo:text-align="justify" style:justify-single-word="false" fo:text-indent="0.3in" style:auto-text-indent="true" style:writing-mode="rl-tb"/>
      <style:text-properties officeooo:paragraph-rsid="004da047"/>
    </style:style>
    <style:style style:name="P2" style:family="paragraph" style:parent-style-name="Standard">
      <loext:graphic-properties draw:fill-gradient-name="gradient" draw:fill-hatch-name="hatch"/>
      <style:paragraph-properties fo:margin-left="0in" fo:margin-right="0in" fo:text-align="justify" style:justify-single-word="false" fo:text-indent="0.3in" style:auto-text-indent="true"/>
      <style:text-properties officeooo:paragraph-rsid="004a3e8b"/>
    </style:style>
    <style:style style:name="P3" style:family="paragraph" style:parent-style-name="Standard">
      <loext:graphic-properties draw:fill-gradient-name="gradient" draw:fill-hatch-name="hatch"/>
      <style:paragraph-properties fo:margin-left="0in" fo:margin-right="0in" fo:text-align="justify" style:justify-single-word="false" fo:text-indent="0.3in" style:auto-text-indent="true" style:writing-mode="rl-tb"/>
      <style:text-properties officeooo:paragraph-rsid="0080796f"/>
    </style:style>
    <style:style style:name="P4" style:family="paragraph" style:parent-style-name="Standard">
      <loext:graphic-properties draw:fill-gradient-name="gradient" draw:fill-hatch-name="hatch"/>
      <style:paragraph-properties fo:margin-left="0in" fo:margin-right="0in" fo:text-align="justify" style:justify-single-word="false" fo:text-indent="0.3in" style:auto-text-indent="true" style:writing-mode="rl-tb">
        <style:tab-stops>
          <style:tab-stop style:position="3.4626in" style:type="center"/>
          <style:tab-stop style:position="6.9252in" style:type="right"/>
        </style:tab-stops>
      </style:paragraph-properties>
      <style:text-properties officeooo:paragraph-rsid="004a3e8b"/>
    </style:style>
    <style:style style:name="P5" style:family="paragraph" style:parent-style-name="Standard">
      <loext:graphic-properties draw:fill-gradient-name="gradient" draw:fill-hatch-name="hatch"/>
      <style:paragraph-properties fo:margin-left="0in" fo:margin-right="0in" fo:text-align="justify" style:justify-single-word="false" fo:text-indent="0.3in" style:auto-text-indent="true" style:writing-mode="lr-tb">
        <style:tab-stops>
          <style:tab-stop style:position="3.4626in" style:type="center"/>
          <style:tab-stop style:position="6.9252in" style:type="right"/>
        </style:tab-stops>
      </style:paragraph-properties>
      <style:text-properties officeooo:paragraph-rsid="004f9eb4"/>
    </style:style>
    <style:style style:name="P6" style:family="paragraph" style:parent-style-name="Standard">
      <loext:graphic-properties draw:fill-gradient-name="gradient" draw:fill-hatch-name="hatch"/>
      <style:paragraph-properties fo:margin-left="0in" fo:margin-right="0in" fo:text-align="justify" style:justify-single-word="false" fo:text-indent="0.3in" style:auto-text-indent="true" style:writing-mode="rl-tb"/>
      <style:text-properties officeooo:paragraph-rsid="00482c69"/>
    </style:style>
    <style:style style:name="P7" style:family="paragraph" style:parent-style-name="Standard">
      <loext:graphic-properties draw:fill-gradient-name="gradient" draw:fill-hatch-name="hatch"/>
      <style:paragraph-properties fo:margin-left="0in" fo:margin-right="0in" fo:text-align="justify" style:justify-single-word="false" fo:text-indent="0.3in" style:auto-text-indent="true" style:writing-mode="rl-tb"/>
      <style:text-properties officeooo:paragraph-rsid="004c2a93"/>
    </style:style>
    <style:style style:name="P8" style:family="paragraph" style:parent-style-name="Standard">
      <loext:graphic-properties draw:fill-gradient-name="gradient" draw:fill-hatch-name="hatch"/>
      <style:paragraph-properties fo:margin-left="0in" fo:margin-right="0in" fo:text-align="justify" style:justify-single-word="false" fo:text-indent="0.3in" style:auto-text-indent="true" style:writing-mode="rl-tb"/>
      <style:text-properties officeooo:paragraph-rsid="00f5fc2a"/>
    </style:style>
    <style:style style:name="P9" style:family="paragraph" style:parent-style-name="Standard">
      <loext:graphic-properties draw:fill-gradient-name="gradient" draw:fill-hatch-name="hatch"/>
      <style:paragraph-properties fo:margin-left="0in" fo:margin-right="0in" fo:text-align="justify" style:justify-single-word="false" fo:text-indent="0.3in" style:auto-text-indent="true" style:writing-mode="rl-tb"/>
      <style:text-properties officeooo:paragraph-rsid="004f9eb4"/>
    </style:style>
    <style:style style:name="P10" style:family="paragraph" style:parent-style-name="Standard">
      <loext:graphic-properties draw:fill-gradient-name="gradient" draw:fill-hatch-name="hatch"/>
      <style:paragraph-properties fo:margin-left="0in" fo:margin-right="0in" fo:text-align="justify" style:justify-single-word="false" fo:text-indent="0.3in" style:auto-text-indent="true" style:writing-mode="lr-tb"/>
      <style:text-properties officeooo:paragraph-rsid="004f9eb4"/>
    </style:style>
    <style:style style:name="P11" style:family="paragraph" style:parent-style-name="Standard">
      <loext:graphic-properties draw:fill-gradient-name="gradient" draw:fill-hatch-name="hatch"/>
      <style:paragraph-properties fo:margin-left="0in" fo:margin-right="0in" fo:text-align="justify" style:justify-single-word="false" fo:text-indent="0.3in" style:auto-text-indent="true" style:writing-mode="rl-tb"/>
      <style:text-properties officeooo:paragraph-rsid="0058ff5f"/>
    </style:style>
    <style:style style:name="P12" style:family="paragraph" style:parent-style-name="Standard">
      <loext:graphic-properties draw:fill-gradient-name="gradient" draw:fill-hatch-name="hatch"/>
      <style:paragraph-properties fo:margin-left="0in" fo:margin-right="0in" fo:text-align="justify" style:justify-single-word="false" fo:text-indent="0.3in" style:auto-text-indent="true" style:writing-mode="rl-tb"/>
      <style:text-properties officeooo:paragraph-rsid="005b2764"/>
    </style:style>
    <style:style style:name="P13" style:family="paragraph" style:parent-style-name="Standard">
      <loext:graphic-properties draw:fill-gradient-name="gradient" draw:fill-hatch-name="hatch"/>
      <style:paragraph-properties fo:margin-left="0in" fo:margin-right="0in" fo:text-align="justify" style:justify-single-word="false" fo:text-indent="0.3in" style:auto-text-indent="true" style:writing-mode="rl-tb"/>
      <style:text-properties officeooo:paragraph-rsid="007f713f"/>
    </style:style>
    <style:style style:name="P14" style:family="paragraph" style:parent-style-name="Standard">
      <loext:graphic-properties draw:fill-gradient-name="gradient" draw:fill-hatch-name="hatch"/>
      <style:paragraph-properties fo:margin-left="0in" fo:margin-right="0in" fo:text-align="justify" style:justify-single-word="false" fo:text-indent="0.3in" style:auto-text-indent="true" style:writing-mode="rl-tb"/>
      <style:text-properties officeooo:paragraph-rsid="0082548d"/>
    </style:style>
    <style:style style:name="P15" style:family="paragraph" style:parent-style-name="Standard">
      <loext:graphic-properties draw:fill-gradient-name="gradient" draw:fill-hatch-name="hatch"/>
      <style:paragraph-properties fo:margin-left="0in" fo:margin-right="0in" fo:text-align="justify" style:justify-single-word="false" fo:text-indent="0.3in" style:auto-text-indent="true" style:writing-mode="rl-tb"/>
      <style:text-properties officeooo:paragraph-rsid="0065e85c"/>
    </style:style>
    <style:style style:name="P16" style:family="paragraph" style:parent-style-name="Standard">
      <loext:graphic-properties draw:fill-gradient-name="gradient" draw:fill-hatch-name="hatch"/>
      <style:paragraph-properties fo:margin-left="0in" fo:margin-right="0in" fo:text-align="justify" style:justify-single-word="false" fo:text-indent="0.3in" style:auto-text-indent="true" style:writing-mode="rl-tb"/>
      <style:text-properties officeooo:paragraph-rsid="00838a48"/>
    </style:style>
    <style:style style:name="P17" style:family="paragraph" style:parent-style-name="Standard">
      <loext:graphic-properties draw:fill-gradient-name="gradient" draw:fill-hatch-name="hatch"/>
      <style:paragraph-properties fo:margin-left="0in" fo:margin-right="0in" fo:text-align="justify" style:justify-single-word="false" fo:text-indent="0.3in" style:auto-text-indent="true" style:writing-mode="rl-tb"/>
      <style:text-properties officeooo:paragraph-rsid="008579cf"/>
    </style:style>
    <style:style style:name="P18" style:family="paragraph" style:parent-style-name="Standard" style:master-page-name="">
      <loext:graphic-properties draw:fill="none" draw:fill-gradient-name="gradient" draw:fill-hatch-name="hatch"/>
      <style:paragraph-properties fo:margin-left="0in" fo:margin-right="0in" fo:text-align="justify" style:justify-single-word="false" fo:text-indent="0.3in" style:auto-text-indent="true" style:page-number="auto" fo:background-color="transparent" style:writing-mode="rl-tb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15pt" officeooo:rsid="0025dde3" officeooo:paragraph-rsid="00fd1d4d" style:font-size-asian="15pt" style:font-name-complex="IRZar" style:font-size-complex="15pt"/>
    </style:style>
    <style:style style:name="P19" style:family="paragraph" style:parent-style-name="Standard">
      <loext:graphic-properties draw:fill="none" draw:fill-gradient-name="gradient" draw:fill-hatch-name="hatch"/>
      <style:paragraph-properties fo:margin-left="0in" fo:margin-right="0in" fo:text-align="justify" style:justify-single-word="false" fo:text-indent="0.3in" style:auto-text-indent="true" fo:background-color="transparent" style:writing-mode="rl-tb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15pt" officeooo:rsid="0025dde3" officeooo:paragraph-rsid="00fd1d4d" style:font-size-asian="15pt" style:font-name-complex="IRZar" style:font-size-complex="15pt"/>
    </style:style>
    <style:style style:name="P20" style:family="paragraph" style:parent-style-name="Standard" style:master-page-name="">
      <loext:graphic-properties draw:fill="none" draw:fill-gradient-name="gradient" draw:fill-hatch-name="hatch"/>
      <style:paragraph-properties fo:margin-left="0in" fo:margin-right="0in" fo:text-align="justify" style:justify-single-word="false" fo:text-indent="0.3in" style:auto-text-indent="true" style:page-number="auto" fo:background-color="transparent" style:writing-mode="rl-tb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15pt" officeooo:rsid="0025dde3" officeooo:paragraph-rsid="00492236" style:font-size-asian="15pt" style:font-name-complex="IRZar" style:font-size-complex="15pt"/>
    </style:style>
    <style:style style:name="P21" style:family="paragraph" style:parent-style-name="Standard">
      <loext:graphic-properties draw:fill-gradient-name="gradient" draw:fill-hatch-name="hatch"/>
      <style:paragraph-properties fo:margin-left="0in" fo:margin-right="0in" fo:text-align="justify" style:justify-single-word="false" fo:text-indent="0.3in" style:auto-text-indent="true" style:writing-mode="rl-tb"/>
      <style:text-properties fo:font-size="15pt" officeooo:rsid="0025dde3" officeooo:paragraph-rsid="0046ff0b" style:font-size-asian="15pt" style:font-name-complex="IRZar" style:font-size-complex="15pt"/>
    </style:style>
    <style:style style:name="P22" style:family="paragraph" style:parent-style-name="Standard">
      <loext:graphic-properties draw:fill-gradient-name="gradient" draw:fill-hatch-name="hatch"/>
      <style:paragraph-properties fo:margin-left="0in" fo:margin-right="0in" fo:text-align="justify" style:justify-single-word="false" fo:text-indent="0.3in" style:auto-text-indent="true" style:writing-mode="rl-tb"/>
      <style:text-properties fo:font-size="15pt" officeooo:rsid="0025dde3" officeooo:paragraph-rsid="0025dde3" style:font-size-asian="15pt" style:font-name-complex="IRZar" style:font-size-complex="15pt"/>
    </style:style>
    <style:style style:name="P23" style:family="paragraph" style:parent-style-name="Standard">
      <loext:graphic-properties draw:fill-gradient-name="gradient" draw:fill-hatch-name="hatch"/>
      <style:paragraph-properties fo:margin-left="0in" fo:margin-right="0in" fo:text-align="justify" style:justify-single-word="false" fo:text-indent="0.3in" style:auto-text-indent="true" style:writing-mode="rl-tb"/>
      <style:text-properties fo:font-size="15pt" officeooo:rsid="0025dde3" officeooo:paragraph-rsid="004a3e8b" style:font-size-asian="15pt" style:font-name-complex="IRZar" style:font-size-complex="15pt"/>
    </style:style>
    <style:style style:name="P24" style:family="paragraph" style:parent-style-name="Standard">
      <loext:graphic-properties draw:fill-gradient-name="gradient" draw:fill-hatch-name="hatch"/>
      <style:paragraph-properties fo:margin-left="0in" fo:margin-right="0in" fo:text-align="justify" style:justify-single-word="false" fo:text-indent="0.3in" style:auto-text-indent="true" style:writing-mode="lr-tb"/>
      <style:text-properties fo:font-size="15pt" officeooo:rsid="0025dde3" officeooo:paragraph-rsid="00482c69" style:font-size-asian="15pt" style:font-name-complex="IRZar" style:font-size-complex="15pt"/>
    </style:style>
    <style:style style:name="P25" style:family="paragraph" style:parent-style-name="Standard">
      <loext:graphic-properties draw:fill-gradient-name="gradient" draw:fill-hatch-name="hatch"/>
      <style:paragraph-properties fo:margin-left="0in" fo:margin-right="0in" fo:text-align="justify" style:justify-single-word="false" fo:text-indent="0.3in" style:auto-text-indent="true" style:writing-mode="rl-tb"/>
      <style:text-properties fo:font-size="15pt" officeooo:rsid="0025dde3" officeooo:paragraph-rsid="009fa523" style:font-size-asian="15pt" style:font-name-complex="IRZar" style:font-size-complex="15pt"/>
    </style:style>
    <style:style style:name="P26" style:family="paragraph" style:parent-style-name="Standard">
      <loext:graphic-properties draw:fill-gradient-name="gradient" draw:fill-hatch-name="hatch"/>
      <style:paragraph-properties fo:margin-left="0in" fo:margin-right="0in" fo:text-align="justify" style:justify-single-word="false" fo:text-indent="0.3in" style:auto-text-indent="true" style:writing-mode="rl-tb"/>
      <style:text-properties fo:font-size="15pt" officeooo:rsid="00c8f252" officeooo:paragraph-rsid="00e78f7a" style:font-size-asian="15pt" style:font-name-complex="IRZar" style:font-size-complex="15pt"/>
    </style:style>
    <style:style style:name="P27" style:family="paragraph" style:parent-style-name="Standard">
      <loext:graphic-properties draw:fill-gradient-name="gradient" draw:fill-hatch-name="hatch"/>
      <style:paragraph-properties fo:margin-left="0in" fo:margin-right="0in" fo:text-align="justify" style:justify-single-word="false" fo:text-indent="0.3in" style:auto-text-indent="true" style:writing-mode="rl-tb"/>
      <style:text-properties fo:font-size="15pt" officeooo:rsid="0046ff0b" officeooo:paragraph-rsid="0025dde3" style:font-size-asian="15pt" style:font-name-complex="IRZar" style:font-size-complex="15pt"/>
    </style:style>
    <style:style style:name="P28" style:family="paragraph" style:parent-style-name="Standard">
      <loext:graphic-properties draw:fill-gradient-name="gradient" draw:fill-hatch-name="hatch"/>
      <style:paragraph-properties fo:margin-left="0in" fo:margin-right="0in" fo:text-align="justify" style:justify-single-word="false" fo:text-indent="0.3in" style:auto-text-indent="true" style:writing-mode="rl-tb"/>
      <style:text-properties fo:font-size="15pt" fo:font-weight="bold" officeooo:rsid="0025dde3" officeooo:paragraph-rsid="00e78f7a" style:font-size-asian="15pt" style:font-weight-asian="bold" style:font-name-complex="IRZar" style:font-size-complex="15pt" style:font-weight-complex="bold"/>
    </style:style>
    <style:style style:name="P29" style:family="paragraph" style:parent-style-name="Standard">
      <loext:graphic-properties draw:fill-gradient-name="gradient" draw:fill-hatch-name="hatch"/>
      <style:paragraph-properties fo:margin-left="0in" fo:margin-right="0in" fo:text-align="justify" style:justify-single-word="false" fo:text-indent="0.3in" style:auto-text-indent="true" style:writing-mode="rl-tb"/>
      <style:text-properties fo:font-weight="bold" officeooo:paragraph-rsid="004c2a93" style:font-weight-asian="bold" style:font-weight-complex="bold"/>
    </style:style>
    <style:style style:name="P30" style:family="paragraph" style:parent-style-name="Standard">
      <loext:graphic-properties draw:fill-gradient-name="gradient" draw:fill-hatch-name="hatch"/>
      <style:paragraph-properties fo:margin-left="0in" fo:margin-right="0in" fo:text-align="justify" style:justify-single-word="false" fo:text-indent="0.3in" style:auto-text-indent="true" style:writing-mode="lr-tb"/>
      <style:text-properties fo:font-weight="bold" officeooo:paragraph-rsid="004c2a93" style:font-weight-asian="bold" style:font-weight-complex="bold"/>
    </style:style>
    <style:style style:name="P31" style:family="paragraph">
      <loext:graphic-properties draw:fill="solid" draw:fill-color="#fffff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DejaVu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32" style:family="paragraph">
      <loext:graphic-properties draw:fill="solid" draw:fill-color="#000000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DejaVu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33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DejaVu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34" style:family="paragraph">
      <loext:graphic-properties draw:fill="solid" draw:fill-color="#ffffff"/>
      <style:paragraph-properties fo:margin-left="0in" fo:margin-right="0in" fo:margin-top="0in" fo:margin-bottom="0in" fo:line-height="100%" fo:text-indent="0in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DejaVu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35" style:family="paragraph">
      <loext:graphic-properties draw:fill="solid" draw:fill-color="#000000"/>
      <style:paragraph-properties fo:margin-left="0in" fo:margin-right="0in" fo:margin-top="0in" fo:margin-bottom="0in" fo:line-height="100%" fo:text-indent="0in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DejaVu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80796f" style:font-weight-asian="bold" style:font-weight-complex="bold"/>
    </style:style>
    <style:style style:name="T3" style:family="text">
      <style:text-properties fo:font-weight="bold" officeooo:rsid="00e78f7a" style:font-weight-asian="bold" style:font-weight-complex="bold"/>
    </style:style>
    <style:style style:name="T4" style:family="text">
      <style:text-properties fo:font-weight="bold" officeooo:rsid="00f5eee6" style:font-weight-asian="bold" style:font-weight-complex="bold"/>
    </style:style>
    <style:style style:name="T5" style:family="text">
      <style:text-properties fo:font-weight="bold" officeooo:rsid="00f856e2" style:font-weight-asian="bold" style:font-weight-complex="bold"/>
    </style:style>
    <style:style style:name="T6" style:family="text">
      <style:text-properties fo:font-weight="bold" officeooo:rsid="00f870fe" style:font-weight-asian="bold" style:font-weight-complex="bold"/>
    </style:style>
    <style:style style:name="T7" style:family="text">
      <style:text-properties officeooo:rsid="004f9eb4"/>
    </style:style>
    <style:style style:name="T8" style:family="text">
      <style:text-properties officeooo:rsid="005a0e9c"/>
    </style:style>
    <style:style style:name="T9" style:family="text">
      <style:text-properties officeooo:rsid="005b2764"/>
    </style:style>
    <style:style style:name="T10" style:family="text">
      <style:text-properties officeooo:rsid="0065e85c"/>
    </style:style>
    <style:style style:name="T11" style:family="text">
      <style:text-properties officeooo:rsid="0066c8ac"/>
    </style:style>
    <style:style style:name="T12" style:family="text">
      <style:text-properties officeooo:rsid="007f713f"/>
    </style:style>
    <style:style style:name="T13" style:family="text">
      <style:text-properties officeooo:rsid="009fa523"/>
    </style:style>
    <style:style style:name="T14" style:family="text">
      <style:text-properties officeooo:rsid="00c470d0"/>
    </style:style>
    <style:style style:name="T15" style:family="text">
      <style:text-properties officeooo:rsid="00ca5b36"/>
    </style:style>
    <style:style style:name="T16" style:family="text">
      <style:text-properties officeooo:rsid="0025dde3"/>
    </style:style>
    <style:style style:name="T17" style:family="text">
      <style:text-properties officeooo:rsid="00e53296"/>
    </style:style>
    <style:style style:name="T18" style:family="text">
      <style:text-properties officeooo:rsid="00e78f7a"/>
    </style:style>
    <style:style style:name="T19" style:family="text">
      <style:text-properties officeooo:rsid="00e95330"/>
    </style:style>
    <style:style style:name="T20" style:family="text">
      <style:text-properties officeooo:rsid="00f16acb"/>
    </style:style>
    <style:style style:name="T21" style:family="text">
      <style:text-properties officeooo:rsid="00f338a1"/>
    </style:style>
    <style:style style:name="T22" style:family="text">
      <style:text-properties officeooo:rsid="00f38e8b"/>
    </style:style>
    <style:style style:name="T23" style:family="text">
      <style:text-properties officeooo:rsid="00f42cea"/>
    </style:style>
    <style:style style:name="T24" style:family="text">
      <style:text-properties officeooo:rsid="00f4d3da"/>
    </style:style>
    <style:style style:name="T25" style:family="text">
      <style:text-properties officeooo:rsid="00f5eee6"/>
    </style:style>
    <style:style style:name="T26" style:family="text">
      <style:text-properties officeooo:rsid="00f5fc2a"/>
    </style:style>
    <style:style style:name="T27" style:family="text">
      <style:text-properties officeooo:rsid="00f7b75f"/>
    </style:style>
    <style:style style:name="T28" style:family="text">
      <style:text-properties officeooo:rsid="00f856e2"/>
    </style:style>
    <style:style style:name="T29" style:family="text">
      <style:text-properties officeooo:rsid="00fa60a3"/>
    </style:style>
    <style:style style:name="T30" style:family="text">
      <style:text-properties officeooo:rsid="00fb7b0d"/>
    </style:style>
    <style:style style:name="T31" style:family="text">
      <style:text-properties officeooo:rsid="00ff1b83"/>
    </style:style>
    <style:style style:name="T32" style:family="text">
      <style:text-properties officeooo:rsid="0100aa1a"/>
    </style:style>
    <style:style style:name="gr1" style:family="graphic">
      <style:graphic-properties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tyle:run-through="foreground"/>
    </style:style>
    <style:style style:name="gr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" style:family="graphic">
      <style:graphic-properties fo:margin-top="0in" fo:margin-bottom="0in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fo:margin-top="0in" fo:margin-bottom="0in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fo:margin-top="0in" fo:margin-bottom="0in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fo:margin-top="0in" fo:margin-bottom="0in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Equation"/>
      </text:sequence-decls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8"><text:span text:style-name="T15">بخش </text:span><text:span text:style-name="T18">س</text:span><text:span text:style-name="T17">وم</text:span><text:span text:style-name="T15">: </text:span><text:s/><text:span text:style-name="T18">محاسبهٔ ضریب جفت‌شدگی</text:span></text:p>
      <text:p text:style-name="P26"><text:span text:style-name="T4">۱-۳</text:span><text:span text:style-name="T1">. </text:span><text:span text:style-name="T3">تقریب‌های مختلف در محاسبهٔ ضریب جفت‌شدگی</text:span></text:p>
      <text:p text:style-name="P26"><text:span text:style-name="T18">همانطور که در فصل قبل گفته شد، </text:span><text:span text:style-name="T16">به طور کلی برای محاسبه ظرفیت الکتریکی یک خازن صفحه موازی، ابتدا دو ولتاژ ثابت (معمولاً 1 ولت و 1- ولت) ب</text:span><text:span text:style-name="T18">ه</text:span><text:span text:style-name="T16"> دو صفحه </text:span><text:span text:style-name="T18">اعمال</text:span><text:span text:style-name="T16"> می</text:span><text:span text:style-name="T18">‌</text:span><text:span text:style-name="T16">شود. حالا هر </text:span><text:span text:style-name="T14">صفحه</text:span><text:span text:style-name="T16"> باید به قطعا</text:span><text:span text:style-name="T19">ت کوچکتری ت</text:span><text:span text:style-name="T16">قسیم شود. </text:span><text:span text:style-name="T19">ما در این پایان‌نامه، این قطعات کوچک را کاشی می‌نامیم. </text:span><text:span text:style-name="T16">چگالی بار هر </text:span><text:span text:style-name="T19">کاشی </text:span><text:span text:style-name="T16">ثابت فرض می</text:span><text:span text:style-name="T19">‌</text:span><text:span text:style-name="T16">شود. </text:span><text:span text:style-name="T19">و </text:span><text:span text:style-name="T16">پتانسیل الکتریکی </text:span><text:span text:style-name="T19">تمام کاشی‌های تشکیل دهندهٔ </text:span><text:span text:style-name="T16">هر </text:span><text:span text:style-name="T19">صفحهٔ رسانا برابر پتانیسیل آن</text:span><text:span text:style-name="T16"> صفحه </text:span><text:span text:style-name="T19">در نظر گرفته می‌شود</text:span><text:span text:style-name="T16">. از طرف دیگر پتانسیل هر </text:span><text:span text:style-name="T19">کاشی</text:span><text:span text:style-name="T16"> را می</text:span><text:span text:style-name="T13">‌</text:span><text:span text:style-name="T16">توان با استفاده از بار الکتریکی </text:span><text:span text:style-name="T19">همهٔ کاشی‌ها</text:span><text:span text:style-name="T16"> و ضرایب جفت</text:span><text:span text:style-name="T19">‌شدگی بین کاشی‌ها </text:span><text:span text:style-name="T16"><text:s/>محاسبه کرد.</text:span></text:p>
      <text:p text:style-name="P27"><draw:frame text:anchor-type="char" draw:z-index="3" draw:name="Shape1" draw:style-name="gr7" draw:text-style-name="P33" svg:width="1.0295in" svg:height="0.3752in" svg:x="-0.0016in" svg:y="0.05in"><draw:image xlink:href="Pictures/100000000000040D0000017A7383F6F4D6620638.png" xlink:type="simple" xlink:show="embed" xlink:actuate="onLoad" draw:mime-type="image/png"><text:p/></draw:image><svg:title>TexMaths</svg:title><svg:desc>12§latex§\begin{equation*}
V_i = \sum_j P_{ij} Q_j 
\end{equation*}§png§1200§FALSE§</svg:desc></draw:frame></text:p>
      <text:p text:style-name="P18">این فرمول را می توان به صورت ماتریسی نوشت.</text:p>
      <text:p text:style-name="P19"><draw:frame text:anchor-type="char" draw:z-index="4" draw:name="Shape2" draw:style-name="gr7" draw:text-style-name="P33" svg:width="0.6232in" svg:height="0.1469in" svg:x="0.2209in" svg:y="0.1236in"><draw:image xlink:href="Pictures/10000000000002740000009441E6CF84880C2487.png" xlink:type="simple" xlink:show="embed" xlink:actuate="onLoad" draw:mime-type="image/png"><text:p/></draw:image><svg:title>TexMaths</svg:title><svg:desc>12§latex§\begin{equation*}
\label{eq2}
\mathbf V = \mathbf P \mathbf Q
\end{equation*}§png§1200§FALSE§</svg:desc></draw:frame><text:tab/>اکنون حل این معادله ماتریسی برای محاسبه بار هر قسمت ضروری است و بدیهی است که وقتی پتانسیل الکتریکی و بار الکتریکی مشخص باشد، می توان ظرفیت خازنی را به دست آورد.</text:p>
      <text:p text:style-name="P21"/>
      <text:p text:style-name="P21">ضریب جفت بین دو بخش به شکل و محل دو قطعه بستگی دارد. می<text:span text:style-name="T13">‌</text:span>توان آن را با فرمول <text:span text:style-name="T12">پتانسیل</text:span> بار نقطه<text:span text:style-name="T20">‌ای </text:span>تقریب زد.</text:p>
      <text:p text:style-name="P23"/>
      <text:p text:style-name="P24"><draw:g text:anchor-type="char" draw:z-index="43" draw:name="eq3" draw:style-name="gr5"><svg:title>TexMaths</svg:title><svg:desc>12§latex§\begin{equation*}
\label{eq3}
P_{ij} = \frac{1}{4 \pi \varepsilon_0\  d_{ij}}
\end{equation*}§svg§1200§FALSE§eq3</svg:desc><draw:g draw:style-name="gr2"><draw:path draw:style-name="gr3" draw:text-style-name="P31" svg:width="1.0417in" svg:height="0.3673in" svg:x="5.65in" svg:y="0.0098in" svg:viewBox="0 0 2647 934" svg:d="M0 0c882 0 1764 0 2647 0 0 312 0 622 0 934-883 0-1765 0-2647 0 0-312 0-622 0-934z"><text:p/></draw:path><draw:path draw:style-name="gr4" draw:text-style-name="P32" svg:width="0.1181in" svg:height="0.1126in" svg:x="5.6484in" svg:y="0.1118in" svg:viewBox="0 0 301 287" svg:d="M110 153c24 0 48 0 72 0 60 0 119-43 119-89 0-33-27-64-83-64-45 0-91 0-136 0-9 0-14 0-14 7 0 5 4 5 14 5 4 0 12 1 18 1 6 1 8 3 8 7 0 2 0 3-1 8-19 75-37 151-57 226-4 17-4 19-38 19-7 0-12 0-12 9 0 5 5 5 6 5 12 0 42-2 54-2 8 0 18 2 26 2 10 0 20 0 28 0 4 0 8 0 8-9 0-5-3-5-12-5-15 0-26 0-26-7 0-2 0-5 1-7 9-35 17-71 25-106zM142 29c3-16 4-17 22-17 14 0 27 0 40 0 36 0 58 12 58 41 0 17-9 53-24 68-22 18-47 22-66 22-20 0-40 0-59 0 9-39 19-76 29-114z"><text:p/></draw:path><draw:path draw:style-name="gr4" draw:text-style-name="P32" svg:width="0.035in" svg:height="0.0776in" svg:x="5.7528in" svg:y="0.1732in" svg:viewBox="0 0 90 198" svg:d="M82 11c0-5-4-11-12-11s-16 7-16 17c0 5 4 11 11 11 9 0 17-9 17-17zM22 161c-2 3-3 7-3 13 0 13 12 24 28 24 30 0 43-40 43-45 0-3-4-2-5-3-5 0-5 1-6 5-7 24-19 36-31 36-6 0-7-5-7-11 0-7 2-12 5-19 2-8 6-16 9-23s13-35 15-38c0-3 1-6 1-9 0-14-12-25-28-25-30 0-43 40-43 44s4 3 5 4c5 0 5-1 6-4 7-26 20-36 31-36 5 0 7 2 7 10 0 7-1 11-8 30-6 16-13 31-19 47z"><text:p/></draw:path><draw:path draw:style-name="gr4" draw:text-style-name="P32" svg:width="0.0508in" svg:height="0.1in" svg:x="5.7941in" svg:y="0.1732in" svg:viewBox="0 0 130 255" svg:d="M130 11c0-5-4-11-12-11-9 0-17 8-17 17 0 5 3 11 12 11 8 0 17-8 17-17zM67 210c-5 20-20 37-38 37-4 0-7 0-11-1 8-4 11-11 11-16 0-7-6-11-12-11-10 0-17 9-17 18 0 11 12 18 29 18 18 0 53-10 61-46 10-35 18-71 28-106 0-2 1-6 1-9 0-17-15-28-31-28-34 0-53 41-53 44 0 4 5 4 6 4 3 0 3 0 6-5 7-17 23-35 39-35 8 0 10 5 10 15 0 2 0 7-1 8-10 37-18 76-28 113z"><text:p/></draw:path><draw:path draw:style-name="gr4" draw:text-style-name="P32" svg:width="0.1102in" svg:height="0.0382in" svg:x="5.9201in" svg:y="0.1634in" svg:viewBox="0 0 281 98" svg:d="M266 17c6 0 15 0 15-9 0-8-9-8-15-8-84 0-168 0-252 0-6 0-14 0-14 8 0 9 8 9 14 9 84 0 168 0 252 0zM266 98c6 0 15 0 15-8s-9-8-15-8c-84 0-168 0-252 0-6 0-14 0-14 8s8 8 14 8c84 0 168 0 252 0z"><text:p/></draw:path><draw:path draw:style-name="gr4" draw:text-style-name="P32" svg:width="0.0543in" svg:height="0.1102in" svg:x="6.3764in" svg:y="0.0016in" svg:viewBox="0 0 139 281" svg:d="M86 11c0-10 0-11-9-11-27 26-64 26-77 26 0 5 0 9 0 14 8 0 32 0 55-11 0 73 0 145 0 218 0 16-1 20-39 20-5 0-9 0-14 0 0 5 0 9 0 14 15-2 52-2 69-2s53 0 68 2c0-5 0-9 0-14-5 0-9 0-14 0-37 0-39-4-39-20 0-79 0-157 0-236z"><text:p/></draw:path><draw:path draw:style-name="gr4" draw:text-style-name="P32" svg:width="0.5937in" svg:height="0.0063in" svg:x="6.1055in" svg:y="0.1799in" svg:viewBox="0 0 1509 17" svg:d="M0 0c503 0 1006 0 1509 0 0 6 0 11 0 17-503 0-1006 0-1509 0 0-6 0-11 0-17z"><text:p/></draw:path><draw:path draw:style-name="gr4" draw:text-style-name="P32" svg:width="0.0732in" svg:height="0.1114in" svg:x="6.111in" svg:y="0.2268in" svg:viewBox="0 0 187 284" svg:d="M113 215c0 12 0 25 0 37 0 14-1 19-33 19-2 0-6 0-8 0 0 5 0 8 0 13 17-1 38-1 56-1s41 0 58 1c0-5 0-8 0-13-2 0-6 0-8 0-32 0-33-5-33-19 0-12 0-25 0-37 15 0 28 0 42 0 0-5 0-9 0-14-14 0-27 0-42 0 0-63 0-127 0-190 0-9 0-11-7-11-4 0-5 0-8 5-44 66-87 131-130 196 0 5 0 9 0 14 37 0 76 0 113 0zM115 201c-35 0-68 0-103 0 35-52 68-104 103-157 0 53 0 105 0 157z"><text:p/></draw:path><draw:path draw:style-name="gr4" draw:text-style-name="P32" svg:width="0.089in" svg:height="0.0728in" svg:x="6.1937in" svg:y="0.2677in" svg:viewBox="0 0 227 186" svg:d="M100 24c15 0 32 0 48 0-15 62-18 80-18 109 0 6 0 18 3 32 5 18 10 21 16 21 8 0 17-7 17-16 0-2 0-3-3-9-12-30-12-58-12-70 0-23 3-45 7-67 16 0 33 0 48 0 6 0 21 0 21-14 0-10-9-10-17-10-47 0-94 0-140 0-10 0-26 0-45 19-14 17-25 36-25 39 1 1 0 3 5 3 3 0 3-1 7-5 20-32 44-32 53-32 8 0 15 0 24 0-13 52-36 102-54 140-4 6-4 7-4 11 0 7 7 11 13 11 12 0 16-12 21-28 6-19 6-20 12-40 7-32 15-63 23-94z"><text:p/></draw:path><draw:path draw:style-name="gr4" draw:text-style-name="P32" svg:width="0.0665in" svg:height="0.0783in" svg:x="6.2941in" svg:y="0.2626in" svg:viewBox="0 0 170 200" svg:d="M49 95c13 6 25 6 36 6s34 0 34-12c0-11-15-12-30-12-10 0-24 1-40 8-9-5-17-13-17-25 0-25 41-41 80-41 7 0 21 0 38 12 5 4 6 5 8 5 6 0 12-6 12-12 0-8-26-24-54-24-49 0-94 29-94 60 0 18 15 29 16 30-24 14-38 38-38 57 0 28 24 53 70 53 55 0 79-37 79-43 0-2-3-5-5-5s-4 3-5 4c-6 9-15 25-66 25-26 0-62-6-62-36 0-14 12-37 38-50zM62 90c10-4 20-4 27-4 9 0 12 0 19 3-6 2-7 3-23 3-9 0-14 0-23-2z"><text:p/></draw:path><draw:path draw:style-name="gr4" draw:text-style-name="P32" svg:width="0.0535in" svg:height="0.0787in" svg:x="6.3736in" svg:y="0.2858in" svg:viewBox="0 0 137 201" svg:d="M137 101c0-33-4-55-18-76-9-13-28-25-51-25-68 0-68 80-68 101s0 100 68 100c69 0 69-79 69-100zM68 193c-13 0-31-8-37-32-5-17-5-42-5-64 0-21 0-43 5-60 6-23 25-29 37-29 16 0 32 10 36 27 5 15 5 37 5 62 0 22 0 44-3 62-6 27-26 34-38 34z"><text:p/></draw:path><draw:path draw:style-name="gr4" draw:text-style-name="P32" svg:width="0.0783in" svg:height="0.1161in" svg:x="6.5031in" svg:y="0.2236in" svg:viewBox="0 0 200 296" svg:d="M200 4c-2-2 0-4-6-4s-45 4-52 4c-4 1-6 3-6 8s3 5 9 5c21 0 22 3 22 7 0 2-1 6-1 8-9 34-17 66-26 100-8-16-20-26-39-26-49 0-101 62-101 123 0 40 23 67 55 67 10 0 30-1 55-31 4 17 18 31 39 31 14 0 25-9 31-23 7-15 13-40 13-42 0-4-5-4-6-4-3 0-3 2-5 8-7 28-15 52-32 52-12 0-13-11-13-20s1-13 2-20c21-82 41-162 61-243zM113 241c-3 8-3 8-9 16-19 24-36 30-48 30-20 0-26-23-26-40 0-20 13-72 23-92 13-24 32-40 49-40 28 0 34 35 34 37 0 3-2 5-3 7-7 28-13 54-20 82z"><text:p/></draw:path><draw:path draw:style-name="gr4" draw:text-style-name="P32" svg:width="0.035in" svg:height="0.0776in" svg:x="6.5882in" svg:y="0.2858in" svg:viewBox="0 0 90 198" svg:d="M82 11c0-5-4-11-12-11s-16 7-16 16c0 6 4 12 11 12 9 0 17-9 17-17zM22 161c-2 3-3 7-3 12 0 14 12 25 28 25 30 0 43-41 43-45 0-3-4-2-5-3-5 0-5 1-6 5-7 22-19 34-31 34-6 0-7-3-7-9 0-7 2-12 5-19 2-9 6-16 9-24 3-6 13-34 15-37 0-3 1-6 1-10 0-13-12-25-28-25-30 0-43 41-43 45s4 3 5 4c5 0 5-1 6-5 7-25 20-36 31-36 5 0 7 3 7 11 0 7-1 11-8 30-6 16-13 31-19 47z"><text:p/></draw:path><draw:path draw:style-name="gr4" draw:text-style-name="P32" svg:width="0.0508in" svg:height="0.1in" svg:x="6.6295in" svg:y="0.2858in" svg:viewBox="0 0 130 255" svg:d="M130 11c0-5-4-11-12-11-9 0-17 8-17 16 0 4 3 12 12 12 8 0 17-9 17-17zM67 210c-5 20-20 37-38 37-4 0-7 0-11-1 8-4 11-11 11-16 0-7-6-11-12-11-10 0-17 9-17 18 0 11 12 18 29 18 18 0 53-10 61-46 10-35 18-71 28-106 0-3 1-6 1-9 0-17-15-29-31-29-34 0-53 42-53 45 0 4 5 4 6 4 3 0 3 0 6-5 7-17 23-36 39-36 8 0 10 6 10 15 0 3 0 8-1 9-10 37-18 76-28 113z"><text:p/></draw:path></draw:g></draw:g></text:p>
      <text:p text:style-name="P20">که <text:s/><draw:g text:anchor-type="as-char" svg:y="-0.1161in" draw:z-index="0" draw:name="Shape3" draw:style-name="gr9"><svg:title>TexMaths</svg:title><svg:desc>12§display§$d_{ij}$§svg§600§FALSE§</svg:desc><draw:polygon draw:style-name="gr10" draw:text-style-name="P34" svg:width="0.1669in" svg:height="0.1331in" svg:x="0in" svg:y="0.0031in" svg:viewBox="0 0 425 339" draw:points="213,339 0,339 0,0 425,0 425,339"><text:p/></draw:polygon><draw:path draw:style-name="gr11" draw:text-style-name="P35" svg:width="0.0819in" svg:height="0.1169in" svg:x="0.0008in" svg:y="0in" svg:viewBox="0 0 209 298" svg:d="M147 271v27l62-4v-14c-29 0-34-3-34-24v-256l-60 5v13c29 0 33 4 33 23v91c-12-15-30-25-54-25-50 0-94 40-94 95 0 54 41 96 90 96 28 0 47-14 57-27zM147 157v86c0 9 0 9-5 16-12 20-31 30-49 30-20 0-35-11-46-28s-11-41-11-57c0-17 0-42 12-61 10-14 25-27 48-27 16 0 33 6 46 25 5 8 5 9 5 16z"><text:p/></draw:path><draw:path draw:style-name="gr11" draw:text-style-name="P35" svg:width="0.035in" svg:height="0.078in" svg:x="0.0933in" svg:y="0.0634in" svg:viewBox="0 0 90 199" svg:d="M83 12c0-5-4-12-12-12-9 0-17 7-17 17 0 5 4 11 12 11 9 0 17-9 17-16zM22 162c-2 3-3 7-3 13 0 13 12 24 28 24 31 0 43-41 43-44 0-4-3-4-5-4-3 0-3 1-6 5-6 24-19 34-31 34-6 0-7-3-7-10 0-6 2-11 5-18 3-9 6-16 9-24 3-6 14-35 15-37 1-3 2-8 2-10 0-14-12-25-29-25-30 0-43 41-43 45s4 4 5 4c5 0 5-2 6-5 7-26 20-36 31-36 5 0 8 3 8 10s-2 12-9 30z"><text:p/></draw:path><draw:path draw:style-name="gr11" draw:text-style-name="P35" svg:width="0.0512in" svg:height="0.1004in" svg:x="0.1343in" svg:y="0.0634in" svg:viewBox="0 0 131 256" svg:d="M131 12c0-6-4-12-12-12s-17 8-17 17c0 5 4 11 12 11 9 0 17-8 17-16zM67 211c-5 20-20 37-38 37-4 0-7-1-11-1 8-5 11-11 11-16 0-7-6-11-12-11-10 0-17 8-17 17 0 12 12 19 30 19 17 0 53-9 61-46l27-107c1-2 2-5 2-10 0-15-14-27-32-27-33 0-52 41-52 45s5 4 5 4c3 0 3-1 6-6 7-17 23-35 40-35 7 0 10 5 10 15 0 3-1 7-1 9z"><text:p/></draw:path></draw:g><text:s text:c="2"/>فاصله بین مراکز دو بخش است.</text:p>
      <text:p text:style-name="P25">در ادبیات <text:span text:style-name="T21">علمی</text:span>، این تقریب در روشی به نام «روش شبیه‌سازی بار سطحی» [33] استفاده می‌شود، اگرچه این روش را می‌توان در انواع MOM دسته‌بندی کرد. این فرمول برای بدست آوردن ضریب <text:span text:style-name="T21">جفت‌شدگی یک قطعه با </text:span><text:soft-page-break/><text:span text:style-name="T21">خودش مناسب </text:span>نیست. <text:span text:style-name="T22">جفت‌شدگی یک قطعه با خودش از انتگرال‌گیری </text:span>در <text:span text:style-name="T22">محدودهٔ آن،</text:span> برای یافتن میانگین فاصله تمام نقاط منطقه تا مرکز آن محاسبه می<text:span text:style-name="T13">‌</text:span>شود.</text:p>
      <text:p text:style-name="P2"><draw:g text:anchor-type="char" draw:z-index="44" draw:name="Shape5" draw:style-name="gr5"><svg:title>TexMaths</svg:title><svg:desc>12§latex§\begin{equation*}
\label{eq4}
P_{ii} = \frac 1 {S_i} \int_{x \in S_i} \int_{y \in S_i} \frac {dx\  dy}{4 \pi \varepsilon_0 \sqrt{(x-x_{ci})^2 + (y-y_{ci})^2}}
\end{equation*}§svg§1200§FALSE§</svg:desc><draw:g draw:style-name="gr2"><draw:path draw:style-name="gr3" draw:text-style-name="P31" svg:width="3.6126in" svg:height="0.3969in" svg:x="0.2476in" svg:y="0.0622in" svg:viewBox="0 0 9177 1009" svg:d="M0 0c3059 0 6118 0 9177 0 0 336 0 673 0 1009-3059 0-6118 0-9177 0 0-336 0-673 0-1009z"><text:p/></draw:path><draw:path draw:style-name="gr4" draw:text-style-name="P32" svg:width="0.1181in" svg:height="0.113in" svg:x="0.2453in" svg:y="0.1681in" svg:viewBox="0 0 301 288" svg:d="M110 155c24 0 48 0 72 0 60 0 119-43 119-91 0-33-27-64-83-64-45 0-91 0-136 0-9 0-14 0-14 8 0 5 4 5 14 5 4 0 12 1 18 1 6 2 8 3 8 8 0 1 0 2-1 7-19 75-37 151-57 226-4 17-4 20-38 20-7 0-12 0-12 8 0 5 5 5 6 5 12 0 42-1 54-1 8 0 18 1 26 1 10 0 20 0 28 0 4 0 8 0 8-9 0-4-3-4-12-4-15 0-26 0-26-8 0-2 0-4 1-7 9-36 17-71 25-105zM142 30c3-16 4-17 22-17 14 0 27 0 40 0 36 0 58 12 58 41 0 17-9 53-24 68-22 18-47 22-66 22-20 0-40 0-59 0 9-38 19-76 29-114z"><text:p/></draw:path><draw:path draw:style-name="gr4" draw:text-style-name="P32" svg:width="0.035in" svg:height="0.0776in" svg:x="0.3504in" svg:y="0.2299in" svg:viewBox="0 0 90 198" svg:d="M82 11c0-5-4-11-12-11s-16 7-16 16c0 6 4 12 12 12s16-9 16-17zM22 161c-2 3-3 7-3 12 0 14 12 25 28 25 30 0 43-41 43-45 0-3-4-3-5-3-5 0-5 1-6 5-7 22-19 34-31 34-6 0-7-3-7-9 0-7 2-12 5-19 2-8 6-16 9-24 3-6 13-34 15-37 0-3 1-6 1-10 0-13-12-24-28-24-30 0-43 40-43 44s4 3 5 4c5 0 5-1 6-5 7-25 20-36 31-36 5 0 7 3 7 11 0 7-1 11-8 30-6 16-13 31-19 47z"><text:p/></draw:path><draw:path draw:style-name="gr4" draw:text-style-name="P32" svg:width="0.0346in" svg:height="0.0776in" svg:x="0.3976in" svg:y="0.2299in" svg:viewBox="0 0 89 198" svg:d="M82 11c0-5-4-11-12-11-9 0-17 7-17 16 0 6 3 12 12 12 8 0 17-9 17-17zM22 161c-2 3-4 7-4 12 0 14 12 25 29 25 29 0 42-41 42-45 0-3-4-3-5-3-4 0-4 1-5 5-7 22-20 34-32 34-5 0-7-3-7-9 0-7 2-12 4-19 4-8 6-16 10-24 2-6 13-34 14-37 2-3 3-6 3-10 0-13-12-24-29-24-29 0-42 40-42 44s4 4 5 4c3 0 3-1 5-5 8-25 20-36 32-36 4 0 7 3 7 11 0 7-2 11-9 30-6 16-12 31-18 47z"><text:p/></draw:path><draw:path draw:style-name="gr4" draw:text-style-name="P32" svg:width="0.1102in" svg:height="0.039in" svg:x="0.5031in" svg:y="0.2209in" svg:viewBox="0 0 281 100" svg:d="M266 17c6 0 15 0 15-9 0-8-9-8-15-8-84 0-168 0-252 0-6 0-14 0-14 8 0 9 8 9 14 9 84 0 168 0 252 0zM266 100c6 0 15 0 15-9s-9-9-15-9c-84 0-168 0-252 0-6 0-14 0-14 9s8 9 14 9c84 0 168 0 252 0z"><text:p/></draw:path><draw:path draw:style-name="gr4" draw:text-style-name="P32" svg:width="0.0543in" svg:height="0.1102in" svg:x="0.7402in" svg:y="0.0591in" svg:viewBox="0 0 139 281" svg:d="M86 11c0-10 0-11-9-11-25 26-63 26-77 26 0 5 0 9 0 14 8 0 34 0 55-11 0 73 0 145 0 218 0 16-1 20-38 20-5 0-9 0-13 0 0 4 0 9 0 14 14-2 50-2 67-2s54 0 68 2c0-5 0-10 0-14-5 0-8 0-13 0-38 0-40-4-40-20 0-79 0-157 0-236z"><text:p/></draw:path><draw:path draw:style-name="gr4" draw:text-style-name="P32" svg:width="0.1563in" svg:height="0.0063in" svg:x="0.6886in" svg:y="0.237in" svg:viewBox="0 0 398 17" svg:d="M0 0c133 0 265 0 398 0 0 6 0 11 0 17-133 0-265 0-398 0 0-6 0-11 0-17z"><text:p/></draw:path><draw:path draw:style-name="gr4" draw:text-style-name="P32" svg:width="0.098in" svg:height="0.1201in" svg:x="0.6976in" svg:y="0.2787in" svg:viewBox="0 0 250 306" svg:d="M250 4c0-2 0-4-4-4-2 0-4 0-8 6-8 8-14 16-21 24-11-20-32-30-60-30-54 0-104 48-104 98 0 35 23 54 44 60 15 4 30 9 45 12 15 4 39 11 39 45 0 38-35 78-75 78-28 0-75-10-75-62 0-10 3-20 3-22 0-3 1-3 1-4 0-4-4-5-5-5-2 0-4 1-5 3-1 1-25 97-25 98 0 2 2 5 5 5 2 0 2-1 7-6 7-9 13-17 20-24 20 24 47 30 72 30 58 0 107-57 107-108 0-30-14-45-20-50-10-10-17-11-54-21-10-2-24-7-28-7-12-5-26-17-26-38 0-35 33-71 74-71 35 0 60 18 60 66 0 13-1 20-1 23 0 1 0 4 5 4s5-1 6-8c7-31 15-61 23-92z"><text:p/></draw:path><draw:path draw:style-name="gr4" draw:text-style-name="P32" svg:width="0.0346in" svg:height="0.0776in" svg:x="0.7976in" svg:y="0.3433in" svg:viewBox="0 0 89 198" svg:d="M82 11c0-5-4-11-12-11-9 0-17 7-17 16 0 4 3 12 12 12 8 0 17-9 17-17zM22 161c-2 3-3 7-3 12 0 14 11 25 28 25 29 0 42-41 42-45s-4-4-5-4c-4 0-4 2-5 6-7 22-20 34-31 34-6 0-8-3-8-9 0-7 2-13 4-19 4-9 8-16 10-24 2-7 13-34 14-37 2-3 3-6 3-10 0-13-12-25-29-25-29 0-42 41-42 45s4 4 5 4c3 0 5-1 5-5 8-25 21-36 32-36 5 0 7 3 7 11 0 6-2 11-9 29-6 15-12 32-18 48z"><text:p/></draw:path><draw:path draw:style-name="gr4" draw:text-style-name="P32" svg:width="0.1465in" svg:height="0.3677in" svg:x="0.9031in" svg:y="0.0563in" svg:viewBox="0 0 373 935" svg:d="M19 916c15-1 22-11 22-20 0-15-11-22-21-22s-20 7-20 22c0 21 20 39 47 39 63 0 87-99 117-220 33-133 60-267 83-402 16-90 31-174 46-228 5-21 19-75 36-75 13 0 23 8 25 9-14 1-22 11-22 21 0 14 11 21 21 21 11 0 20-7 20-21 0-23-23-40-45-40-33 0-56 47-80 132-1 5-58 216-104 490-11 65-24 135-37 193-7 32-28 111-61 111-16 0-26-10-27-10z"><text:p/></draw:path><draw:path draw:style-name="gr4" draw:text-style-name="P32" svg:width="0.0618in" svg:height="0.052in" svg:x="0.9913in" svg:y="0.3815in" svg:viewBox="0 0 158 133" svg:d="M59 98c-3 10-12 27-28 27-5-1-9 0-15-5 12-4 13-14 13-16 0-7-5-10-12-10-9 0-17 7-17 18 0 14 17 21 31 21 13 0 25-9 33-21 7 15 24 21 36 21 33 0 51-37 51-45 0-4-3-4-5-4-3 0-4 1-6 5-6 20-24 36-39 36-12 0-18-9-18-19 0-9 7-35 14-68 6-22 19-30 30-30 5 2 10 0 16 4-10 2-13 11-13 17s4 11 12 11c6 0 16-6 16-18 0-17-19-22-31-22-14 0-26 10-33 20-5-12-18-20-35-20-34 0-52 36-52 44 0 5 4 5 5 5 4 0 4-1 5-6 8-23 26-35 41-35 9 0 18 5 18 20 0 6-4 20-6 30-4 13-8 27-11 40z"><text:p/></draw:path><draw:path draw:style-name="gr4" draw:text-style-name="P32" svg:width="0.0638in" svg:height="0.0756in" svg:x="1.074in" svg:y="0.3646in" svg:viewBox="0 0 163 193" svg:d="M151 104c5 0 12 0 12-7s-7-7-12-7c-45 0-91 0-137 0 5-43 41-76 87-76 17 0 33 0 50 0 5 0 12 0 12-7s-7-7-12-7c-17 0-35 0-51 0-56 0-100 43-100 96 0 55 46 97 100 97 16 0 34 0 51 0 5 0 12 0 12-7s-7-7-12-7c-17 0-33 0-50 0-46 0-82-33-87-75 46 0 92 0 137 0z"><text:p/></draw:path><draw:path draw:style-name="gr4" draw:text-style-name="P32" svg:width="0.0736in" svg:height="0.0835in" svg:x="1.1594in" svg:y="0.35in" svg:viewBox="0 0 188 213" svg:d="M188 5c0-3-1-5-4-5-2 0-2 1-6 5-5 6-10 11-15 17-11-16-29-22-47-22-42 0-79 34-79 68 0 4 1 16 10 27 11 12 21 14 41 19 6 1 21 5 25 6 9 2 27 10 27 31 0 24-25 52-58 52-26 0-57-9-57-42 0-3 0-10 1-15 0-1 0-1 0-1 0-5-3-5-4-5-4 0-4 2-5 6-5 19-11 39-16 59 0 1-1 4-1 5 0 2 1 3 5 3 1 0 2 0 6-3 2-4 11-13 14-17 16 17 39 20 55 20 46 0 82-38 82-73 0-13-6-25-12-31-11-11-14-12-53-20-6-3-17-5-19-5-7-4-19-11-19-28 0-22 26-46 56-46 33 0 48 18 48 46 0 4-1 10-1 14 0 3 4 3 5 3 5 0 5-1 6-6 5-20 11-42 15-62z"><text:p/></draw:path><draw:path draw:style-name="gr4" draw:text-style-name="P32" svg:width="0.0287in" svg:height="0.0559in" svg:x="1.2386in" svg:y="0.3937in" svg:viewBox="0 0 74 143" svg:d="M65 10c0-6-4-10-10-10s-12 6-12 13c0 6 4 9 9 9 7 0 13-6 13-12zM74 110c0-2-2-1-3-2-4 0-5 0-6 5-4 11-13 23-23 23-5 0-7-4-7-8s1-7 3-10c2-5 4-9 4-12 1-2 10-22 12-29 2-5 4-7 4-11 0-10-10-18-23-18-23 0-35 26-35 32 0 3 4 3 5 3 3 0 3-1 5-4 4-15 14-24 24-24 3 0 6 3 6 7 0 2 0 4-2 9-1 3-10 26-13 33-2 4-2 4-5 11-1 3-2 6-2 10 0 11 10 18 23 18 21 0 33-28 33-33z"><text:p/></draw:path><draw:path draw:style-name="gr4" draw:text-style-name="P32" svg:width="0.1465in" svg:height="0.3677in" svg:x="1.3287in" svg:y="0.0563in" svg:viewBox="0 0 373 935" svg:d="M19 916c15-1 22-11 22-20 0-15-11-22-21-22s-20 7-20 22c0 21 20 39 47 39 63 0 87-99 117-220 33-133 60-267 83-402 16-90 31-174 46-228 5-21 19-75 36-75 13 0 23 8 25 9-14 1-22 11-22 21 0 14 11 21 21 21 9 0 20-7 20-21 0-23-23-40-45-40-33 0-56 47-80 132-1 5-58 216-104 490-11 65-24 135-37 193-7 32-28 111-61 111-16 0-26-10-27-10z"><text:p/></draw:path><draw:path draw:style-name="gr4" draw:text-style-name="P32" svg:width="0.0591in" svg:height="0.074in" svg:x="1.4169in" svg:y="0.3815in" svg:viewBox="0 0 151 189" svg:d="M150 18c1-4 1-4 1-6 0-6-5-10-9-10s-10 2-12 8c-2 2-4 10-5 16-3 9-4 17-6 26-3 7-12 44-12 46-1 0-13 27-37 27-20 0-20-19-20-25 0-16 6-34 16-57 4-9 5-13 5-18 0-14-12-25-28-25-30 0-43 40-43 44 0 5 4 5 5 5 3 0 5-2 5-5 7-25 20-36 32-36 5 0 7 3 7 10s-2 13-3 17c-15 36-18 48-18 60 0 6 0 19 12 29 9 7 21 9 30 9 10 0 21-5 31-13-4 16-7 28-19 43-9 8-20 18-35 18-3 0-17 0-23-10 16-1 11-10 16-15 0-10-9-12-11-12-7 0-17 6-17 20 0 15 13 25 35 25 30 0 66-22 75-59 10-38 18-75 28-112z"><text:p/></draw:path><draw:path draw:style-name="gr4" draw:text-style-name="P32" svg:width="0.0638in" svg:height="0.0756in" svg:x="1.4976in" svg:y="0.3646in" svg:viewBox="0 0 163 193" svg:d="M151 104c5 0 12 0 12-7s-7-7-12-7c-45 0-91 0-137 0 5-43 41-76 87-76 17 0 33 0 50 0 5 0 12 0 12-7s-7-7-12-7c-17 0-35 0-51 0-56 0-100 43-100 96 0 55 46 97 100 97 16 0 34 0 51 0 5 0 12 0 12-7s-7-7-12-7c-17 0-33 0-50 0-46 0-82-33-87-75 46 0 92 0 137 0z"><text:p/></draw:path><draw:path draw:style-name="gr4" draw:text-style-name="P32" svg:width="0.0732in" svg:height="0.0835in" svg:x="1.5815in" svg:y="0.35in" svg:viewBox="0 0 187 213" svg:d="M187 5c0-3 0-5-3-5-2 0-2 1-6 5-5 6-10 11-15 17-11-16-30-22-48-22-41 0-78 34-78 68 0 4 1 16 10 27 11 12 21 14 41 19 6 1 21 5 25 6 9 2 27 10 27 31 0 24-25 52-58 52-26 0-58-9-58-42 0-3 1-10 2-15 0-1 0-1 0-1 0-5-3-5-4-5-4 0-4 2-5 6-5 19-11 39-16 59 0 1-1 4-1 5 0 2 1 3 5 3 1 0 1 0 6-3 2-4 11-13 13-17 17 17 40 20 56 20 46 0 82-38 82-73 0-13-6-25-12-31-11-11-16-12-53-20-6-3-17-5-19-5-7-4-19-11-19-28 0-22 26-46 56-46 33 0 48 18 48 46 0 4-1 10-1 14 0 3 4 3 5 3 3 0 5-1 6-6 5-20 9-42 14-62z"><text:p/></draw:path><draw:path draw:style-name="gr4" draw:text-style-name="P32" svg:width="0.0287in" svg:height="0.0559in" svg:x="1.6622in" svg:y="0.3937in" svg:viewBox="0 0 74 143" svg:d="M65 10c0-6-4-10-10-10s-12 6-12 13c0 6 4 9 9 9 7 0 13-6 13-12zM74 110c0-2-2-1-3-2-4 0-5 0-6 5-4 11-13 23-23 23-5 0-7-4-7-8s1-7 3-10c2-5 3-9 4-12 1-2 10-22 12-29 2-5 4-7 4-11 0-10-10-18-23-18-23 0-35 26-35 32 0 3 4 3 5 3 3 0 3-1 5-4 4-15 14-24 24-24 3 0 6 3 6 7 0 2 0 4-2 9-1 3-10 26-13 33-2 4-2 4-5 11-1 3-2 6-2 10 0 11 10 18 23 18 21 0 33-28 33-33z"><text:p/></draw:path><draw:path draw:style-name="gr4" draw:text-style-name="P32" svg:width="0.0783in" svg:height="0.1165in" svg:x="2.6169in" svg:y="0.0547in" svg:viewBox="0 0 200 297" svg:d="M200 5c-2-1 0-5-6-5s-45 4-52 5c-4 0-6 2-6 8 0 5 3 5 9 5 21 0 22 2 22 7 0 3-1 6-1 9-9 33-17 66-26 99-8-15-20-27-39-27-49 0-101 62-101 123 0 40 23 68 55 68 9 0 30-2 55-32 4 18 18 32 39 32 14 0 25-10 31-24 7-14 13-40 13-42 0-3-3-3-6-3s-3 1-5 7c-7 28-15 53-32 53-12 0-13-11-13-19 0-11 1-14 2-21 21-81 41-162 61-243zM113 242c-3 7-3 9-9 16-19 23-36 30-48 30-20 0-26-23-26-40 0-21 13-73 23-92 13-25 32-41 49-41 28 0 34 35 34 37 0 3-2 5-3 7-7 28-13 56-20 83z"><text:p/></draw:path><draw:path draw:style-name="gr4" draw:text-style-name="P32" svg:width="0.0823in" svg:height="0.0752in" svg:x="2.7031in" svg:y="0.0965in" svg:viewBox="0 0 210 192" svg:d="M128 60c3-11 12-50 42-50 2 0 12 0 21 6-12 2-21 12-21 22 0 6 5 15 17 15 10 0 23-7 23-24 0-23-25-29-40-29-24 0-39 23-44 32-11-27-34-32-46-32-43 0-67 55-67 66 0 4 4 4 5 4 4 0 5-2 5-5 14-45 43-55 57-55 8 0 23 3 23 28 0 14-7 41-23 100-7 26-21 44-40 44-3 0-12 0-21-6 10-1 19-11 19-23 0-10-9-14-15-14-12 0-23 11-23 24 0 20 20 29 40 29 27 0 43-30 44-33 5 16 20 33 46 33 43 0 67-55 67-66 0-4-4-4-5-4-5 0-5 2-6 5-14 44-42 55-56 55-16 0-23-13-23-27 0-10 2-19 7-37 5-20 10-39 14-58z"><text:p/></draw:path><draw:path draw:style-name="gr4" draw:text-style-name="P32" svg:width="0.0783in" svg:height="0.1165in" svg:x="2.8543in" svg:y="0.0547in" svg:viewBox="0 0 200 297" svg:d="M200 5c-2-1 0-5-6-5s-45 4-52 5c-4 0-6 2-6 8 0 5 3 5 9 5 21 0 22 2 22 7 0 3-1 6-1 9-9 33-17 66-26 99-8-15-20-27-39-27-49 0-101 62-101 123 0 40 23 68 55 68 9 0 30-2 55-32 4 18 18 32 39 32 14 0 24-10 31-24s13-40 13-42c0-3-5-3-6-3-3 0-5 1-6 7-7 28-14 53-31 53-12 0-13-11-13-19 0-11 1-14 2-21 21-81 41-162 61-243zM113 242c-3 7-3 9-9 16-19 23-36 30-48 30-21 0-26-23-26-40 0-21 13-73 23-92 13-25 32-41 49-41 26 0 32 35 32 37 0 3 0 5-1 7-7 28-13 56-20 83z"><text:p/></draw:path><draw:path draw:style-name="gr4" draw:text-style-name="P32" svg:width="0.076in" svg:height="0.1071in" svg:x="2.9386in" svg:y="0.0965in" svg:viewBox="0 0 194 273" svg:d="M192 26c2-6 2-7 2-9 0-7-6-12-13-12-3 0-11 2-14 9-1 2-4 15-6 23-3 11-6 22-9 34-6 25-13 50-19 75-1 6-19 36-47 36-21 0-26-19-26-34 0-20 7-46 22-82 6-18 8-23 8-31 0-19-13-35-35-35-39 0-55 61-55 66 0 4 4 4 5 4 3 0 5-2 6-8 12-39 29-52 43-52 4 0 11 0 11 13 0 11-5 21-7 30-17 44-26 68-26 89 0 37 28 50 52 50 17 0 31-7 43-19-6 21-11 42-27 64-11 15-28 27-47 27-6 0-24-1-31-18 6 0 12 0 18-5 3-4 8-10 8-17 0-13-12-15-16-15-9 0-24 7-24 27 0 22 18 37 45 37 43 0 87-38 99-86 14-54 27-107 40-161z"><text:p/></draw:path><draw:path draw:style-name="gr4" draw:text-style-name="P32" svg:width="2.1047in" svg:height="0.0063in" svg:x="1.765in" svg:y="0.237in" svg:viewBox="0 0 5347 17" svg:d="M0 0c1782 0 3564 0 5347 0 0 6 0 11 0 17-1783 0-3565 0-5347 0 0-6 0-11 0-17z"><text:p/></draw:path><draw:path draw:style-name="gr4" draw:text-style-name="P32" svg:width="0.0732in" svg:height="0.1118in" svg:x="1.7669in" svg:y="0.3059in" svg:viewBox="0 0 187 285" svg:d="M112 216c0 12 0 24 0 37 0 14 0 19-32 19-3 0-6 0-9 0 0 4 0 9 0 13 18-1 39-1 57-1 17 0 40 0 57 1 0-4 0-9 0-13-3 0-6 0-9 0-31 0-32-5-32-19 0-13 0-25 0-37 14 0 29 0 43 0 0-5 0-10 0-13-14 0-29 0-43 0 0-64 0-129 0-192 0-9 0-11-6-11-4 0-5 0-8 5-44 66-87 132-130 198 0 3 0 8 0 13 37 0 74 0 112 0zM114 203c-34 0-68 0-102 0 34-53 68-105 102-157 0 52 0 104 0 157z"><text:p/></draw:path><draw:path draw:style-name="gr4" draw:text-style-name="P32" svg:width="0.0894in" svg:height="0.0728in" svg:x="1.8512in" svg:y="0.3469in" svg:viewBox="0 0 228 186" svg:d="M101 24c15 0 32 0 48 0-15 62-18 80-18 109 0 6 0 17 3 31 4 19 9 22 15 22 8 0 18-9 18-17 0-2 0-2-3-8-13-31-13-58-13-70 0-23 4-45 9-67 15 0 32 0 48 0 4 0 20 0 20-14 0-10-8-10-17-10-47 0-95 0-141 0-10 0-26 0-44 19-15 17-26 36-26 39 1 1 0 3 5 3 3 0 5-1 7-5 20-32 46-32 54-32s16 0 24 0c-14 50-37 102-54 140-4 6-4 7-4 10 0 8 8 12 12 12 14 0 16-12 22-28 6-19 6-20 11-40 8-32 15-63 24-94z"><text:p/></draw:path><draw:path draw:style-name="gr4" draw:text-style-name="P32" svg:width="0.0661in" svg:height="0.0783in" svg:x="1.9531in" svg:y="0.3433in" svg:viewBox="0 0 169 200" svg:d="M48 95c14 6 26 6 36 6 12 0 35 0 35-13 0-10-15-11-31-11-9 0-23 0-39 7-11-5-18-12-18-24 0-25 42-41 81-41 6 0 21 0 38 12 5 4 5 4 8 4 5 0 11-5 11-11 0-8-25-24-54-24-48 0-93 28-93 60 0 18 14 29 16 30-25 14-38 37-38 56 0 28 24 54 68 54 56 0 80-37 80-44 0-3-3-4-5-4-1 0-4 1-4 3-6 9-17 25-67 25-25 0-61-6-61-36 0-14 12-36 37-49zM62 90c10-4 18-5 26-5 10 0 12 1 20 4-7 2-7 2-24 2-8 0-14 0-22-1z"><text:p/></draw:path><draw:path draw:style-name="gr4" draw:text-style-name="P32" svg:width="0.0535in" svg:height="0.0787in" svg:x="2.0307in" svg:y="0.3646in" svg:viewBox="0 0 137 201" svg:d="M137 102c0-32-4-55-17-76-10-14-28-26-52-26-68 0-68 80-68 102s0 99 68 99c69 0 69-77 69-99zM68 194c-13 0-31-8-37-32-3-18-3-42-3-64 0-21 0-44 3-60 7-24 25-30 37-30 17 0 32 10 38 28 4 16 4 37 4 62 0 22 0 44-3 63-6 26-27 33-39 33z"><text:p/></draw:path><draw:path draw:style-name="gr4" draw:text-style-name="P32" svg:width="0.1508in" svg:height="0.1984in" svg:x="2.1169in" svg:y="0.2701in" svg:viewBox="0 0 384 505" svg:d="M132 505c13 0 13 0 18-9 77-160 154-321 230-480 4-6 4-6 4-8 0-4-4-8-8-8-6 0-8 4-10 8-72 151-145 301-217 452-30-69-60-139-90-208-19 14-40 30-59 45 2 3 4 5 6 8 10-9 20-16 30-23 32 74 64 149 96 223z"><text:p/></draw:path><draw:path draw:style-name="gr4" draw:text-style-name="P32" svg:width="1.6031in" svg:height="0.0063in" svg:x="2.265in" svg:y="0.2701in" svg:viewBox="0 0 4073 17" svg:d="M0 0c1357 0 2715 0 4073 0 0 6 0 11 0 17-1358 0-2716 0-4073 0 0-6 0-11 0-17z"><text:p/></draw:path><draw:path draw:style-name="gr4" draw:text-style-name="P32" svg:width="0.0382in" svg:height="0.1654in" svg:x="2.2811in" svg:y="0.2941in" svg:viewBox="0 0 98 421" svg:d="M98 416c0-1 0-2-7-9-53-53-66-132-66-197 0-73 16-146 67-199 6-5 6-6 6-7 0-3-2-4-4-4-4 0-42 28-66 82-22 46-28 93-28 128 0 33 5 84 29 132 25 51 61 79 65 79 2 0 4-1 4-5z"><text:p/></draw:path><draw:path draw:style-name="gr4" draw:text-style-name="P32" svg:width="0.0823in" svg:height="0.0748in" svg:x="2.3358in" svg:y="0.3445in" svg:viewBox="0 0 210 191" svg:d="M130 59c2-11 12-51 40-51 3 0 14 0 22 6-12 3-20 14-20 23 0 7 4 15 15 15 10 0 23-8 23-24 0-22-24-28-38-28-26 0-40 22-45 31-11-27-33-31-45-31-45 0-69 54-69 65 0 3 5 3 6 3 3 0 4 0 5-4 14-45 42-56 56-56 9 0 23 5 23 29 0 13-7 41-23 101-6 25-21 43-39 43-3 0-12 0-22-6 11-1 21-11 21-22s-10-15-16-15c-13 0-24 11-24 25 0 19 22 28 40 28 28 0 43-30 44-33 6 16 20 33 46 33 43 0 68-55 68-65 0-5-5-5-6-5-4 0-5 3-5 5-14 45-43 55-56 55-17 0-23-13-23-28 0-9 2-19 7-37 5-19 10-38 15-57z"><text:p/></draw:path><draw:path draw:style-name="gr4" draw:text-style-name="P32" svg:width="0.1012in" svg:height="0.0063in" svg:x="2.4748in" svg:y="0.3736in" svg:viewBox="0 0 258 17" svg:d="M244 17c7 0 14 0 14-9 0-8-7-8-14-8-76 0-153 0-228 0-8 0-16 0-16 8 0 9 8 9 16 9 75 0 152 0 228 0z"><text:p/></draw:path><draw:path draw:style-name="gr4" draw:text-style-name="P32" svg:width="0.0823in" svg:height="0.0748in" svg:x="2.6315in" svg:y="0.3445in" svg:viewBox="0 0 210 191" svg:d="M128 59c3-11 12-51 42-51 2 0 12 0 21 6-12 3-21 14-21 23 0 7 5 15 17 15 10 0 23-8 23-24 0-22-25-28-40-28-24 0-39 22-44 31-11-27-34-31-46-31-43 0-67 54-67 65 0 3 4 3 5 3 4 0 5 0 5-4 14-45 43-56 57-56 8 0 22 5 22 29 0 13-6 41-22 101-7 25-21 43-40 43-3 0-12 0-21-6 10-1 19-11 19-22s-9-15-15-15c-12 0-23 11-23 25 0 19 20 28 40 28 27 0 43-30 44-33 5 16 20 33 46 33 43 0 67-55 67-65 0-5-4-5-5-5-5 0-5 3-6 5-14 45-42 55-56 55-16 0-23-13-23-28 0-9 2-19 7-37 5-19 10-38 14-57z"><text:p/></draw:path><draw:path draw:style-name="gr4" draw:text-style-name="P32" svg:width="0.0496in" svg:height="0.052in" svg:x="2.7287in" svg:y="0.3909in" svg:viewBox="0 0 127 133" svg:d="M110 17c-10 2-14 11-14 17 0 8 6 10 11 10 7 0 17-4 17-18 0-20-23-26-39-26-44 0-85 41-85 82 0 25 17 51 54 51 50 0 73-29 73-33 0-2-2-5-5-5-1 0-2 1-4 3-23 27-58 27-63 27-21 0-31-15-31-33 0-8 5-40 19-61 12-14 27-23 42-23 4 0 18 2 25 9z"><text:p/></draw:path><draw:path draw:style-name="gr4" draw:text-style-name="P32" svg:width="0.0346in" svg:height="0.0776in" svg:x="2.7886in" svg:y="0.3665in" svg:viewBox="0 0 89 198" svg:d="M82 11c0-5-4-11-12-11-9 0-17 7-17 16 0 4 3 10 12 10 8 0 17-7 17-15zM22 161c-2 3-4 7-4 12 0 14 12 25 29 25 29 0 42-41 42-46 0-3-4-3-5-3-4 0-5 2-6 4-6 24-19 36-31 36-6 0-7-3-7-9 0-7 2-13 4-19 4-9 6-16 10-24 2-7 13-34 14-37 2-4 3-6 3-10 0-13-12-25-29-25-29 0-42 41-42 45s4 4 5 4c3 0 3-1 5-5 8-25 20-36 31-36 5 0 8 3 8 11 0 6-2 11-9 29-6 15-12 32-18 48z"><text:p/></draw:path><draw:path draw:style-name="gr4" draw:text-style-name="P32" svg:width="0.0382in" svg:height="0.1654in" svg:x="2.8476in" svg:y="0.2941in" svg:viewBox="0 0 98 421" svg:d="M98 210c0-33-4-84-28-131-26-53-62-79-65-79-4 0-5 1-5 4 0 1 0 2 8 9 41 42 65 109 65 197 0 72-15 146-67 199-6 5-6 6-6 7 0 3 1 5 5 5 3 0 42-29 66-83 21-45 27-92 27-128z"><text:p/></draw:path><draw:path draw:style-name="gr4" draw:text-style-name="P32" svg:width="0.0512in" svg:height="0.0764in" svg:x="2.9094in" svg:y="0.2933in" svg:viewBox="0 0 131 195" svg:d="M131 143c-4 0-7 0-11 0 0 6-4 24-7 26s-25 2-29 2c-18 0-37 0-55 0 31-27 42-35 60-50 21-17 42-35 42-63 0-36-31-58-70-58-36 0-61 26-61 53 0 15 13 17 16 17 7 0 15-5 15-16 0-5-2-16-17-16 9-20 29-27 44-27 28 0 44 23 44 47 0 26-18 46-28 56-24 24-46 47-70 71-4 2-4 3-4 10 41 0 80 0 121 0 4-18 6-34 10-52z"><text:p/></draw:path><draw:path draw:style-name="gr4" draw:text-style-name="P32" svg:width="0.1102in" svg:height="0.1102in" svg:x="3.022in" svg:y="0.3209in" svg:viewBox="0 0 281 281" svg:d="M149 149c39 0 78 0 117 0 6 0 15 0 15-9 0-8-9-8-15-8-39 0-78 0-117 0 0-40 0-78 0-118 0-6 0-14-9-14-8 0-8 8-8 14 0 40 0 78 0 118-40 0-78 0-118 0-6 0-14 0-14 8 0 9 8 9 14 9 40 0 78 0 118 0 0 38 0 78 0 117 0 6 0 15 8 15 9 0 9-9 9-15 0-39 0-79 0-117z"><text:p/></draw:path><draw:path draw:style-name="gr4" draw:text-style-name="P32" svg:width="0.0378in" svg:height="0.1654in" svg:x="3.1957in" svg:y="0.2941in" svg:viewBox="0 0 97 421" svg:d="M97 416c0-1 0-2-7-9-53-53-66-132-66-197 0-73 16-146 68-199 5-5 5-6 5-7 0-3-1-4-3-4-5 0-44 28-68 82-21 46-26 93-26 128 0 33 4 84 28 132 25 51 61 79 66 79 2 0 3-1 3-5z"><text:p/></draw:path><draw:path draw:style-name="gr4" draw:text-style-name="P32" svg:width="0.076in" svg:height="0.1067in" svg:x="3.2484in" svg:y="0.3445in" svg:viewBox="0 0 194 272" svg:d="M192 25c2-6 2-6 2-9 0-8-6-11-13-11-3 0-11 2-14 8-1 3-4 16-6 23-3 11-6 23-9 34-6 25-13 50-19 75-1 6-19 36-47 36-21 0-26-18-26-33 0-21 7-46 22-83 6-18 8-22 8-31 0-18-13-34-35-34-39 0-55 61-55 65 0 3 4 3 5 3 3 0 5 0 6-7 12-39 29-53 43-53 4 0 11 0 11 15 0 9-5 21-7 29-17 44-26 68-26 88 0 37 28 51 52 51 17 0 31-8 43-20-6 22-11 42-27 65-11 15-28 27-47 27-6 0-24-2-31-18 6 0 12 0 18-5 3-4 8-10 8-17 0-13-12-14-16-14-9 0-24 6-24 26 0 22 18 37 45 37 43 0 87-38 98-86 13-54 28-107 41-161z"><text:p/></draw:path><draw:path draw:style-name="gr4" draw:text-style-name="P32" svg:width="0.1008in" svg:height="0.0063in" svg:x="3.3815in" svg:y="0.3736in" svg:viewBox="0 0 257 17" svg:d="M242 17c8 0 15 0 15-9 0-8-7-8-15-8-75 0-152 0-228 0-7 0-14 0-14 8 0 9 7 9 14 9 76 0 153 0 228 0z"><text:p/></draw:path><draw:path draw:style-name="gr4" draw:text-style-name="P32" svg:width="0.076in" svg:height="0.1067in" svg:x="3.5386in" svg:y="0.3445in" svg:viewBox="0 0 194 272" svg:d="M193 25c1-6 1-6 1-9 0-8-6-11-12-11-4 0-10 2-14 8-1 3-5 16-6 23-4 11-6 23-8 34-6 25-14 50-20 75-2 6-20 36-48 36-21 0-26-18-26-33 0-21 7-46 22-83 7-18 8-22 8-31 0-18-13-34-35-34-39 0-55 61-55 65 0 3 4 2 5 3 5 0 5 0 7-7 11-39 28-53 42-53 4 0 11 0 11 15 0 9-4 21-7 29-17 44-24 68-24 88 0 37 26 51 51 51 16 0 30-8 42-20-5 22-11 42-27 65-11 15-27 27-46 27-6 0-25-2-32-18 7 0 12 0 18-5 4-4 8-10 8-17 0-13-11-14-16-14-9 0-24 6-24 26 0 22 20 37 46 37 43 0 86-38 98-86 14-54 28-107 41-161z"><text:p/></draw:path><draw:path draw:style-name="gr4" draw:text-style-name="P32" svg:width="0.05in" svg:height="0.052in" svg:x="3.622in" svg:y="0.3909in" svg:viewBox="0 0 128 133" svg:d="M112 17c-11 2-16 11-16 17 0 8 6 10 12 10s17-4 17-18c0-20-23-26-40-26-43 0-85 41-85 82 0 25 18 51 55 51 49 0 73-29 73-33 0-2-2-5-4-5-3 0-3 1-5 3-23 27-58 27-64 27-20 0-30-15-30-33 0-8 4-40 19-61 11-14 27-23 41-23 5 0 19 2 27 9z"><text:p/></draw:path><draw:path draw:style-name="gr4" draw:text-style-name="P32" svg:width="0.035in" svg:height="0.0776in" svg:x="3.6787in" svg:y="0.3665in" svg:viewBox="0 0 90 198" svg:d="M82 11c0-5-4-11-11-11-9 0-17 7-17 16 0 4 4 10 12 10s16-7 16-15zM22 161c-2 3-3 7-3 12 0 14 12 25 28 25 30 0 43-41 43-46 0-3-4-3-5-3-5 0-5 2-6 4-6 24-19 36-31 36-6 0-7-3-7-9 0-7 2-13 5-19 2-9 6-16 9-24 3-7 13-34 15-37 1-4 1-6 1-10 0-13-12-25-28-25-29 0-43 41-43 45s4 3 5 4c5 0 5-1 6-5 7-25 20-36 31-36 5 0 7 3 7 11 0 6-1 11-8 29-6 15-13 32-19 48z"><text:p/></draw:path><draw:path draw:style-name="gr4" draw:text-style-name="P32" svg:width="0.0378in" svg:height="0.1654in" svg:x="3.7386in" svg:y="0.2941in" svg:viewBox="0 0 97 421" svg:d="M97 210c0-33-5-84-27-131-26-53-62-79-66-79-3 0-4 1-4 4 0 1 0 2 7 9 42 42 66 109 66 197 0 72-15 146-68 199-5 5-5 6-5 7 0 3 1 5 4 5 4 0 42-29 67-83 21-45 26-92 26-128z"><text:p/></draw:path><draw:path draw:style-name="gr4" draw:text-style-name="P32" svg:width="0.0512in" svg:height="0.0764in" svg:x="3.8016in" svg:y="0.2933in" svg:viewBox="0 0 131 195" svg:d="M131 143c-4 0-7 0-11 0-1 6-4 24-7 26s-25 2-30 2c-18 0-36 0-54 0 31-27 42-35 59-50 22-17 43-35 43-63 0-36-31-58-70-58-36 0-61 26-61 53 0 15 12 17 16 17 7 0 15-5 15-16 0-5-2-16-18-16 10-20 30-27 43-27 30 0 46 23 46 47 0 26-19 46-28 56-24 24-48 47-72 71-2 2-2 3-2 10 41 0 80 0 121 0 4-18 6-34 10-52z"><text:p/></draw:path></draw:g></draw:g></text:p>
      <text:p text:style-name="P3"><text:span text:style-name="T23">در این رابطه،</text:span> <draw:frame text:anchor-type="as-char" svg:y="-0.0819in" draw:z-index="26" draw:name="Shape5" draw:style-name="gr6" draw:text-style-name="P33" svg:width="0.5717in" svg:height="0.1642in"><draw:image xlink:href="Pictures/1000000000000240000000A53B651A3C14E7E1CC.png" xlink:type="simple" xlink:show="embed" xlink:actuate="onLoad" draw:mime-type="image/png"><text:p/></draw:image><svg:title>TexMaths</svg:title><svg:desc>12§latex§$(x_{ci}, y_{ci})$§png§1200§FALSE§</svg:desc></draw:frame><text:s/>نقطه مرکزی دامنه i و <draw:g text:anchor-type="as-char" svg:y="-0.111in" draw:z-index="1" draw:name="Shape6" draw:style-name="gr9"><svg:title>TexMaths</svg:title><svg:desc>12§latex§$S_i $§svg§600§FALSE§</svg:desc><draw:polygon draw:style-name="gr10" draw:text-style-name="P34" svg:width="0.1173in" svg:height="0.1165in" svg:x="0in" svg:y="0.0047in" svg:viewBox="0 0 299 297" draw:points="149,297 0,297 0,0 299,0 299,297"><text:p/></draw:polygon><draw:path draw:style-name="gr11" draw:text-style-name="P35" svg:width="0.0992in" svg:height="0.1205in" svg:x="0.0039in" svg:y="0in" svg:viewBox="0 0 253 307" svg:d="M253 4c0-2-1-4-5-4-3 0-3 0-8 7l-21 24c-11-20-33-31-61-31-54 0-104 49-104 99 0 35 22 54 44 61l45 11c16 4 39 11 39 46 0 37-35 78-76 78-26 0-75-10-75-63 0-9 3-20 3-22 1-2 1-3 1-3 0-5-4-5-5-5-2 0-3 0-5 2-1 1-25 98-25 99 0 2 2 4 5 4 2 0 2 0 7-6l21-24c18 24 47 30 72 30 58 0 108-55 108-108 0-29-14-43-21-49-10-11-16-12-55-22-8-2-24-7-27-7-11-4-26-17-26-40 0-33 34-69 74-69 36 0 61 18 61 66 0 13-1 20-1 23 0 1 0 4 5 4 4 0 5-2 6-8z"><text:p/></draw:path><draw:path draw:style-name="gr11" draw:text-style-name="P35" svg:width="0.035in" svg:height="0.078in" svg:x="0.1028in" svg:y="0.065in" svg:viewBox="0 0 90 199" svg:d="M83 12c0-5-3-12-12-12-8 0-17 7-17 17 0 5 4 11 12 11 9 0 17-9 17-16zM22 162c-2 3-3 7-3 13 0 13 12 24 28 24 31 0 43-41 43-44 0-4-3-4-4-4-4 0-4 1-6 5-7 24-20 34-32 34-6 0-7-3-7-10 0-6 2-11 5-18 3-9 6-16 9-24 3-6 14-35 15-37 1-3 2-8 2-10 0-14-12-25-29-25-30 0-43 41-43 45s4 4 5 4c5 0 5-2 6-5 7-26 20-36 31-36 5 0 9 3 9 10s-3 12-10 30z"><text:p/></draw:path></draw:g><text:s/><text:span text:style-name="T23">محدودهٔ</text:span> قطعه است. برای <text:span text:style-name="T23">کاهش </text:span>تقریب <text:span text:style-name="T23">محاسبات</text:span> در محاسبه ظرفیت، بهتر است از یک فرمول انتگرال مضاعف نه تنها برای خود <text:span text:style-name="T23">جفت‌شدگی </text:span>بلکه برای جفت<text:span text:style-name="T23">‌شدگی</text:span> متقابل استفاده <text:span text:style-name="T23">شود</text:span>. <text:span text:style-name="T23">این موضوع </text:span>ما را به فرمول انتگرال دوگانه <text:span text:style-name="T23">می‌رساند</text:span>.</text:p>
      <text:p text:style-name="P4"><draw:g text:anchor-type="char" draw:z-index="45" draw:name="Shape7" draw:style-name="gr5"><svg:title>TexMaths</svg:title><svg:desc>12§latex§\begin{equation*}
\label{eq5}
P_{ij} = \frac 1 {S_i}\int_{x \in S_i} \int_{y \in S_i} \frac {dx\  dy}{4 \pi \varepsilon_0 \sqrt{(x-x_{cj})^2 + (y-y_{cj})^2+ z^2}}
\end{equation*}§svg§1200§FALSE§</svg:desc><draw:g draw:style-name="gr2"><draw:path draw:style-name="gr3" draw:text-style-name="P31" svg:width="4.0185in" svg:height="0.3969in" svg:x="-0.2929in" svg:y="0.4783in" svg:viewBox="0 0 10208 1009" svg:d="M5105 1009c-1702 0-3403 0-5105 0 0-336 0-673 0-1009 3403 0 6805 0 10208 0 0 336 0 673 0 1009-1701 0-3403 0-5103 0z"><text:p/></draw:path><draw:path draw:style-name="gr4" draw:text-style-name="P32" svg:width="0.1181in" svg:height="0.113in" svg:x="-0.2945in" svg:y="0.5827in" svg:viewBox="0 0 301 288" svg:d="M112 155c24 0 46 0 70 0 60 0 119-43 119-91 0-33-27-64-83-64-45 0-91 0-136 0-9 0-12 0-12 8 0 5 3 5 12 5 4 0 13 1 18 1 6 2 9 3 9 8 0 1-1 2-2 7-19 75-37 151-57 226-3 17-4 20-38 20-7 0-12 0-12 8 0 5 6 5 7 5 11 0 41-1 53-1 10 0 18 1 28 1 8 0 18 0 27 0 3 0 9 0 9-9 0-4-5-4-12-4-16 0-28 0-28-8 0-2 1-4 1-7 9-36 18-71 27-105zM142 30c3-16 4-17 22-17 14 0 28 0 41 0 35 0 58 12 58 41 0 17-10 53-25 68-22 18-47 22-65 22-21 0-40 0-60 0 9-38 19-76 29-114z"><text:p/></draw:path><draw:path draw:style-name="gr4" draw:text-style-name="P32" svg:width="0.035in" svg:height="0.0776in" svg:x="-0.1902in" svg:y="0.6445in" svg:viewBox="0 0 90 198" svg:d="M83 11c0-5-4-11-12-11-9 0-17 7-17 16 0 6 4 12 12 12s17-9 17-17zM22 161c-2 3-3 7-3 12 0 14 12 25 29 25 29 0 42-41 42-45 0-3-4-3-5-3-3 0-5 1-6 5-6 22-19 34-31 34-6 0-7-3-7-9 0-7 2-12 5-19 3-9 6-16 9-24 3-6 13-34 15-37 1-3 1-6 1-10 0-13-11-24-28-24-29 0-43 40-43 44s5 4 6 4c4 0 4-1 5-5 7-25 20-36 31-36 5 0 7 3 7 11 0 7-1 11-8 30-6 16-13 31-19 47z"><text:p/></draw:path><draw:path draw:style-name="gr4" draw:text-style-name="P32" svg:width="0.0508in" svg:height="0.1in" svg:x="-0.1476in" svg:y="0.6445in" svg:viewBox="0 0 130 255" svg:d="M130 11c0-5-4-11-12-11-9 0-16 8-16 16 0 4 4 12 11 12 8 0 17-9 17-17zM67 210c-5 20-20 37-38 37-4 0-7 0-10-1 7-4 10-11 10-16 0-7-6-11-12-11-9 0-17 9-17 17 0 12 12 19 30 19 17 0 52-10 61-46 9-35 18-71 27-106 1-3 1-6 1-9 0-17-13-28-31-28-33 0-52 41-52 44 0 4 4 4 5 4 3 0 3 0 6-5 7-17 23-36 39-36 8 0 10 6 10 15 0 3 0 8 0 9-10 37-19 76-29 113z"><text:p/></draw:path><draw:path draw:style-name="gr4" draw:text-style-name="P32" svg:width="0.1098in" svg:height="0.039in" svg:x="-0.0228in" svg:y="0.6354in" svg:viewBox="0 0 280 100" svg:d="M265 17c7 0 15 0 15-9 0-8-8-8-14-8-84 0-169 0-253 0-6 0-13 0-13 8 0 9 7 9 14 9 84 0 167 0 251 0zM266 100c6 0 14 0 14-9s-8-9-15-9c-84 0-167 0-251 0-7 0-14 0-14 9s7 9 13 9c84 0 169 0 253 0z"><text:p/></draw:path><draw:path draw:style-name="gr4" draw:text-style-name="P32" svg:width="0.0543in" svg:height="0.1102in" svg:x="0.2154in" svg:y="0.4736in" svg:viewBox="0 0 139 281" svg:d="M86 11c0-10 0-11-9-11-27 26-64 26-77 26 0 5 0 9 0 14 8 0 32 0 55-11 0 73 0 145 0 218 0 16-1 20-39 20-5 0-9 0-14 0 0 4 0 9 0 14 15-2 52-2 69-2s53 0 68 2c0-5 0-10 0-14-5 0-9 0-14 0-37 0-39-4-39-20 0-79 0-157 0-236z"><text:p/></draw:path><draw:path draw:style-name="gr4" draw:text-style-name="P32" svg:width="0.1571in" svg:height="0.0063in" svg:x="0.1638in" svg:y="0.652in" svg:viewBox="0 0 400 17" svg:d="M199 17c-66 0-133 0-199 0 0-6 0-11 0-17 133 0 266 0 400 0 0 6 0 11 0 17-68 0-134 0-201 0z"><text:p/></draw:path><draw:path draw:style-name="gr4" draw:text-style-name="P32" svg:width="0.0984in" svg:height="0.1201in" svg:x="0.1717in" svg:y="0.6937in" svg:viewBox="0 0 251 306" svg:d="M251 4c0-2-1-4-5-4-2 0-2 0-7 6-7 8-13 16-21 24-10-20-33-30-61-30-53 0-103 48-103 98 0 35 22 54 43 60 16 4 30 9 46 12 15 4 38 10 38 45 0 38-35 78-75 78-28 0-75-10-75-62 0-10 3-20 3-22 1-3 1-3 1-4 0-4-3-5-5-5s-4 1-5 3c-1 1-25 97-25 98 0 2 2 5 5 5 2 0 2-1 8-7 7-9 13-17 21-24 18 25 46 31 70 31 58 0 107-57 107-109 0-29-14-44-20-49-10-10-16-11-53-21-10-2-25-7-29-7-11-5-25-17-25-38 0-35 34-71 73-71 35 0 61 18 61 66 0 13-2 20-2 23 0 1 0 4 5 4s5-1 7-8c7-31 16-61 23-92z"><text:p/></draw:path><draw:path draw:style-name="gr4" draw:text-style-name="P32" svg:width="0.035in" svg:height="0.0776in" svg:x="0.2713in" svg:y="0.7583in" svg:viewBox="0 0 90 198" svg:d="M82 11c0-5-4-11-12-11s-16 7-16 16c0 4 4 12 11 12 9 0 17-9 17-17zM22 161c-2 3-3 7-3 12 0 14 12 25 28 25 30 0 43-41 43-46 0-3-4-2-5-3-5 0-5 2-6 4-7 24-19 36-31 36-6 0-7-3-7-9 0-7 2-13 5-19 2-9 6-16 9-24 3-7 13-34 15-37 0-3 1-6 1-10 0-13-12-25-28-25-30 0-43 41-43 45s4 3 5 4c5 0 5-1 6-5 7-25 20-36 31-36 5 0 7 3 7 11 0 6-1 11-8 29-6 15-13 32-19 48z"><text:p/></draw:path><draw:path draw:style-name="gr4" draw:text-style-name="P32" svg:width="0.1469in" svg:height="0.3669in" svg:x="0.3772in" svg:y="0.4709in" svg:viewBox="0 0 374 933" svg:d="M20 915c14-1 21-11 21-22 0-13-11-20-21-20-9 0-20 6-20 22 0 21 22 38 47 38 63 0 87-98 117-221 33-132 60-265 83-400 16-90 31-174 46-228 5-22 19-76 36-76 13 0 24 9 25 10-13 1-20 11-20 20 0 15 9 22 19 22 11 0 21-7 21-22 0-22-22-38-46-38-32 0-56 46-78 131-2 5-59 216-106 490-11 65-23 134-37 193-7 31-27 111-61 111-15 0-17-6-26-10z"><text:p/></draw:path><draw:path draw:style-name="gr4" draw:text-style-name="P32" svg:width="0.0618in" svg:height="0.0516in" svg:x="0.4654in" svg:y="0.7965in" svg:viewBox="0 0 158 132" svg:d="M60 98c-4 10-13 27-28 27-1 0-9 0-16-5 12-4 13-14 13-16 0-7-5-10-12-10-9 0-17 6-17 16 0 16 17 22 31 22 13 0 27-8 34-20 7 15 23 20 35 20 33 0 51-36 51-44 0-4-3-4-5-4-3 0-3 1-4 5-6 20-24 36-41 36-12 0-18-9-18-19 0-9 7-35 15-68 6-22 20-30 29-30 5 2 10 0 16 4-10 2-13 11-13 16 0 7 4 12 12 12 6 0 16-6 16-18 0-17-19-22-31-22-14 0-26 10-32 20-6-12-19-20-36-20-33 0-52 36-52 44 0 4 4 4 5 4 4 0 5-1 6-5 7-23 25-35 41-35 9 0 17 5 17 20 0 6-4 20-6 30-4 13-6 27-10 40z"><text:p/></draw:path><draw:path draw:style-name="gr4" draw:text-style-name="P32" svg:width="0.0638in" svg:height="0.0756in" svg:x="0.548in" svg:y="0.7791in" svg:viewBox="0 0 163 193" svg:d="M152 103c5 0 11 0 11-6 0-8-6-8-11-8-45 0-91 0-136 0 3-42 39-75 86-75 17 0 34 0 50 0 5 0 11 0 11-7s-6-7-11-7c-16 0-34 0-51 0-55 0-101 43-101 96 0 55 46 97 101 97 17 0 35 0 51 0 5 0 11 0 11-7s-6-7-11-7c-16 0-33 0-50 0-47 0-83-33-86-76 45 0 91 0 136 0z"><text:p/></draw:path><draw:path draw:style-name="gr4" draw:text-style-name="P32" svg:width="0.0732in" svg:height="0.0835in" svg:x="0.6335in" svg:y="0.7646in" svg:viewBox="0 0 187 213" svg:d="M187 4c0-2-1-4-3-4-3 0-3 1-6 5-5 6-10 11-15 17-12-16-30-22-48-22-42 0-79 34-79 68 0 4 1 16 11 27 9 12 20 14 41 19 6 1 20 5 25 6 9 2 27 8 27 31 0 24-25 52-58 52-27 0-58-10-58-42 0-3 0-10 1-15 1-1 1-1 1-2 0-4-3-4-4-4-5 0-5 2-6 6-5 19-11 39-16 59 0 1 0 4 0 5s1 3 4 3c2 0 2 0 6-4 3-3 10-12 14-16 16 17 38 20 56 20 45 0 81-38 81-73 0-13-5-25-12-31-10-11-15-12-53-21-6-2-16-4-18-4-7-4-20-11-20-28 0-22 26-46 57-46s47 18 47 45c0 5-1 11-1 15 0 3 3 3 5 3 4 0 4-1 6-6 4-21 10-42 15-63z"><text:p/></draw:path><draw:path draw:style-name="gr4" draw:text-style-name="P32" svg:width="0.0287in" svg:height="0.0559in" svg:x="0.715in" svg:y="0.8087in" svg:viewBox="0 0 74 143" svg:d="M64 10c0-6-4-10-9-10-6 0-13 6-13 13 0 5 5 9 10 9 6 0 12-6 12-12zM74 110c0-3-3-3-4-3-4 0-4 1-5 5-4 12-13 24-24 24-5 0-6-4-6-9 0-3 1-6 2-11 1-3 4-8 5-10 0-3 8-22 12-29 1-5 2-7 2-11 0-10-9-18-22-18-22 0-34 26-34 32 0 3 4 3 5 3 2 0 3-1 5-4 3-15 14-25 22-25 5 0 8 2 8 8 0 2 0 4-2 8s-12 26-14 33c-1 4-1 5-5 12-1 3-2 6-2 10 0 11 11 18 23 18 22 0 34-28 34-33z"><text:p/></draw:path><draw:path draw:style-name="gr4" draw:text-style-name="P32" svg:width="0.1469in" svg:height="0.3669in" svg:x="0.8035in" svg:y="0.4709in" svg:viewBox="0 0 374 933" svg:d="M20 915c14-1 21-11 21-22 0-13-11-20-21-20-9 0-20 6-20 22 0 21 22 38 47 38 63 0 87-98 117-221 33-132 60-265 83-400 16-90 31-174 46-228 5-22 19-76 36-76 13 0 24 9 25 10-13 1-20 11-20 20 0 15 9 22 19 22 11 0 21-7 21-22 0-22-22-38-46-38-32 0-56 46-78 131-2 5-59 216-106 490-11 65-23 134-37 193-7 31-27 111-61 111-15 0-17-6-26-10z"><text:p/></draw:path><draw:path draw:style-name="gr4" draw:text-style-name="P32" svg:width="0.0591in" svg:height="0.074in" svg:x="0.8917in" svg:y="0.7965in" svg:viewBox="0 0 151 189" svg:d="M150 18c1-4 1-5 1-6 0-6-5-10-9-10s-9 2-12 8c-2 1-4 10-5 16-3 9-4 17-6 26-3 7-11 43-12 46-12 9-13 27-36 27-21 0-21-19-21-25 0-16 8-35 16-57 4-9 5-13 5-18 0-14-12-25-28-25-30 0-43 40-43 44s4 3 5 4c5 0 5-1 6-5 7-24 19-35 31-35 5 0 7 3 7 10s-2 13-3 17c-15 36-17 47-17 60 0 5 0 19 11 29 9 7 21 8 30 8 12 0 22-4 32-13-4 17-7 29-20 43-8 9-20 19-35 19-3 0-16 0-22-10 16-1 11-10 16-15 0-10-9-12-12-12-7 0-17 6-17 19 0 16 14 26 35 26 30 0 66-22 75-59 10-38 18-75 28-112z"><text:p/></draw:path><draw:path draw:style-name="gr4" draw:text-style-name="P32" svg:width="0.0638in" svg:height="0.0756in" svg:x="0.9717in" svg:y="0.7791in" svg:viewBox="0 0 163 193" svg:d="M152 103c5 0 11 0 11-6 0-8-6-8-11-8-45 0-91 0-136 0 3-42 39-75 86-75 17 0 34 0 50 0 5 0 11 0 11-7s-6-7-11-7c-16 0-34 0-51 0-55 0-101 43-101 96 0 55 46 97 101 97 17 0 35 0 51 0 5 0 11 0 11-7s-6-7-11-7c-16 0-33 0-50 0-47 0-83-33-86-76 45 0 91 0 136 0z"><text:p/></draw:path><draw:path draw:style-name="gr4" draw:text-style-name="P32" svg:width="0.0732in" svg:height="0.0835in" svg:x="1.0571in" svg:y="0.7646in" svg:viewBox="0 0 187 213" svg:d="M187 4c0-2-1-4-3-4-3 0-3 1-6 5-5 6-10 11-15 17-12-16-30-22-48-22-42 0-79 34-79 68 0 4 1 16 11 27 9 12 20 14 41 19 6 1 20 5 25 6 9 2 27 8 27 31 0 24-25 52-58 52-27 0-58-10-58-42 0-3 0-10 1-15 1-1 1-1 1-2 0-4-3-4-4-4-5 0-5 2-6 6-5 19-11 39-16 59 0 1 0 4 0 5s1 3 4 3c2 0 2 0 6-4 3-3 10-12 14-16 16 17 38 20 56 20 45 0 81-38 81-73 0-13-5-25-12-31-10-11-15-12-53-21-6-2-16-4-18-4-8-4-20-11-20-28 0-22 26-46 57-46s47 18 47 45c0 5-1 11-1 15 0 3 3 3 5 3 4 0 4-1 6-6 4-21 10-42 15-63z"><text:p/></draw:path><draw:path draw:style-name="gr4" draw:text-style-name="P32" svg:width="0.0287in" svg:height="0.0559in" svg:x="1.1378in" svg:y="0.8087in" svg:viewBox="0 0 74 143" svg:d="M64 10c0-6-4-10-9-10-6 0-13 6-13 13 0 5 5 9 8 9 8 0 14-6 14-12zM74 110c0-3-3-3-4-3-4 0-4 1-5 5-4 12-13 24-24 24-5 0-6-4-6-9 0-3 1-6 2-11 1-3 4-8 5-10 0-3 8-22 12-29 1-5 2-7 2-11 0-10-9-18-22-18-22 0-34 26-34 32 0 3 2 2 4 3 3 0 4-1 6-4 3-15 14-25 22-25 5 0 8 2 8 8 0 2 0 4-2 8s-12 26-14 33c-1 4-1 5-5 12-1 3-2 6-2 10 0 11 11 18 23 18 22 0 34-28 34-33z"><text:p/></draw:path><draw:path draw:style-name="gr4" draw:text-style-name="P32" svg:width="0.0791in" svg:height="0.1165in" svg:x="2.2878in" svg:y="0.4697in" svg:viewBox="0 0 202 297" svg:d="M202 5c-3-1 0-5-6-5s-47 4-54 5c-3 0-6 2-6 8 0 5 4 5 10 5 21 0 21 2 21 7 0 3-1 6-1 9-9 33-17 66-26 99-7-15-19-26-38-26-49 0-102 61-102 122 0 40 24 68 56 68 9 0 30-2 56-32 3 18 18 32 38 32 14 0 24-9 31-24 7-14 9-27 12-40 0-5-3-5-5-5-3 0-4 1-6 7-7 28-14 53-32 53-11 0-12-11-12-19 0-11 1-14 2-21 21-81 41-162 62-243zM113 242c-1 7-1 9-9 16-18 23-34 30-46 30-22 0-28-23-28-40 0-21 14-73 24-92 12-25 31-41 48-41 28 0 34 35 34 37 0 3-2 5-2 7-7 28-14 56-21 83z"><text:p/></draw:path><draw:path draw:style-name="gr4" draw:text-style-name="P32" svg:width="0.0823in" svg:height="0.0748in" svg:x="2.3717in" svg:y="0.5118in" svg:viewBox="0 0 210 191" svg:d="M130 59c2-11 12-51 40-51 3 0 14 0 22 6-12 3-20 12-20 23 0 7 4 15 15 15 10 0 23-8 23-24 0-22-24-28-38-28-26 0-40 22-45 31-11-27-33-31-45-31-45 0-69 54-69 65 0 3 4 2 5 3 4 0 5 0 6-4 14-45 42-56 56-56 9 0 23 5 23 29 0 13-7 41-23 100-6 26-21 44-39 44-3 0-12 0-22-6 11-1 21-11 21-23 0-10-10-14-16-14-13 0-24 11-24 24 0 20 22 29 40 29 28 0 43-30 44-33 6 16 20 33 46 33 43 0 67-55 67-65 0-5-4-5-5-5-4 0-5 1-5 5-14 44-43 55-56 55-17 0-23-13-23-28 0-9 2-19 7-37 5-19 10-38 15-57z"><text:p/></draw:path><draw:path draw:style-name="gr4" draw:text-style-name="P32" svg:width="0.0783in" svg:height="0.1165in" svg:x="2.5244in" svg:y="0.4697in" svg:viewBox="0 0 200 297" svg:d="M200 5c-1-1 0-5-4-5-6 0-47 4-54 5-4 0-6 2-6 8 0 5 4 5 10 5 21 0 21 2 21 7 0 3-1 6-1 9-9 33-17 66-26 99-7-15-19-26-38-26-49 0-102 61-102 122 0 40 24 68 56 68 9 0 30-2 56-32 2 18 18 32 38 32 14 0 24-9 31-24 7-14 9-27 12-40 0-5-3-5-5-5-4 0-4 1-6 7-7 28-14 53-32 53-11 0-12-11-12-19 0-11 0-14 2-21 21-81 40-162 60-243zM113 242c-1 7-1 9-9 16-18 23-36 30-46 30-22 0-28-23-28-40 0-21 13-73 23-92 13-25 32-41 49-41 28 0 34 35 34 37 0 3-2 5-2 7-7 28-14 56-21 83z"><text:p/></draw:path><draw:path draw:style-name="gr4" draw:text-style-name="P32" svg:width="0.076in" svg:height="0.1067in" svg:x="2.6094in" svg:y="0.5118in" svg:viewBox="0 0 194 272" svg:d="M193 25c1-6 1-7 1-9 0-8-6-11-12-11-3 0-10 2-14 8-1 3-5 16-6 23-4 11-6 22-8 34-6 25-14 50-20 75-1 6-20 36-48 36-21 0-25-19-25-35 0-19 6-44 21-81 7-18 8-23 8-31 0-18-13-34-34-34-40 0-56 61-56 65 0 3 4 2 5 3 5 0 5 0 7-7 12-39 29-53 43-53 3 0 10 0 10 15 0 9-4 21-7 29-17 44-24 68-24 88 0 37 26 51 51 51 17 0 31-8 42-20-5 22-9 42-26 65-12 15-28 27-47 27-6 0-25-2-32-18 7 0 12 0 18-5 4-4 8-10 8-17 0-13-11-16-16-16-9 0-22 8-22 28 0 22 18 37 44 37 43 0 86-38 98-86 14-54 28-107 41-161z"><text:p/></draw:path><draw:path draw:style-name="gr4" draw:text-style-name="P32" svg:width="2.4961in" svg:height="0.0063in" svg:x="1.239in" svg:y="0.652in" svg:viewBox="0 0 6341 17" svg:d="M3172 17c-1058 0-2115 0-3172 0 0-6 0-11 0-17 2113 0 4228 0 6341 0 0 6 0 11 0 17-1056 0-2113 0-3169 0z"><text:p/></draw:path><draw:path draw:style-name="gr4" draw:text-style-name="P32" svg:width="0.0732in" svg:height="0.1114in" svg:x="1.2421in" svg:y="0.7173in" svg:viewBox="0 0 187 284" svg:d="M113 216c0 12 0 24 0 36 0 15-1 20-33 20-2 0-6 0-8 0 0 4 0 7 0 12 17-1 38-1 56-1s41 0 58 1c0-5 0-8 0-12-2 0-6 0-8 0-32 0-33-5-33-20 0-12 0-24 0-36 15 0 28 0 42 0 0-5 0-10 0-13-14 0-27 0-42 0 0-64 0-129 0-192 0-9 0-11-7-11-4 0-5 0-8 5-44 66-87 132-130 198 0 3 0 8 0 13 37 0 76 0 113 0zM115 203c-35 0-68 0-103 0 35-53 68-105 103-157 0 52 0 104 0 157z"><text:p/></draw:path><draw:path draw:style-name="gr4" draw:text-style-name="P32" svg:width="0.089in" svg:height="0.0728in" svg:x="1.3268in" svg:y="0.7587in" svg:viewBox="0 0 227 186" svg:d="M100 25c15 0 32 0 48 0-15 61-18 81-18 108 0 6 0 18 3 32 5 18 9 21 16 21 8 0 17-7 17-16 0-2 0-3-3-9-12-30-12-58-12-70 0-21 3-44 7-66 16 0 33 0 48 0 6 0 21 0 21-14 0-11-9-11-17-11-47 0-94 0-140 0-10 0-26 0-45 20-14 16-25 35-25 38 0 1 0 4 5 4 3 0 3-2 6-4 21-33 45-33 54-33 8 0 15 0 24 0-13 51-36 101-54 139-4 7-4 7-4 11 0 7 7 11 13 11 12 0 16-12 21-28 6-19 6-19 12-40 7-32 15-62 23-93z"><text:p/></draw:path><draw:path draw:style-name="gr4" draw:text-style-name="P32" svg:width="0.0665in" svg:height="0.0783in" svg:x="1.4268in" svg:y="0.7547in" svg:viewBox="0 0 170 200" svg:d="M49 96c13 6 25 6 36 6s34 0 34-13c0-11-15-12-30-12-10 0-24 1-40 8-9-5-17-13-17-24 0-26 41-41 80-41 7 0 21 0 38 11 5 4 6 5 8 5 6 0 12-6 12-12 0-7-26-24-54-24-49 0-94 29-94 61 0 18 15 28 16 30-25 13-38 37-38 57 0 27 24 52 70 52 55 0 79-37 79-43 0-2-3-5-5-5s-4 3-5 4c-6 9-15 25-66 25-26 0-62-6-62-36 0-14 12-37 38-49zM62 90c10-4 20-4 27-4 9 0 12 0 19 3-6 3-7 3-23 3-9 0-14 0-23-2z"><text:p/></draw:path><draw:path draw:style-name="gr4" draw:text-style-name="P32" svg:width="0.0535in" svg:height="0.0787in" svg:x="1.5059in" svg:y="0.7768in" svg:viewBox="0 0 137 201" svg:d="M137 102c0-32-4-56-18-77-9-13-28-25-51-25-68 0-68 80-68 102 0 20 0 99 68 99 69 0 69-79 69-99zM68 193c-13 0-32-8-37-32-5-17-5-41-5-64 0-20 0-43 5-60 6-23 25-29 37-29 16 0 32 10 36 27 5 15 6 37 6 62 0 23 0 45-4 62-6 28-26 34-38 34z"><text:p/></draw:path><draw:path draw:style-name="gr4" draw:text-style-name="P32" svg:width="0.1508in" svg:height="0.1984in" svg:x="1.5917in" svg:y="0.685in" svg:viewBox="0 0 384 505" svg:d="M133 505c13 0 13-1 17-9 77-160 155-320 232-480 2-6 2-6 2-8 0-4-4-8-8-8-6 0-8 4-10 8-72 151-145 301-217 452-30-69-60-139-90-208-19 14-40 30-59 45 2 2 5 4 7 6 10-8 19-15 29-22 32 74 65 148 97 224z"><text:p/></draw:path><draw:path draw:style-name="gr4" draw:text-style-name="P32" svg:width="1.9949in" svg:height="0.0063in" svg:x="1.739in" svg:y="0.685in" svg:viewBox="0 0 5068 17" svg:d="M2533 17c-845 0-1688 0-2533 0 0-6 0-11 0-17 1690 0 3378 0 5068 0 0 6 0 11 0 17-845 0-1690 0-2535 0z"><text:p/></draw:path><draw:path draw:style-name="gr4" draw:text-style-name="P32" svg:width="0.0378in" svg:height="0.1654in" svg:x="1.7567in" svg:y="0.7055in" svg:viewBox="0 0 97 421" svg:d="M97 417c0-1 0-2-7-9-53-53-66-133-66-197 0-73 17-146 68-199 5-6 5-6 5-7 0-4-1-5-3-5-5 0-42 29-68 83-21 45-26 92-26 128 0 32 5 84 28 131 25 51 61 79 66 79 2 0 3-1 3-4z"><text:p/></draw:path><draw:path draw:style-name="gr4" draw:text-style-name="P32" svg:width="0.0823in" svg:height="0.0748in" svg:x="1.8094in" svg:y="0.7555in" svg:viewBox="0 0 210 191" svg:d="M128 59c3-11 12-49 42-49 3 0 12 0 21 6-11 1-19 12-19 22 0 6 3 15 15 15 10 0 23-9 23-25 0-22-25-28-40-28-24 0-38 23-44 32-10-27-32-32-46-32-43 0-67 55-67 65 0 5 4 5 5 5 4 0 5-2 6-5 14-45 42-55 56-55 8 0 23 3 23 28 0 12-7 41-23 100-7 26-21 44-40 44-3 0-12 0-21-6 10-2 19-11 19-23 0-10-9-14-15-14-12 0-23 11-23 24 0 19 20 28 40 28 27 0 43-29 44-32 5 16 20 32 46 32 43 0 67-54 67-65 0-4-4-4-5-4-4 0-5 2-6 5-13 44-42 55-56 55-16 0-23-14-23-29 0-8 2-17 7-35 5-20 10-40 14-59z"><text:p/></draw:path><draw:path draw:style-name="gr4" draw:text-style-name="P32" svg:width="0.1012in" svg:height="0.0063in" svg:x="1.9504in" svg:y="0.7854in" svg:viewBox="0 0 258 17" svg:d="M242 17c8 0 16 0 16-9 0-8-8-8-16-8-75 0-152 0-228 0-7 0-14 0-14 8 0 9 7 9 14 9 76 0 153 0 228 0z"><text:p/></draw:path><draw:path draw:style-name="gr4" draw:text-style-name="P32" svg:width="0.0823in" svg:height="0.0748in" svg:x="2.1067in" svg:y="0.7555in" svg:viewBox="0 0 210 191" svg:d="M128 59c4-11 14-49 42-49 3 0 12 0 22 6-12 1-20 12-20 22 0 6 4 15 15 15 10 0 23-9 23-25 0-22-24-28-38-28-26 0-40 23-45 32-11-27-33-32-45-32-45 0-69 55-69 65 0 5 4 3 5 5 4 0 5-2 6-5 14-45 42-55 56-55 9 0 23 3 23 28 0 12-7 41-23 100-7 26-21 44-39 44-3 0-13 0-22-6 11-2 21-11 21-23 0-10-10-14-16-14-13 0-24 11-24 24 0 19 22 28 40 28 27 0 43-29 44-32 5 16 20 32 46 32 43 0 67-54 67-65 0-4-4-4-5-4-4 0-5 2-5 5-14 44-43 55-56 55-17 0-23-14-23-29 0-8 2-17 6-35 5-20 10-40 14-59z"><text:p/></draw:path><draw:path draw:style-name="gr4" draw:text-style-name="P32" svg:width="0.05in" svg:height="0.052in" svg:x="2.2035in" svg:y="0.8028in" svg:viewBox="0 0 128 133" svg:d="M112 17c-11 1-16 9-16 17 0 7 6 10 12 10s17-4 17-19c0-20-23-25-40-25-44 0-85 41-85 82 0 25 18 51 55 51 49 0 73-30 73-33s-3-5-6-5c-1 0-1 0-3 2-24 28-58 28-64 28-21 0-30-15-30-34 0-8 4-41 19-60 11-15 27-23 41-23 5 0 18 0 27 9z"><text:p/></draw:path><draw:path draw:style-name="gr4" draw:text-style-name="P32" svg:width="0.0508in" svg:height="0.1in" svg:x="2.2563in" svg:y="0.7768in" svg:viewBox="0 0 130 255" svg:d="M130 12c0-6-4-12-11-12-9 0-17 8-17 17 0 5 4 11 12 11 7 0 16-8 16-16zM67 210c-5 20-20 37-37 37-5 0-8 0-11-1 7-4 10-11 10-16 0-7-6-11-11-11-10 0-18 9-18 18 0 11 12 18 30 18s52-10 61-46c9-35 18-71 27-106 1-2 1-6 1-9 0-17-13-28-31-28-33 0-52 41-52 44 0 4 4 4 5 4 3 0 3 0 6-5 7-17 23-35 39-35 8 0 11 5 11 15 0 2-1 7-1 8-10 37-19 76-29 113z"><text:p/></draw:path><draw:path draw:style-name="gr4" draw:text-style-name="P32" svg:width="0.0378in" svg:height="0.1654in" svg:x="2.3362in" svg:y="0.7055in" svg:viewBox="0 0 97 421" svg:d="M97 211c0-34-5-84-27-132-26-51-62-79-66-79-3 0-4 2-4 5 0 1 0 1 7 9 42 42 66 108 66 197 0 72-15 145-68 199-5 5-5 6-5 7 0 3 1 4 4 4 4 0 42-29 67-82 21-46 26-93 26-128z"><text:p/></draw:path><draw:path draw:style-name="gr4" draw:text-style-name="P32" svg:width="0.0508in" svg:height="0.0764in" svg:x="2.398in" svg:y="0.7055in" svg:viewBox="0 0 130 195" svg:d="M130 142c-4 0-6 0-10 0-1 7-4 23-7 27-3 1-25 1-30 1-18 0-36 0-54 0 31-27 42-36 59-49 21-18 42-36 42-63 0-36-32-58-69-58s-61 25-61 53c0 14 12 17 16 17 7 0 15-6 15-16 0-6-2-16-18-16 10-21 30-27 43-27 30 0 46 23 46 47 0 25-19 45-29 56-24 23-47 47-71 69-2 4-2 4-2 12 41 0 80 0 121 0 3-18 6-36 9-53z"><text:p/></draw:path><draw:path draw:style-name="gr4" draw:text-style-name="P32" svg:width="0.1098in" svg:height="0.1102in" svg:x="2.5122in" svg:y="0.7327in" svg:viewBox="0 0 280 281" svg:d="M149 149c39 0 78 0 117 0 6 0 14 0 14-9 0-8-8-8-14-8-39 0-78 0-117 0 0-40 0-79 0-119 0-6 0-13-9-13-8 0-8 7-8 13 0 40 0 79 0 119-40 0-79 0-119 0-6 0-13 0-13 8 0 9 7 9 13 9 40 0 79 0 119 0 0 38 0 78 0 117 0 6 0 15 8 15 9 0 9-9 9-15 0-39 0-79 0-117z"><text:p/></draw:path><draw:path draw:style-name="gr4" draw:text-style-name="P32" svg:width="0.0382in" svg:height="0.1654in" svg:x="2.6846in" svg:y="0.7055in" svg:viewBox="0 0 98 421" svg:d="M98 417c0-1 0-2-7-9-53-53-66-133-66-197 0-73 16-146 67-199 6-6 6-6 6-7 0-4-2-5-4-5-4 0-42 29-68 83-21 45-26 92-26 128 0 32 5 84 28 131 25 51 62 79 66 79 2 0 4-1 4-4z"><text:p/></draw:path><draw:path draw:style-name="gr4" draw:text-style-name="P32" svg:width="0.076in" svg:height="0.1067in" svg:x="2.7374in" svg:y="0.7555in" svg:viewBox="0 0 194 272" svg:d="M193 26c1-6 1-7 1-9 0-9-6-12-12-12-3 0-10 2-14 9-1 2-5 15-6 22-4 12-6 23-8 35-6 25-14 50-20 75-1 6-20 36-48 36-21 0-26-19-26-34 0-20 7-46 22-83 7-17 8-22 8-30 0-19-13-35-34-35-40 0-56 61-56 65 0 5 4 3 5 5 5 0 5-2 7-8 12-39 29-52 43-52 3 0 10 0 10 13 0 11-4 21-7 30-17 44-24 68-24 89 0 37 26 49 51 49 17 0 31-8 42-20-5 23-9 44-26 66-12 14-28 27-47 27-6 0-25-1-32-18 7 0 12 0 18-5 4-4 8-10 8-18 0-13-11-14-16-14-9 0-22 7-22 27 0 21 18 36 44 36 43 0 86-38 98-85 14-54 28-107 41-161z"><text:p/></draw:path><draw:path draw:style-name="gr4" draw:text-style-name="P32" svg:width="0.1012in" svg:height="0.0063in" svg:x="2.8713in" svg:y="0.7854in" svg:viewBox="0 0 258 17" svg:d="M244 17c7 0 14 0 14-9 0-8-7-8-14-8-76 0-153 0-228 0-8 0-16 0-16 8 0 9 8 9 16 9 75 0 152 0 228 0z"><text:p/></draw:path><draw:path draw:style-name="gr4" draw:text-style-name="P32" svg:width="0.076in" svg:height="0.1067in" svg:x="3.0272in" svg:y="0.7555in" svg:viewBox="0 0 194 272" svg:d="M192 26c2-6 2-7 2-9 0-9-6-12-13-12-3 0-11 2-14 9-1 2-4 15-6 22-3 12-6 23-9 35-6 25-13 50-19 75-1 6-19 36-47 36-21 0-26-19-26-34 0-20 7-46 22-83 6-17 8-22 8-30 0-19-13-35-35-35-39 0-55 61-55 65 0 5 4 5 5 5 3 0 5-2 6-8 12-39 29-52 43-52 4 0 11 0 11 13 0 11-5 21-7 30-17 44-26 68-26 89 0 37 28 49 52 49 17 0 31-8 43-20-6 23-11 44-27 66-11 14-28 27-47 27-6 0-24-1-31-18 6 0 12 0 18-5 3-4 8-10 8-18 0-13-12-14-16-14-9 0-24 7-24 27 0 21 18 36 45 36 43 0 87-38 99-85 14-54 27-107 40-161z"><text:p/></draw:path><draw:path draw:style-name="gr4" draw:text-style-name="P32" svg:width="0.05in" svg:height="0.052in" svg:x="3.1122in" svg:y="0.8028in" svg:viewBox="0 0 128 133" svg:d="M110 17c-9 1-14 9-14 17 0 7 6 10 12 10s17-4 17-19c0-20-24-25-40-25-44 0-85 41-85 82 0 25 18 51 55 51 49 0 73-30 73-33s-3-5-6-5c-1 0-2 0-4 2-23 28-58 28-63 28-21 0-31-15-31-34 0-8 5-41 20-60 11-15 27-23 41-23 5 0 18 0 25 9z"><text:p/></draw:path><draw:path draw:style-name="gr4" draw:text-style-name="P32" svg:width="0.0508in" svg:height="0.1in" svg:x="3.1638in" svg:y="0.7768in" svg:viewBox="0 0 130 255" svg:d="M130 12c0-6-4-12-12-12-9 0-16 8-16 17 0 5 4 11 12 11 7 0 16-8 16-16zM67 210c-5 20-20 37-38 37-4 0-7 0-10-1 7-4 10-11 10-16 0-7-6-11-12-11-9 0-17 9-17 18 0 11 12 18 30 18 17 0 52-10 61-46 9-35 18-71 27-106 1-2 1-6 1-9 0-17-13-28-31-28-33 0-52 41-52 44 0 4 4 4 5 4 3 0 3 0 6-5 7-17 23-35 39-35 8 0 11 5 11 15 0 2-1 7-1 8-10 37-19 76-29 113z"><text:p/></draw:path><draw:path draw:style-name="gr4" draw:text-style-name="P32" svg:width="0.0382in" svg:height="0.1654in" svg:x="3.2417in" svg:y="0.7055in" svg:viewBox="0 0 98 421" svg:d="M98 211c0-34-4-84-27-132-25-51-63-79-66-79s-5 2-5 5c0 1 0 1 8 9 42 42 66 108 66 197 0 72-15 145-68 199-6 5-6 6-6 7 0 3 2 4 5 4s42-29 67-82c22-46 26-93 26-128z"><text:p/></draw:path><draw:path draw:style-name="gr4" draw:text-style-name="P32" svg:width="0.0508in" svg:height="0.0764in" svg:x="3.3059in" svg:y="0.7055in" svg:viewBox="0 0 130 195" svg:d="M130 142c-4 0-6 0-10 0-1 7-4 23-7 27-3 1-25 1-30 1-18 0-36 0-54 0 31-27 41-36 59-49 21-18 42-36 42-63 0-36-32-58-69-58s-61 25-61 53c0 14 12 17 16 17 7 0 15-6 15-16 0-6-2-16-18-16 10-21 29-27 43-27 30 0 45 23 45 47 0 25-18 45-28 56-24 23-47 47-71 69-2 4-2 4-2 12 41 0 80 0 121 0 3-18 6-36 9-53z"><text:p/></draw:path><draw:path draw:style-name="gr4" draw:text-style-name="P32" svg:width="0.1098in" svg:height="0.1102in" svg:x="3.4189in" svg:y="0.7327in" svg:viewBox="0 0 280 281" svg:d="M149 149c39 0 78 0 117 0 6 0 14 0 14-9 0-8-8-8-14-8-39 0-78 0-117 0 0-40 0-79 0-119 0-6 0-13-9-13s-9 7-9 13c0 40 0 79 0 119-40 0-78 0-118 0-6 0-13 0-13 8 0 9 7 9 13 9 40 0 78 0 118 0 0 38 0 78 0 117 0 6 0 15 9 15s9-9 9-15c0-39 0-79 0-117z"><text:p/></draw:path><draw:path draw:style-name="gr4" draw:text-style-name="P32" svg:width="0.0701in" svg:height="0.0748in" svg:x="3.5831in" svg:y="0.7555in" svg:viewBox="0 0 179 191" svg:d="M38 151c23-24 35-35 51-48 13-12 26-23 41-37 40-40 49-60 49-61 0-5-4-5-5-5-2 0-4 1-6 5-12 20-22 27-31 27-11 0-16-7-22-14-8-10-15-18-29-18-32 0-51 40-51 48 0 2 0 5 5 5 3 0 4-3 6-5 8-19 32-19 36-19 8 0 16 2 26 6 17 6 22 6 32 6-15 18-50 49-58 55-12 12-26 24-38 36-28 27-44 51-44 55s5 4 6 4c2 0 4 0 6-5 10-16 23-27 36-27 10 0 14 4 24 16 7 10 16 16 28 16 42 0 66-53 66-65 0-2-2-4-5-4-4 0-5 3-6 5-10 28-37 36-51 36-8 0-16-2-25-6-14-5-20-7-30-7-3 0-7 0-11 1z"><text:p/></draw:path><draw:path draw:style-name="gr4" draw:text-style-name="P32" svg:width="0.0508in" svg:height="0.0764in" svg:x="3.6677in" svg:y="0.7055in" svg:viewBox="0 0 130 195" svg:d="M130 142c-4 0-6 0-10 0-1 7-4 23-7 27-3 1-25 1-30 1-18 0-36 0-54 0 31-27 41-36 59-49 21-18 42-36 42-63 0-36-32-58-69-58s-61 25-61 53c0 14 12 17 16 17 7 0 15-6 15-16 0-6-2-16-18-16 10-21 30-27 43-27 30 0 45 23 45 47 0 25-18 45-28 56-24 23-47 47-71 69-2 4-2 4-2 12 41 0 80 0 121 0 3-18 6-36 9-53z"><text:p/></draw:path></draw:g></draw:g></text:p>
      <text:p text:style-name="P6"><text:span text:style-name="T23">در این رابطه، </text:span>دو <text:span text:style-name="T23">کاشی</text:span> موازی فرض <text:span text:style-name="T23">شده‌اند</text:span>. z فاصله دو <text:span text:style-name="T23">کاشی</text:span> است و در <text:span text:style-name="T23">انتگرال‌گیری</text:span> ثابت است. انتگرال باید روی <text:span text:style-name="T23">محدودهٔ کاشی</text:span> i محاسبه شود و فاصله هر نقطه تا مرکز حوزه<text:span text:style-name="T23">ٔ</text:span> دیگر در این فرمول در نظر گرفته می<text:span text:style-name="T13">‌</text:span>شود. این انتگرال ها را می توان به صورت تحلیلی محاسبه کرد و برای یافتن ظرفیت خازن های صفحه موازی توسط نیشیاما و ناکامورا [26] استفاده شده است.</text:p>
      <text:p text:style-name="P6">بدیهی است که این فرمول در جایی که دو دامنه با توجه به ابعادشان نسبتاً نزدیک هستند مناسب نیست. در این حالت، مرکز یک دامنه را نمی<text:span text:style-name="T24">‌</text:span>توان به عنوان نماینده همه نقاط پیشنهاد کرد. در واقع بهتر است تمام فواصل متقابل بین نقاط دو بخش را پیدا کنی<text:span text:style-name="T24">م</text:span>. این کار را می<text:span text:style-name="T25">‌</text:span>توان با استفاده از انتگرال چهارگانه به جای انتگرال دوگانه انجام داد.</text:p>
      <text:p text:style-name="P7"><draw:g text:anchor-type="char" draw:z-index="46" draw:name="Shape8" draw:style-name="gr5"><svg:title>TexMaths</svg:title><svg:desc>12§latex§\begin{equation*}
\label {eq6}
P_{ij} = \frac 1 {S_i S_j}\iint\limits_{x_i, y_i \in S_i}\ \  \iint\limits_{x_j, y_j \in S_j}  \frac{dx_i dy_i dx_j dy_j}{4 \pi \varepsilon_0 d_{ij}}
\end{equation*}§svg§1200§FALSE§</svg:desc><draw:g draw:style-name="gr2"><draw:path draw:style-name="gr3" draw:text-style-name="P31" svg:width="2.8421in" svg:height="0.4937in" svg:x="-0.1201in" svg:y="0.1394in" svg:viewBox="0 0 7220 1255" svg:d="M3611 1255c-1204 0-2407 0-3611 0 0-418 0-837 0-1255 2406 0 4814 0 7220 0 0 418 0 837 0 1255-1203 0-2406 0-3609 0z"><text:p/></draw:path><draw:path draw:style-name="gr4" draw:text-style-name="P32" svg:width="0.1181in" svg:height="0.113in" svg:x="-0.122in" svg:y="0.2453in" svg:viewBox="0 0 301 288" svg:d="M112 155c24 0 46 0 70 0 60 0 119-45 119-91 0-33-27-64-83-64-45 0-91 0-136 0-9 0-12 0-12 7 0 6 3 6 12 6 4 0 13 0 18 0 6 1 9 3 9 7 0 2-1 3-2 9-19 75-37 150-57 226-3 16-4 20-38 20-7 0-12 0-12 7 0 6 5 6 7 6 11 0 41-1 53-1 10 0 18 0 28 0 8 0 18 1 27 1 3 0 9 0 9-8 0-5-5-5-12-5-16 0-28 0-28-8 0-3 1-4 1-8 9-34 18-69 27-104zM142 29c3-15 4-16 22-16 14 0 28 0 41 0 35 0 57 11 57 40 0 17-9 53-24 68-22 20-47 22-65 22-21 0-40 0-60 0 9-39 19-76 29-114z"><text:p/></draw:path><draw:path draw:style-name="gr4" draw:text-style-name="P32" svg:width="0.035in" svg:height="0.078in" svg:x="-0.0165in" svg:y="0.3063in" svg:viewBox="0 0 90 199" svg:d="M83 12c0-5-4-12-12-12-9 0-17 8-17 17 0 5 4 11 12 11s17-9 17-16zM22 162c-2 4-3 7-3 12 0 13 12 25 28 25 30 0 43-40 43-45 0-4-4-4-5-4-3 0-5 1-6 5-6 24-19 36-31 36-6 0-7-4-7-11 0-6 2-12 5-18 2-8 6-17 9-24s13-34 15-37c1-4 1-7 1-10 0-14-11-25-28-25-29 0-43 40-43 44 0 5 5 5 6 5 4 0 4-2 5-5 7-25 20-36 31-36 5 0 7 3 7 10s-1 12-8 30c-6 16-13 33-19 48z"><text:p/></draw:path><draw:path draw:style-name="gr4" draw:text-style-name="P32" svg:width="0.0508in" svg:height="0.1004in" svg:x="0.0252in" svg:y="0.3063in" svg:viewBox="0 0 130 256" svg:d="M130 12c0-6-4-12-12-12-9 0-16 8-16 17 0 5 4 11 11 11 8 0 17-8 17-16zM67 210c-5 21-20 39-38 39-4 0-7-2-11-3 8-3 11-11 11-14 0-7-6-12-12-12-9 0-17 8-17 18 0 11 12 18 30 18 17 0 52-10 61-46 9-35 18-71 27-106 1-3 1-6 1-10 0-17-13-28-31-28-34 0-52 41-52 44 0 5 4 5 5 5 3 0 3-1 6-6 7-17 23-35 39-35 8 0 10 5 10 15 0 3 0 7 0 8-10 38-19 76-29 113z"><text:p/></draw:path><draw:path draw:style-name="gr4" draw:text-style-name="P32" svg:width="0.1098in" svg:height="0.0382in" svg:x="0.1508in" svg:y="0.2976in" svg:viewBox="0 0 280 98" svg:d="M265 17c7 0 15 0 15-9 0-8-8-8-14-8-84 0-169 0-253 0-6 0-13 0-13 8 0 9 7 9 14 9 84 0 167 0 251 0zM266 98c6 0 14 0 14-8s-8-8-15-8c-84 0-167 0-251 0-7 0-14 0-14 8s7 8 13 8c84 0 169 0 253 0z"><text:p/></draw:path><draw:path draw:style-name="gr4" draw:text-style-name="P32" svg:width="0.0543in" svg:height="0.1102in" svg:x="0.474in" svg:y="0.1354in" svg:viewBox="0 0 139 281" svg:d="M86 11c0-10 0-11-9-11-25 28-63 28-77 28 0 3 0 8 0 12 8 0 34 0 55-11 0 73 0 145 0 218 0 16-1 21-38 21-5 0-10 0-15 0 0 3 0 8 0 13 16-1 52-1 69-1s54 0 68 1c0-5 0-10 0-13-5 0-8 0-13 0-38 0-40-5-40-21 0-79 0-157 0-236z"><text:p/></draw:path><draw:path draw:style-name="gr4" draw:text-style-name="P32" svg:width="0.3283in" svg:height="0.0063in" svg:x="0.3366in" svg:y="0.3146in" svg:viewBox="0 0 835 17" svg:d="M418 17c-140 0-279 0-418 0 0-6 0-11 0-17 278 0 557 0 835 0 0 6 0 11 0 17-139 0-278 0-417 0z"><text:p/></draw:path><draw:path draw:style-name="gr4" draw:text-style-name="P32" svg:width="0.0984in" svg:height="0.1201in" svg:x="0.3449in" svg:y="0.3559in" svg:viewBox="0 0 251 306" svg:d="M251 4c0-2-1-4-5-4-2 0-2 0-8 6-6 8-14 16-20 24-12-19-33-30-61-30-53 0-104 48-104 100 0 33 23 53 44 60 16 3 30 8 46 12 15 3 38 9 38 44 0 37-35 77-75 77-28 0-75-8-75-61 0-10 3-21 3-23 1-1 1-1 1-2 0-5-3-5-5-5s-4 0-5 1c-1 2-25 98-25 100s2 3 5 3c2 0 2 0 7-6 7-8 14-17 22-24 18 24 46 30 70 30 58 0 107-55 107-108 0-29-14-43-20-49-10-10-16-12-54-22-9-2-24-6-28-7-12-4-26-16-26-38 0-34 35-70 74-70 35 0 61 18 61 65 0 13-2 21-2 24 1 1 0 3 5 3s5-1 7-8c7-31 16-61 23-92z"><text:p/></draw:path><draw:path draw:style-name="gr4" draw:text-style-name="P32" svg:width="0.035in" svg:height="0.078in" svg:x="0.4445in" svg:y="0.4209in" svg:viewBox="0 0 90 199" svg:d="M82 12c0-5-4-12-12-12s-17 8-17 17c0 5 5 11 12 11 8 0 17-9 17-16zM22 161c-2 5-3 8-3 13 0 13 12 25 28 25 30 0 43-40 43-45 0-4-4-3-5-4-5 0-5 1-6 5-7 24-20 36-31 36-6 0-7-4-7-11 0-6 1-12 5-19 2-7 6-16 8-23 4-7 14-34 16-37 0-4 1-7 1-10 0-14-12-25-28-25-30 0-43 40-43 44 0 5 4 5 5 5 5 0 5-2 6-5 7-25 20-36 31-36 5 0 7 3 7 10s-1 12-9 30c-6 16-12 31-18 47z"><text:p/></draw:path><draw:path draw:style-name="gr4" draw:text-style-name="P32" svg:width="0.098in" svg:height="0.1201in" svg:x="0.5035in" svg:y="0.3559in" svg:viewBox="0 0 250 306" svg:d="M250 4c0-2-2-4-5-4s-3 0-7 6c-8 8-14 16-21 24-11-19-32-30-60-30-54 0-104 48-104 100 0 33 23 53 43 60 16 3 30 8 46 12 15 3 38 9 38 44 0 37-34 77-76 77-26 0-73-8-73-61 0-10 1-21 3-23 0-1 0-1 0-2 0-5-4-5-5-5-3 0-3 0-4 1-2 2-25 98-25 100s1 3 5 3c1 0 2 0 7-6 7-8 13-17 20-24 18 24 47 30 71 30 58 0 108-55 108-108 0-29-14-43-21-49-10-10-16-12-53-22-10-2-25-6-29-7-11-4-25-16-25-38 0-34 33-70 73-70 36 0 61 18 61 65 0 13-1 21-1 24 1 1 0 3 5 3 3 0 5-1 6-8 7-31 15-61 23-92z"><text:p/></draw:path><draw:path draw:style-name="gr4" draw:text-style-name="P32" svg:width="0.0508in" svg:height="0.1004in" svg:x="0.5953in" svg:y="0.4209in" svg:viewBox="0 0 130 256" svg:d="M130 12c0-6-4-12-12-12-9 0-17 8-17 17 0 5 3 11 12 11 8 0 17-8 17-16zM67 210c-5 21-21 39-38 39-4 0-7-2-11-3 8-3 10-11 10-14 0-7-5-12-11-12-10 0-17 8-17 18 0 11 11 18 29 18s53-10 61-46c10-35 18-71 28-106 0-3 1-6 1-10 0-17-15-28-33-28-32 0-51 41-51 44 0 5 5 5 6 5 3 0 3-1 5-6 8-17 22-35 40-35 8 0 10 5 10 15 0 2 0 7-1 8-10 38-18 76-28 113z"><text:p/></draw:path><draw:path draw:style-name="gr4" draw:text-style-name="P32" svg:width="0.1469in" svg:height="0.3681in" svg:x="0.7976in" svg:y="0.1327in" svg:viewBox="0 0 374 936" svg:d="M20 916c14-1 21-9 21-20 0-14-10-20-21-20-9 0-20 6-20 20 0 22 22 40 47 40 65 0 89-99 119-221 32-133 60-267 81-403 16-90 31-174 46-228 6-20 20-76 36-76 13 0 24 9 25 10-13 1-20 11-20 22 0 13 10 20 20 20s20-7 20-22c0-22-22-38-45-38-33 0-57 46-79 131-2 5-59 217-106 492-11 64-23 135-37 194-7 30-27 109-60 109-16 0-18-6-27-10z"><text:p/></draw:path><draw:path draw:style-name="gr4" draw:text-style-name="P32" svg:width="0.1469in" svg:height="0.3681in" svg:x="0.9091in" svg:y="0.1327in" svg:viewBox="0 0 374 936" svg:d="M20 916c15-1 22-9 22-20 0-14-11-20-20-20-11 0-22 6-22 20 0 22 22 40 47 40 65 0 89-99 119-221 32-133 60-267 82-403 16-90 32-174 46-228 5-20 19-76 36-76 12 0 23 9 25 10-14 1-21 11-21 22 0 13 10 20 20 20s20-7 20-22c0-22-22-38-45-38-33 0-57 46-79 131-2 5-59 217-105 492-11 64-24 135-37 194-8 30-28 109-61 109-16 0-25-10-27-10z"><text:p/></draw:path><draw:path draw:style-name="gr4" draw:text-style-name="P32" svg:width="0.0614in" svg:height="0.052in" svg:x="0.6354in" svg:y="0.5571in" svg:viewBox="0 0 157 133" svg:d="M59 100c-3 9-12 25-28 25-1 0-9 0-15-4 12-3 13-14 13-17 0-6-6-10-12-10-9 0-17 7-17 18 0 14 17 21 31 21 13 0 25-8 33-20 7 16 24 20 34 20 35 0 53-37 53-45 0-4-3-4-5-4-4 0-4 2-6 5-6 20-24 36-40 36-11 0-18-7-18-19 0-8 7-35 15-68 6-22 19-30 29-30 1 0 10 0 17 5-10 3-13 11-13 16 0 6 4 11 12 11 6 0 15-6 15-18 0-17-18-22-30-22-15 0-26 10-33 22-5-12-20-22-35-22-34 0-53 36-53 46 0 3 5 3 6 3 4 0 4-1 5-5 7-22 26-36 41-36 9 0 18 6 18 20 0 6-4 21-6 31-4 13-8 27-11 41z"><text:p/></draw:path><draw:path draw:style-name="gr4" draw:text-style-name="P32" svg:width="0.0287in" svg:height="0.0559in" svg:x="0.7126in" svg:y="0.5709in" svg:viewBox="0 0 74 143" svg:d="M65 8c0-4-4-8-10-8s-13 5-13 12c0 6 5 10 10 10 7 0 13-8 13-14zM74 109c0-2-3-2-4-2-4 0-4 1-5 5-4 12-13 24-23 24-5 0-7-4-7-9s1-7 3-11c2-3 3-8 4-10 1-3 10-22 12-30 2-4 4-6 4-10 0-11-10-19-23-19-23 0-35 27-35 32 0 4 4 4 5 4 3 0 3-1 5-5 4-14 14-24 24-24 3 0 6 2 6 8 0 3 0 4-2 8-1 3-10 26-14 33-1 4-1 4-4 11-1 4-2 6-2 10 0 11 10 19 23 19 21 0 33-28 33-34z"><text:p/></draw:path><draw:path draw:style-name="gr4" draw:text-style-name="P32" svg:width="0.0142in" svg:height="0.0354in" svg:x="0.7709in" svg:y="0.5949in" svg:viewBox="0 0 37 91" svg:d="M30 30c0 16-4 35-24 54-1 1-1 1-1 4 0 1 2 3 3 3 4 0 29-24 29-59 0-18-7-32-20-32-10 0-17 8-17 17s7 18 17 18c7 0 12-5 13-5z"><text:p/></draw:path><draw:path draw:style-name="gr4" draw:text-style-name="P32" svg:width="0.0591in" svg:height="0.0748in" svg:x="0.8035in" svg:y="0.5571in" svg:viewBox="0 0 151 191" svg:d="M150 19c1-3 1-5 1-6 0-6-5-9-9-9s-10 1-12 7c-2 1-4 11-5 17-3 8-4 15-6 24-3 7-12 44-12 48-1 0-13 25-37 25-20 0-20-19-20-24 0-16 6-35 16-58 4-9 5-13 5-18 0-14-12-25-28-25-30 0-43 41-43 46 0 3 4 3 5 3 3 0 3-1 5-5 7-24 20-36 32-36 5 0 7 4 7 11 0 6-2 13-3 17-15 36-18 47-18 60 0 5 0 19 12 28 8 8 21 9 28 9 12 0 23-4 33-13-4 17-7 29-19 43-9 10-20 20-36 20-2 0-16 0-22-10 16-2 16-16 16-17 0-9-9-11-11-11-7 0-18 6-18 20 0 15 14 26 36 26 30 0 66-23 74-60 10-37 19-75 29-112z"><text:p/></draw:path><draw:path draw:style-name="gr4" draw:text-style-name="P32" svg:width="0.0283in" svg:height="0.0559in" svg:x="0.8724in" svg:y="0.5709in" svg:viewBox="0 0 73 143" svg:d="M64 8c0-4-4-8-10-8s-12 5-12 12c0 6 5 10 8 10 8 0 14-8 14-14zM73 109c0-2-2-1-3-2-4 0-4 1-6 5-3 12-12 24-23 24-5 0-6-4-6-9s0-7 2-11c1-3 4-8 5-10 0-3 8-22 12-30 1-4 2-6 2-10 0-11-9-19-22-19-23 0-34 27-34 32 0 4 2 4 4 4 3 0 3-1 4-5 5-14 16-24 24-24 4 0 6 2 6 8 0 3 0 4-1 8-1 3-11 26-13 33-1 4-1 4-5 11-1 4-2 6-2 10 0 11 11 19 23 19 22 0 33-28 33-34z"><text:p/></draw:path><draw:path draw:style-name="gr4" draw:text-style-name="P32" svg:width="0.0638in" svg:height="0.0752in" svg:x="0.9299in" svg:y="0.5413in" svg:viewBox="0 0 163 192" svg:d="M152 103c5 0 11 0 11-7s-6-7-11-7c-45 0-91 0-136 0 3-43 39-75 86-75 17 0 34 0 50 0 5 0 11 0 11-7s-6-7-11-7c-16 0-34 0-51 0-55 0-101 43-101 96 0 54 46 96 101 96 17 0 35 0 51 0 5 0 11 0 11-7s-6-7-11-7c-16 0-33 0-50 0-47 0-83-31-86-75 45 0 91 0 136 0z"><text:p/></draw:path><draw:path draw:style-name="gr4" draw:text-style-name="P32" svg:width="0.0732in" svg:height="0.0839in" svg:x="1.0154in" svg:y="0.5268in" svg:viewBox="0 0 187 214" svg:d="M187 4c0-2-1-4-3-4-3 0-3 0-6 4-5 6-10 10-15 16-12-15-30-20-48-20-42 0-79 34-79 67 0 5 1 17 11 28 9 12 20 14 41 19 6 1 20 5 25 6 9 2 27 9 27 30 0 24-25 53-58 53-27 0-58-10-58-42 0-4 0-10 1-14 1-2 1-2 1-3 0-3-3-3-4-3-5 0-5 0-6 6-5 19-11 39-16 58 0 2 0 3 0 5 0 1 1 4 4 4 2 0 2-1 6-5 3-4 10-13 14-17 16 18 38 22 56 22 45 0 81-39 81-73 0-14-5-26-12-33-10-11-15-12-53-20-6-2-16-4-18-5-8-3-20-10-20-27 0-24 26-46 57-46s47 18 47 45c0 4-1 11-1 13 0 5 3 5 5 5 4 0 4-2 6-7 4-20 10-42 15-62z"><text:p/></draw:path><draw:path draw:style-name="gr4" draw:text-style-name="P32" svg:width="0.0287in" svg:height="0.0559in" svg:x="1.0972in" svg:y="0.5709in" svg:viewBox="0 0 74 143" svg:d="M64 8c0-4-4-8-9-8-6 0-13 5-13 12 0 6 5 10 8 10 8 0 14-8 14-14zM74 109c0-2-3-2-4-2-4 0-4 1-5 5-4 12-13 24-24 24-5 0-6-4-6-9s1-7 2-11c1-3 4-8 5-10 0-3 8-22 12-30 1-4 2-6 2-10 0-11-9-19-22-19-22 0-34 27-34 32 0 4 2 3 4 4 3 0 4-1 4-5 5-14 16-24 24-24 5 0 8 2 8 8 0 3 0 4-2 8-2 3-12 26-14 33-1 4-1 4-5 11-1 4-2 6-2 10 0 11 11 19 23 19 22 0 34-28 34-34z"><text:p/></draw:path><draw:path draw:style-name="gr4" draw:text-style-name="P32" svg:width="0.1469in" svg:height="0.3681in" svg:x="1.3772in" svg:y="0.1327in" svg:viewBox="0 0 374 936" svg:d="M20 916c15-1 22-9 22-20 0-14-11-20-20-20-11 0-22 6-22 20 0 22 22 40 47 40 65 0 89-99 119-221 32-133 60-267 82-403 16-90 32-174 46-228 5-20 19-76 35-76 13 0 24 9 26 10-14 1-21 11-21 22 0 13 10 20 20 20s20-7 20-22c0-22-22-38-45-38-33 0-57 46-79 131-2 5-59 217-105 492-12 64-24 135-37 194-8 30-28 109-61 109-16 0-25-10-27-10z"><text:p/></draw:path><draw:path draw:style-name="gr4" draw:text-style-name="P32" svg:width="0.1465in" svg:height="0.3681in" svg:x="1.4882in" svg:y="0.1327in" svg:viewBox="0 0 373 936" svg:d="M20 916c14-1 21-9 21-20 0-14-11-20-21-20s-20 6-20 20c0 22 20 40 47 40 63 0 87-99 117-221 33-133 60-267 83-403 16-90 31-174 46-228 5-20 19-76 36-76 13 0 23 9 25 10-14 1-22 11-22 22 0 13 11 20 21 20 11 0 20-7 20-22 0-22-23-38-45-38-33 0-56 46-80 131-1 5-57 217-104 492-11 64-23 135-37 194-7 30-28 109-61 109-16 0-17-6-26-10z"><text:p/></draw:path><draw:path draw:style-name="gr4" draw:text-style-name="P32" svg:width="0.0618in" svg:height="0.052in" svg:x="1.2016in" svg:y="0.5571in" svg:viewBox="0 0 158 133" svg:d="M59 100c-3 9-12 25-28 25-5-1-9 0-15-4 12-3 13-14 13-17 0-6-5-10-12-10-9 0-17 7-17 18 0 14 17 21 31 21 13 0 25-8 33-20 7 16 24 20 36 20 33 0 51-37 51-45 0-4-3-4-5-4-3 0-4 2-6 5-6 20-24 36-39 36-12 0-18-7-18-19 0-8 7-35 14-68 6-22 19-30 30-30 5 2 10 0 16 5-10 3-13 11-13 16 0 6 4 11 12 11 6 0 16-6 16-18 0-17-19-22-31-22-14 0-26 10-33 22-5-12-18-22-35-22-34 0-52 36-52 46 0 3 4 3 5 3 4 0 4-1 6-5 7-22 25-36 40-36 9 0 18 6 18 20 0 6-4 21-6 31-4 13-8 27-11 41z"><text:p/></draw:path><draw:path draw:style-name="gr4" draw:text-style-name="P32" svg:width="0.039in" svg:height="0.072in" svg:x="1.2744in" svg:y="0.5709in" svg:viewBox="0 0 100 184" svg:d="M100 8c0-4-4-8-10-8s-12 6-12 12c0 5 4 10 8 10 8 0 14-8 14-14zM54 150c-4 16-18 27-30 27-4 0-6-2-8-2 6-3 7-8 7-10 0-4-3-10-10-10s-13 7-13 14c0 9 10 15 24 15s42-7 48-34c6-25 13-50 19-76 0-2 1-3 1-7 0-12-10-20-26-20-25 0-41 29-41 32 0 4 4 4 5 4 2 0 4-1 5-4 9-20 24-25 31-25 8 0 8 7 8 11 0 3 0 5-1 6-6 26-13 53-19 79z"><text:p/></draw:path><draw:path draw:style-name="gr4" draw:text-style-name="P32" svg:width="0.0146in" svg:height="0.0354in" svg:x="1.3472in" svg:y="0.5949in" svg:viewBox="0 0 38 91" svg:d="M30 30c0 16-4 35-23 54-1 1-2 1-2 4 0 1 2 3 3 3 5 0 30-24 30-59 0-18-7-32-21-32-10 0-17 8-17 17s7 18 18 18c7 0 11-5 12-5z"><text:p/></draw:path><draw:path draw:style-name="gr4" draw:text-style-name="P32" svg:width="0.0591in" svg:height="0.0748in" svg:x="1.378in" svg:y="0.5571in" svg:viewBox="0 0 151 191" svg:d="M150 19c1-3 1-5 1-6 0-6-5-9-9-9s-9 1-12 7c-2 1-4 11-5 17-3 8-4 15-6 24-3 7-11 44-12 48-12 8-13 25-36 25-21 0-21-19-21-24 0-16 8-35 16-58 4-9 5-13 5-18 0-14-12-25-28-25-30 0-43 41-43 46 0 3 4 3 5 3 3 0 5-1 5-5 8-24 20-36 32-36 5 0 7 4 7 11 0 6-2 13-3 17-15 36-18 47-18 60 0 5 0 19 12 28 9 8 21 9 30 9 10 0 21-4 31-13-4 17-6 29-19 43-8 10-20 20-35 20-3 0-17 0-23-10 17-2 17-16 17-17 0-9-10-11-12-11-7 0-17 6-17 20 0 15 13 26 35 26 30 0 66-23 75-60 10-37 18-75 28-112z"><text:p/></draw:path><draw:path draw:style-name="gr4" draw:text-style-name="P32" svg:width="0.039in" svg:height="0.072in" svg:x="1.4425in" svg:y="0.5709in" svg:viewBox="0 0 100 184" svg:d="M100 8c0-4-4-8-9-8-7 0-13 6-13 12 0 5 4 10 8 10 8 0 14-8 14-14zM54 150c-4 16-17 27-30 27-4 0-6-2-7-2 5-3 6-8 6-10 0-4-3-10-10-10s-13 7-13 14c0 9 10 15 24 15s42-7 48-34c6-25 13-50 19-76 1-2 1-3 1-7 0-12-10-20-26-20-25 0-41 29-41 32 0 4 4 4 5 4 4 0 4-1 5-4 9-20 24-25 31-25 8 0 8 7 8 11 0 3 0 5 0 6-7 26-13 53-20 79z"><text:p/></draw:path><draw:path draw:style-name="gr4" draw:text-style-name="P32" svg:width="0.0638in" svg:height="0.0752in" svg:x="1.5146in" svg:y="0.5413in" svg:viewBox="0 0 163 192" svg:d="M151 103c5 0 12 0 12-7s-7-7-12-7c-45 0-91 0-137 0 5-43 40-75 87-75 17 0 33 0 50 0 5 0 12 0 12-7s-7-7-12-7c-17 0-35 0-51 0-56 0-100 43-100 96 0 54 46 96 100 96 16 0 34 0 51 0 5 0 12 0 12-7s-7-7-12-7c-17 0-33 0-50 0-47 0-82-31-87-75 46 0 92 0 137 0z"><text:p/></draw:path><draw:path draw:style-name="gr4" draw:text-style-name="P32" svg:width="0.0732in" svg:height="0.0839in" svg:x="1.6in" svg:y="0.5268in" svg:viewBox="0 0 187 214" svg:d="M187 4c0-2-1-4-3-4-3 0-3 0-6 4-5 6-10 10-15 16-11-15-30-20-48-20-42 0-78 34-78 67 0 5 0 17 10 28 9 12 20 14 41 19 6 1 20 5 25 6 9 2 27 9 27 30 0 24-25 53-58 53-27 0-58-10-58-42 0-4 1-10 2-14 0-2 0-2 0-3 0-3-3-3-4-3-5 0-5 0-6 6-5 19-10 39-15 58-1 2-1 3-1 5 0 1 1 4 4 4 2 0 2-1 6-5 3-4 10-13 14-17 16 18 38 22 56 22 45 0 81-39 81-73 0-14-5-26-12-33-10-11-15-12-53-20-6-2-16-4-18-5-7-3-20-10-20-27 0-24 26-46 57-46s47 18 47 45c0 4-1 11-1 13 0 5 3 5 5 5 4 0 4-2 6-7 4-20 10-42 15-62z"><text:p/></draw:path><draw:path draw:style-name="gr4" draw:text-style-name="P32" svg:width="0.0394in" svg:height="0.072in" svg:x="1.6764in" svg:y="0.5709in" svg:viewBox="0 0 101 184" svg:d="M101 8c0-4-4-8-10-8-7 0-13 6-13 12 0 5 4 10 10 10 7 0 13-8 13-14zM54 150c-4 16-17 27-30 27-4 0-6-2-7-2 5-3 6-8 6-10 0-4-3-10-10-10s-13 7-13 14c0 9 10 15 24 15s42-7 49-34c6-25 12-50 18-76 1-2 1-3 1-7 0-12-10-20-25-20-26 0-42 29-42 32 0 4 4 4 5 4 4 0 4-1 5-4 9-20 24-25 31-25 8 0 8 7 8 11 0 3 0 5 0 6-7 26-13 53-20 79z"><text:p/></draw:path><draw:path draw:style-name="gr4" draw:text-style-name="P32" svg:width="0.0783in" svg:height="0.1169in" svg:x="1.789in" svg:y="0.1307in" svg:viewBox="0 0 200 298" svg:d="M200 5c-1-1 0-5-4-5-8 0-47 4-54 5-4 0-6 2-6 8 0 5 3 5 10 5 20 0 21 2 21 7 0 3-1 6-1 9-9 33-17 66-26 99-7-15-20-26-38-26-49 0-102 61-102 124 0 39 23 67 56 67 9 0 29-3 54-31 4 16 20 31 39 31 15 0 25-10 31-23 7-16 8-29 13-42 0-5-3-5-5-5-4 0-4 3-6 9-7 26-14 51-32 51-11 0-12-11-12-19 0-10 0-13 2-20 21-82 40-163 60-244zM113 243c-3 8-3 8-9 15-18 24-36 30-48 30-20 0-26-23-26-39 0-21 13-74 23-93 13-25 32-41 49-41 28 0 34 35 34 38 0 2-2 6-2 7-7 27-14 55-21 83z"><text:p/></draw:path><draw:path draw:style-name="gr4" draw:text-style-name="P32" svg:width="0.0823in" svg:height="0.0748in" svg:x="1.8736in" svg:y="0.1736in" svg:viewBox="0 0 210 191" svg:d="M128 59c3-11 12-51 42-51 3 0 12 0 22 6-12 3-20 14-20 23 0 7 4 15 15 15 10 0 23-8 23-24 0-22-25-28-40-28-24 0-38 22-44 31-10-27-32-31-46-31-43 0-67 54-67 65 0 3 4 3 5 3 4 0 5 0 6-4 14-45 42-56 56-56 8 0 23 5 23 29 0 13-7 41-23 101-7 25-21 43-40 43-3 0-12 0-21-4 11-3 19-12 19-23 0-12-8-16-15-16-12 0-23 11-23 25 0 20 22 28 40 28 27 0 43-30 44-32 5 15 20 32 46 32 43 0 67-54 67-65 0-5-4-5-5-5-4 0-5 3-6 5-13 46-42 55-55 55-17 0-24-13-24-27 0-10 2-19 7-38s10-38 14-57z"><text:p/></draw:path><draw:path draw:style-name="gr4" draw:text-style-name="P32" svg:width="0.035in" svg:height="0.0776in" svg:x="1.9689in" svg:y="0.1945in" svg:viewBox="0 0 90 198" svg:d="M82 11c0-5-4-11-11-11-9 0-17 7-17 16 0 4 4 12 12 12s16-9 16-17zM22 161c-2 4-3 7-3 12 0 14 12 25 28 25 30 0 43-41 43-44 0-5-4-5-5-5-5 0-5 2-6 6-7 23-19 35-31 35-6 0-7-4-7-10 0-7 2-13 5-19 2-8 6-16 9-24 3-7 13-34 15-37 1-3 1-6 1-10 0-13-12-25-28-25-29 0-43 41-43 45s4 3 5 4c5 0 5-1 6-5 7-25 20-36 31-36 5 0 7 3 7 11 0 6-1 11-8 29-6 16-13 32-19 48z"><text:p/></draw:path><draw:path draw:style-name="gr4" draw:text-style-name="P32" svg:width="0.0783in" svg:height="0.1169in" svg:x="2.0264in" svg:y="0.1307in" svg:viewBox="0 0 200 298" svg:d="M200 5c-2-1 0-5-6-5s-45 4-52 5c-4 0-6 2-6 8 0 5 3 5 9 5 21 0 22 2 22 7 0 3-1 6-1 9-9 33-17 66-26 99-8-15-20-26-39-26-49 0-101 61-101 124 0 39 23 67 55 67 9 0 30-3 55-31 4 16 18 31 39 31 14 0 24-10 31-23 7-16 8-29 13-42 0-5-5-5-6-5-3 0-3 3-6 9-6 26-14 51-31 51-12 0-13-11-13-19 0-10 1-13 2-20 21-82 41-163 61-244zM113 243c-3 8-3 8-9 15-19 24-36 30-48 30-20 0-26-23-26-39 0-21 13-74 23-93 13-25 32-41 49-41 28 0 32 35 32 38 0 2 0 6-1 7-7 27-13 55-20 83z"><text:p/></draw:path><draw:path draw:style-name="gr4" draw:text-style-name="P32" svg:width="0.076in" svg:height="0.1071in" svg:x="2.1102in" svg:y="0.1736in" svg:viewBox="0 0 194 273" svg:d="M192 25c2-6 2-6 2-9 0-8-6-11-12-11-4 0-12 2-15 8 0 3-4 16-6 23-3 11-6 23-9 34-6 25-13 50-19 75-1 8-19 36-47 36-21 0-26-18-26-33 0-19 7-46 22-83 7-18 8-22 8-30 0-19-13-35-35-35-39 0-55 61-55 65 0 3 4 3 5 3 3 0 5 0 7-7 11-39 28-53 42-53 4 0 11 0 11 15 0 9-5 21-7 29-17 45-26 69-26 89 0 37 28 50 52 50 17 0 31-7 43-19-6 21-11 43-27 65-11 14-27 26-47 26-6 0-24-1-31-17 6 0 12 0 18-6 3-3 8-8 8-17 0-13-12-14-16-14-9 0-24 6-24 26 0 22 20 38 45 38 44 0 87-39 99-87 14-54 27-107 40-161z"><text:p/></draw:path><draw:path draw:style-name="gr4" draw:text-style-name="P32" svg:width="0.035in" svg:height="0.0776in" svg:x="2.1917in" svg:y="0.1945in" svg:viewBox="0 0 90 198" svg:d="M83 11c0-5-4-11-12-11-9 0-17 7-17 16 0 4 4 12 12 12s17-9 17-17zM22 161c-2 4-3 7-3 12 0 14 12 25 28 25 30 0 43-41 43-44 0-5-4-5-5-5-3 0-5 2-6 6-6 23-19 35-31 35-6 0-7-4-7-10 0-7 2-13 5-19 2-8 6-16 9-24 3-7 13-34 15-37 1-3 1-6 1-10 0-13-11-25-28-25-29 0-43 41-43 45s5 4 6 4c4 0 4-1 5-5 7-25 20-36 31-36 5 0 7 3 7 11 0 6-1 11-8 29-6 16-13 32-19 48z"><text:p/></draw:path><draw:path draw:style-name="gr4" draw:text-style-name="P32" svg:width="0.0783in" svg:height="0.1169in" svg:x="2.2484in" svg:y="0.1307in" svg:viewBox="0 0 200 298" svg:d="M200 5c-1-1 0-5-4-5-8 0-47 4-54 5-4 0-6 2-6 8 0 5 3 5 9 5 21 0 22 2 22 7 0 3-1 6-1 9-9 33-17 66-26 99-7-15-20-26-38-26-50 0-102 61-102 124 0 39 23 67 56 67 9 0 29-3 54-31 4 16 18 31 39 31 15 0 25-10 31-23 7-16 8-29 13-42 0-5-3-5-5-5-4 0-4 3-6 9-7 26-15 51-32 51-12 0-13-11-13-19 0-10 1-13 3-20 21-82 40-163 60-244zM113 243c-3 8-3 8-9 15-18 24-36 30-48 30-20 0-26-23-26-39 0-21 13-74 23-93 13-25 32-41 49-41 28 0 34 35 34 38 0 2-2 6-2 7-7 27-14 55-21 83z"><text:p/></draw:path><draw:path draw:style-name="gr4" draw:text-style-name="P32" svg:width="0.0823in" svg:height="0.0748in" svg:x="2.3331in" svg:y="0.1736in" svg:viewBox="0 0 210 191" svg:d="M128 59c3-11 12-51 42-51 3 0 12 0 21 6-11 3-19 14-19 23 0 7 3 15 15 15 10 0 23-8 23-24 0-22-25-28-40-28-24 0-38 22-44 31-11-27-32-31-46-31-43 0-67 54-67 65 0 3 4 3 5 3 4 0 5 0 6-4 13-45 42-56 56-56 8 0 23 5 23 29 0 13-7 41-23 101-7 25-21 43-40 43-3 0-12 0-21-4 10-3 19-12 19-23 0-12-9-16-15-16-12 0-23 11-23 25 0 20 20 28 40 28 27 0 43-30 44-32 5 15 20 32 46 32 43 0 67-54 67-65 0-5-4-5-5-5-4 0-5 3-6 5-13 46-42 55-56 55-16 0-23-13-23-27 0-10 2-19 7-38s10-38 14-57z"><text:p/></draw:path><draw:path draw:style-name="gr4" draw:text-style-name="P32" svg:width="0.05in" svg:height="0.1004in" svg:x="2.4236in" svg:y="0.1945in" svg:viewBox="0 0 128 256" svg:d="M128 11c0-5-3-11-10-11-9 0-17 8-17 16 0 4 3 12 12 12 7 0 15-9 15-17zM66 210c-5 21-20 37-37 37-5 0-9-1-11-2 7-2 10-10 10-14 0-8-6-11-11-11-10 0-17 7-17 17 0 12 11 19 29 19s51-11 61-47c8-35 18-71 26-106 2-3 2-6 2-11 0-15-14-27-32-27-32 0-51 41-51 45s3 4 5 4c3 0 3-1 6-5 7-18 22-36 39-36 7 0 11 5 11 15 0 3-1 7-1 9-10 38-19 76-29 113z"><text:p/></draw:path><draw:path draw:style-name="gr4" draw:text-style-name="P32" svg:width="0.0783in" svg:height="0.1169in" svg:x="2.5in" svg:y="0.1307in" svg:viewBox="0 0 200 298" svg:d="M200 5c-2-1 0-5-6-5s-45 4-52 5c-4 0-6 2-6 8 0 5 3 5 9 5 21 0 22 2 22 7 0 3-1 6-1 9-9 33-17 66-26 99-8-15-20-26-39-26-49 0-101 61-101 124 0 39 23 67 55 67 9 0 30-3 55-31 4 16 18 31 39 31 14 0 24-10 31-23 7-16 8-29 13-42 0-5-5-5-6-5-3 0-5 3-6 9-7 26-14 51-31 51-12 0-13-11-13-19 0-10 1-13 2-20 21-82 41-163 61-244zM113 243c-3 8-3 8-9 15-19 24-36 30-48 30-21 0-26-23-26-39 0-21 13-74 23-93 13-25 32-41 49-41 26 0 32 35 32 38 0 2 0 6-1 7-7 27-13 55-20 83z"><text:p/></draw:path><draw:path draw:style-name="gr4" draw:text-style-name="P32" svg:width="0.076in" svg:height="0.1071in" svg:x="2.5854in" svg:y="0.1736in" svg:viewBox="0 0 194 273" svg:d="M192 25c2-6 2-6 2-9 0-8-6-11-13-11-3 0-11 2-14 8-1 3-4 16-6 23-3 11-6 23-9 34-6 25-13 50-19 75-1 8-19 36-47 36-21 0-26-18-26-33 0-19 7-46 22-83 6-18 8-22 8-30 0-19-13-35-35-35-39 0-55 61-55 65 0 3 4 3 5 3 3 0 5 0 6-7 12-39 29-53 43-53 4 0 11 0 11 15 0 9-5 21-7 29-17 45-26 69-26 89 0 37 28 50 52 50 17 0 31-7 43-19-6 21-11 43-27 65-11 14-28 26-47 26-6 0-24-1-31-17 6 0 12 0 18-6 3-3 8-8 8-17 0-13-12-14-16-14-9 0-24 6-24 26 0 22 18 38 45 38 43 0 87-39 98-87 13-54 28-107 41-161z"><text:p/></draw:path><draw:path draw:style-name="gr4" draw:text-style-name="P32" svg:width="0.0508in" svg:height="0.1004in" svg:x="2.6618in" svg:y="0.1945in" svg:viewBox="0 0 130 256" svg:d="M130 11c0-5-4-11-12-11-9 0-17 8-17 16 0 4 3 12 12 12 8 0 17-9 17-17zM67 210c-6 21-21 37-38 37-4 0-7-1-11-2 7-2 10-10 10-14 0-8-5-11-11-11-10 0-17 7-17 17 0 12 11 19 29 19s53-11 61-47c8-35 18-71 26-106 2-3 3-6 3-11 0-15-15-27-33-27-32 0-51 41-51 45s3 3 5 4c3 0 4-1 6-5 7-18 22-36 40-36 8 0 10 5 10 15 0 3-1 7-1 9-10 38-18 76-28 113z"><text:p/></draw:path><draw:path draw:style-name="gr4" draw:text-style-name="P32" svg:width="0.9484in" svg:height="0.0063in" svg:x="1.7827in" svg:y="0.3146in" svg:viewBox="0 0 2410 17" svg:d="M1205 17c-402 0-803 0-1205 0 0-6 0-11 0-17 803 0 1606 0 2410 0 0 6 0 11 0 17-402 0-804 0-1205 0z"><text:p/></draw:path><draw:path draw:style-name="gr4" draw:text-style-name="P32" svg:width="0.0732in" svg:height="0.1122in" svg:x="1.9917in" svg:y="0.3618in" svg:viewBox="0 0 187 286" svg:d="M113 216c0 12 0 24 0 36 0 16-1 21-33 21-2 0-6 0-8 0 0 3 0 8 0 13 17-1 38-1 56-1 17 0 41 0 58 1 0-5 0-10 0-13-2 0-6 0-8 0-32 0-33-5-33-21 0-12 0-24 0-36 15 0 28 0 42 0 0-5 0-8 0-13-14 0-27 0-42 0 0-64 0-129 0-192 0-9 0-11-7-11-4 0-5 0-8 5-44 66-87 132-130 198 0 5 0 8 0 13 37 0 76 0 113 0zM115 203c-35 0-68 0-103 0 35-53 68-105 103-157 0 52 0 104 0 157z"><text:p/></draw:path><draw:path draw:style-name="gr4" draw:text-style-name="P32" svg:width="0.0894in" svg:height="0.0728in" svg:x="2.0748in" svg:y="0.4004in" svg:viewBox="0 0 228 186" svg:d="M100 25c15 0 32 0 48 0-14 63-18 81-18 108 0 6 0 18 3 33 5 18 10 20 16 20 8 0 17-7 17-15 0-3 0-4-3-10-12-30-12-58-12-70 0-21 3-44 7-66 16 0 33 0 48 0 6 0 22 0 22-14 0-11-10-11-17-11-47 0-95 0-141 0-10 0-26 0-45 20-14 16-25 36-25 38 0 1 0 4 5 4 3 0 5-2 7-4 20-33 44-33 53-33 8 0 15 0 24 0-13 51-36 102-54 141-3 6-3 6-3 9 0 9 6 11 12 11 12 0 16-11 21-26 6-21 6-21 12-42 7-32 15-62 23-93z"><text:p/></draw:path><draw:path draw:style-name="gr4" draw:text-style-name="P32" svg:width="0.0665in" svg:height="0.0787in" svg:x="2.1748in" svg:y="0.3972in" svg:viewBox="0 0 170 201" svg:d="M49 96c13 6 27 6 36 6 11 0 34 0 34-13 0-11-15-12-30-12-10 0-24 1-40 8-9-5-17-13-17-24 0-26 42-41 80-41 7 0 21 0 38 11 5 4 6 5 8 5 6 0 12-6 12-12 0-7-25-24-54-24-49 0-94 29-94 61 0 18 15 29 16 30-24 13-38 38-38 57 0 27 24 53 70 53 55 0 79-38 79-44 0-2-3-3-5-3s-4 1-5 2c-6 10-15 25-66 25-26 0-61-6-61-36 0-14 11-37 37-49zM62 90c10-4 20-4 27-4 11 0 12 0 19 3-6 3-7 3-23 3-9 0-14 0-23-2z"><text:p/></draw:path><draw:path draw:style-name="gr4" draw:text-style-name="P32" svg:width="0.0535in" svg:height="0.0791in" svg:x="2.2543in" svg:y="0.4209in" svg:viewBox="0 0 137 202" svg:d="M137 102c0-32-4-56-18-77-9-13-27-25-51-25-68 0-68 80-68 102s0 100 68 100c69 0 69-78 69-100zM68 193c-13 0-31-7-37-32-5-17-5-41-5-63 0-21 0-44 5-61 6-23 25-29 37-29 16 0 32 10 36 27 5 17 6 37 6 63 0 22 0 44-4 62-5 27-26 33-38 33z"><text:p/></draw:path><draw:path draw:style-name="gr4" draw:text-style-name="P32" svg:width="0.0783in" svg:height="0.1165in" svg:x="2.3299in" svg:y="0.3591in" svg:viewBox="0 0 200 297" svg:d="M200 5c0-1 0-5-6-5s-45 4-52 5c-4 0-6 2-6 7 0 6 3 6 9 6 21 0 22 2 22 7 0 3-1 6-1 9-9 33-17 66-26 99-8-15-20-27-39-27-49 0-101 62-101 123 0 40 23 68 56 68 9 0 29-2 54-32 4 18 18 32 39 32 14 0 25-10 31-23 7-16 13-41 13-42 0-4-3-4-6-4s-3 1-5 7c-7 28-15 53-32 53-12 0-13-11-13-19 0-11 1-13 2-20 21-82 41-163 61-244zM113 243c-3 7-3 8-9 15-19 23-36 30-48 30-20 0-26-24-26-39 0-22 13-74 23-93 13-25 32-41 49-41 28 0 34 35 34 38 0 2-2 4-2 7-7 27-14 55-21 83z"><text:p/></draw:path><draw:path draw:style-name="gr4" draw:text-style-name="P32" svg:width="0.035in" svg:height="0.078in" svg:x="2.4146in" svg:y="0.4209in" svg:viewBox="0 0 90 199" svg:d="M82 12c0-5-4-12-12-12s-16 8-16 17c0 5 4 11 12 11s16-9 16-16zM22 161c-2 5-3 8-3 13 0 13 12 25 28 25 30 0 43-40 43-45 0-4-4-4-5-4-5 0-5 1-6 5-7 24-19 36-31 36-6 0-7-4-7-11 0-6 2-12 5-19 2-7 6-16 9-23s13-34 15-37c0-4 1-7 1-10 0-14-12-25-28-25-30 0-43 40-43 44 0 5 4 4 5 5 5 0 5-2 6-5 7-25 20-36 31-36 5 0 7 3 7 10s-1 12-8 30c-6 16-13 31-19 47z"><text:p/></draw:path><draw:path draw:style-name="gr4" draw:text-style-name="P32" svg:width="0.0508in" svg:height="0.1004in" svg:x="2.4563in" svg:y="0.4209in" svg:viewBox="0 0 130 256" svg:d="M130 12c0-6-4-12-12-12-9 0-17 8-17 17 0 5 3 11 12 11 8 0 17-8 17-16zM67 210c-5 21-20 39-38 39-4 0-7-2-11-3 8-3 11-11 11-14 0-7-6-12-12-12-10 0-17 8-17 18 0 11 11 18 29 18 17 0 53-10 62-46 9-35 18-71 27-106 0-3 1-6 1-10 0-17-15-28-31-28-34 0-52 41-52 44 0 5 4 5 5 5 3 0 3-1 6-6 7-17 23-35 39-35 8 0 10 5 10 15 0 2 0 7-1 8-10 38-18 76-28 113z"><text:p/></draw:path></draw:g></draw:g><text:span text:style-name="T25">در این رابطه، </text:span><draw:g text:anchor-type="as-char" svg:y="-0.1283in" draw:z-index="2" draw:name="Shape10" draw:style-name="gr9"><svg:title>TexMaths</svg:title><svg:desc>12§latex§$d _{ij}$§svg§600§FALSE§</svg:desc><draw:polygon draw:style-name="gr10" draw:text-style-name="P34" svg:width="0.1665in" svg:height="0.1331in" svg:x="0in" svg:y="0.0028in" svg:viewBox="0 0 424 339" draw:points="212,339 0,339 0,0 424,0 424,339"><text:p/></draw:polygon><draw:path draw:style-name="gr11" draw:text-style-name="P35" svg:width="0.0787in" svg:height="0.1169in" svg:x="0.002in" svg:y="0in" svg:viewBox="0 0 201 298" svg:d="M201 5c0-1 0-5-6-5s-45 4-54 5c-2 0-4 2-4 7 0 6 3 6 9 6 21 0 22 4 22 7l-3 9-24 99c-8-16-20-26-39-26-49 0-102 62-102 123 0 41 23 68 56 68 9 0 30-2 56-32 3 18 17 32 38 32 15 0 25-9 31-24 7-14 13-40 13-42 0-4-5-4-5-4-4 0-4 2-6 8-8 28-15 53-32 53-12 0-13-11-13-19 0-11 1-14 3-21zM113 242c-1 8-1 10-9 17-18 23-34 30-46 30-22 0-28-23-28-40 0-21 13-74 24-93 12-24 31-40 49-40 28 0 34 35 34 37 0 3-2 5-3 8z"><text:p/></draw:path><draw:path draw:style-name="gr11" draw:text-style-name="P35" svg:width="0.035in" svg:height="0.078in" svg:x="0.087in" svg:y="0.0638in" svg:viewBox="0 0 90 199" svg:d="M83 12c0-5-4-12-12-12-9 0-17 7-17 17 0 5 4 11 12 11s17-9 17-16zM22 162c-2 3-3 7-3 13 0 13 12 24 28 24 31 0 43-41 43-44 0-4-4-4-5-4-3 0-3 1-6 5-6 24-19 34-31 34-6 0-7-3-7-10 0-6 2-11 5-18 3-9 6-16 9-24 3-6 13-35 15-37 1-3 2-8 2-10 0-14-12-25-29-25-30 0-43 41-43 45s4 4 5 4c5 0 5-2 6-5 7-26 20-36 31-36 5 0 8 3 8 10s-2 12-9 30z"><text:p/></draw:path><draw:path draw:style-name="gr11" draw:text-style-name="P35" svg:width="0.0512in" svg:height="0.1004in" svg:x="0.1283in" svg:y="0.0638in" svg:viewBox="0 0 131 256" svg:d="M131 12c0-6-4-12-12-12-9 0-17 8-17 17 0 5 4 11 12 11s17-8 17-16zM67 211c-5 20-20 37-38 37-4 0-7-1-11-1 8-5 11-11 11-16 0-7-6-11-12-11-10 0-17 8-17 17 0 12 12 19 30 19 17 0 53-9 61-46l27-107c1-2 2-5 2-10 0-15-14-27-32-27-33 0-52 41-52 45s5 4 5 4c3 0 3-1 6-6 7-17 23-35 39-35 8 0 11 5 11 15 0 3-1 7-1 9z"><text:p/></draw:path></draw:g><text:s/><text:span text:style-name="T25">فاصلهٔ بین دو نقطه در دو کاشی مختلف</text:span> است.</text:p>
      <text:p text:style-name="P7"><draw:frame text:anchor-type="char" draw:z-index="5" draw:name="Shape11" draw:style-name="gr7" draw:text-style-name="P33" svg:width="2.5461in" svg:height="0.2969in" svg:x="-0.1374in" svg:y="0.3937in"><draw:image xlink:href="Pictures/1000000000000A060000012B1D0F3AA6C718D931.png" xlink:type="simple" xlink:show="embed" xlink:actuate="onLoad" draw:mime-type="image/png"><text:p/></draw:image><svg:title>TexMaths</svg:title><svg:desc>12§latex§\begin{equation*}
\label {eq7}
d_{ij} = \sqrt{(x_i-x_j)^2 + (y_i-y_j)^2 + z^2}
\end{equation*} §png§1200§FALSE§</svg:desc></draw:frame></text:p>
      <text:p text:style-name="P29"/>
      <text:p text:style-name="P30"/>
      <text:p text:style-name="P7"><text:span text:style-name="T4">۲-۳</text:span><text:span text:style-name="T1">. </text:span><text:span text:style-name="T2">انتگرال‌گیری</text:span><text:span text:style-name="T1"> چهارگانه برای بخش های مستطیلی موازی</text:span></text:p>
      <text:p text:style-name="P7"/>
      <text:p text:style-name="P8">برای به دست آوردن ضرایب جفت شرح داده شده در <text:span text:style-name="T25">بالا</text:span> می<text:span text:style-name="T31">‌</text:span>توان از <text:span text:style-name="T25">انتگرال‌گیری</text:span> عددی استفاده کرد یا آن را به صورت تحلیلی حل کرد. اگرچه پیشرفت های زیادی در تکنیک های عددی وجود دارد، اما راه حل<text:span text:style-name="T25">‌</text:span>های تحلیلی <text:soft-page-break/>هنوز زمان پردازش کمتری دارند. <text:span text:style-name="T25">این کار در </text:span>ابتدا توسط ایبرت و هانسن برای حوزه های مثلثی [10] انجام شده است. راه حل تحلیلی برای حوزه های مستطیلی توسط Lopez-Pena و Mosig [20]،با یک اشتباه کوچک در فرمول <text:span text:style-name="T26">به دست آمده ارائه شده است.</text:span> اخیراً این انتگرال<text:span text:style-name="T26">‌گیری</text:span> توسط Maccarrone و Paffuti [22] انجام شده است و از نتیجه آن برای یافتن ظرفیت و نیرو برای دو الکترود مربع<text:span text:style-name="T26">ی</text:span> استفاده شده است. این انتگرال<text:span text:style-name="T26">‌</text:span>ها برای محاسبه اندوکتانس <text:span text:style-name="T26">مغناطیسی</text:span> توسط ژنفی سانگ و همکاران محاسبه شده است. [31].</text:p>
      <text:p text:style-name="P7">برای <text:span text:style-name="T26">انجام</text:span> انتگرال در معادله (6) می<text:span text:style-name="T26">‌</text:span>توان از این تبدیل انتگرال استفاده کرد [6].</text:p>
      <text:p text:style-name="P1"><draw:frame text:anchor-type="char" draw:z-index="6" draw:name="Shape12" draw:style-name="gr7" draw:text-style-name="P33" svg:width="1.7571in" svg:height="0.3898in" svg:x="0.1866in" svg:y="0.0543in"><draw:image xlink:href="Pictures/10000000000006EB00000188CA1D8AAFC849F8D5.png" xlink:type="simple" xlink:show="embed" xlink:actuate="onLoad" draw:mime-type="image/png"><text:p/></draw:image><svg:title>TexMaths</svg:title><svg:desc>12§latex§\begin{equation*}\label {eq8}
\frac 1 d_{ij} = \frac{2}{\sqrt{\pi}}\int_0^{\infty} e^{-u^2 d_{ij}^2 }du
\end{equation*}§png§1200§FALSE§</svg:desc></draw:frame></text:p>
      <text:p text:style-name="P1"><draw:g text:anchor-type="paragraph" draw:z-index="47" draw:name="Shape9" draw:style-name="gr1"><svg:title>TexMaths</svg:title><svg:desc>12§latex§\begin{equation*}
\label {eq9}
P_{ij} = \frac 2 {\sqrt{\pi} S_i S_j}\int_0^{\infty}\iint\limits_{x_i, y_i \in S_i}\ \  \iint\limits_{x_j, y_j \in S_j} \\ \frac{e^{-u^2 d_{ij}^2 } dx_i dy_i dx_j dy_j}{4 \pi \varepsilon_0 } du
\end{equation*}§svg§1200§FALSE§</svg:desc><draw:g draw:style-name="gr2"><draw:path draw:style-name="gr3" draw:text-style-name="P31" svg:width="4.1197in" svg:height="0.5504in" svg:x="-0.3118in" svg:y="0.3445in" svg:viewBox="0 0 10465 1399" svg:d="M0 0c3488 0 6977 0 10465 0 0 467 0 932 0 1399-3488 0-6977 0-10465 0 0-467 0-932 0-1399z"><text:p/></draw:path><draw:path draw:style-name="gr4" draw:text-style-name="P32" svg:width="0.1181in" svg:height="0.113in" svg:x="-0.3138in" svg:y="0.5083in" svg:viewBox="0 0 301 288" svg:d="M110 155c24 0 48 0 72 0 60 0 119-45 119-91 0-33-27-64-83-64-45 0-91 0-136 0-9 0-14 0-14 8 0 5 4 5 14 5 4 0 12 0 18 0 6 1 8 3 8 7 0 3 0 4-1 9-19 75-37 150-57 225-4 17-4 21-38 21-7 0-12 0-12 8 0 5 5 5 6 5 12 0 42-1 54-1 8 0 18 0 26 0 10 0 20 1 28 1 4 0 8 0 8-8 0-5-3-5-12-5-15 0-26 0-26-7 0-3 0-5 1-8 9-34 17-70 25-105zM142 29c3-15 4-16 22-16 14 0 27 0 40 0 36 0 58 11 58 41 0 16-9 52-24 67-22 19-47 23-66 23-20 0-40 0-59 0 9-38 19-77 29-115z"><text:p/></draw:path><draw:path draw:style-name="gr4" draw:text-style-name="P32" svg:width="0.035in" svg:height="0.078in" svg:x="-0.2087in" svg:y="0.5685in" svg:viewBox="0 0 90 199" svg:d="M82 12c0-5-4-12-12-12s-16 8-16 17c0 5 4 11 12 11s16-9 16-16zM22 162c-2 4-3 7-3 12 0 14 12 25 28 25 30 0 43-41 43-45s-4-4-5-4c-5 0-5 2-6 5-7 24-19 36-31 36-6 0-7-4-7-11 0-6 2-12 5-18 2-8 6-17 9-24s13-34 15-37c0-4 1-7 1-10 0-14-12-25-28-25-30 0-43 41-43 46 0 3 4 2 5 3 5 0 5-1 6-5 7-25 20-36 31-36 5 0 7 3 7 11 0 6-1 11-8 29-6 16-13 32-19 48z"><text:p/></draw:path><draw:path draw:style-name="gr4" draw:text-style-name="P32" svg:width="0.0508in" svg:height="0.1008in" svg:x="-0.1669in" svg:y="0.5685in" svg:viewBox="0 0 130 257" svg:d="M130 12c0-5-4-12-12-12-9 0-17 8-17 17 0 5 3 11 12 11 8 0 17-8 17-16zM67 211c-5 21-20 37-38 37-4 0-7-1-11-2 8-4 11-11 11-14 0-8-6-11-12-11-10 0-17 7-17 17 0 12 11 19 29 19 17 0 53-11 62-47 9-35 18-71 27-106 0-3 1-6 1-10 0-16-15-28-31-28-34 0-52 41-52 46 0 3 4 3 5 3 3 0 3-1 6-6 7-17 23-35 39-35 8 0 10 5 10 15 0 3 0 7-1 8-10 39-18 76-28 114z"><text:p/></draw:path><draw:path draw:style-name="gr4" draw:text-style-name="P32" svg:width="0.1102in" svg:height="0.0382in" svg:x="-0.0417in" svg:y="0.5598in" svg:viewBox="0 0 281 98" svg:d="M266 17c6 0 15 0 15-9 0-8-9-8-15-8-84 0-168 0-252 0-6 0-14 0-14 8 0 9 8 9 14 9 84 0 168 0 252 0zM266 98c6 0 15 0 15-8s-9-8-15-8c-84 0-168 0-252 0-6 0-14 0-14 8s8 8 14 8c84 0 168 0 252 0z"><text:p/></draw:path><draw:path draw:style-name="gr4" draw:text-style-name="P32" svg:width="0.0661in" svg:height="0.1102in" svg:x="0.3949in" svg:y="0.398in" svg:viewBox="0 0 169 281" svg:d="M34 248c14-14 30-28 44-43 66-59 91-80 91-123 0-48-38-82-90-82-48 0-79 40-79 77 0 23 22 23 23 23 7 0 21-5 21-22 0-11-7-22-21-22-4 0-5 0-6 0 9-27 32-43 57-43 39 0 57 35 57 69 0 33-22 67-45 93-27 30-54 60-81 90-5 5-5 6-5 16 53 0 104 0 157 0 4-25 9-49 12-73-3 0-7 0-11 0-2 13-4 31-9 37-3 3-31 3-40 3-25 0-50 0-75 0z"><text:p/></draw:path><draw:path draw:style-name="gr4" draw:text-style-name="P32" svg:width="0.5673in" svg:height="0.0063in" svg:x="0.1445in" svg:y="0.5764in" svg:viewBox="0 0 1442 17" svg:d="M0 0c481 0 961 0 1442 0 0 6 0 11 0 17-481 0-961 0-1442 0 0-6 0-11 0-17z"><text:p/></draw:path><draw:path draw:style-name="gr4" draw:text-style-name="P32" svg:width="0.1295in" svg:height="0.1654in" svg:x="0.1563in" svg:y="0.6091in" svg:viewBox="0 0 330 421" svg:d="M134 378c-25-55-49-110-74-164-4-8-6-8-7-8-3 2-3 0-7 4-14 10-27 20-40 30-6 5-6 6-6 7 0 3 2 5 5 5 2 0 9-6 14-10 3-2 9-6 13-9 28 60 56 121 83 182 4 6 6 6 10 6 6 0 7-2 11-8 63-132 127-264 190-396 4-6 4-7 4-9 0-3-4-8-8-8s-8 2-11 10c-59 122-118 244-177 368z"><text:p/></draw:path><draw:path draw:style-name="gr4" draw:text-style-name="P32" svg:width="0.1004in" svg:height="0.0063in" svg:x="0.2827in" svg:y="0.6091in" svg:viewBox="0 0 256 17" svg:d="M0 0c85 0 170 0 256 0 0 6 0 11 0 17-86 0-171 0-256 0 0-6 0-11 0-17z"><text:p/></draw:path><draw:path draw:style-name="gr4" draw:text-style-name="P32" svg:width="0.0894in" svg:height="0.0728in" svg:x="0.2882in" svg:y="0.6634in" svg:viewBox="0 0 228 186" svg:d="M101 24c15 0 32 0 48 0-15 62-18 80-18 109 0 6 0 18 3 33 4 18 9 20 15 20 8 0 18-7 18-16 0-2 0-3-3-9-13-30-13-58-13-70 0-23 4-44 9-67 15 0 32 0 48 0 4 0 20 0 20-14 0-10-8-10-17-10-47 0-95 0-141 0-10 0-26 0-44 19-15 17-26 36-26 39 1 1 0 4 5 4 3 0 5-2 7-6 20-32 46-32 54-32s16 0 24 0c-14 52-37 102-54 140-4 8-4 8-4 11 0 7 6 11 12 11 14 0 16-12 22-28 6-19 6-20 11-40 8-32 15-63 24-94z"><text:p/></draw:path><draw:path draw:style-name="gr4" draw:text-style-name="P32" svg:width="0.098in" svg:height="0.1201in" svg:x="0.3917in" svg:y="0.6185in" svg:viewBox="0 0 250 306" svg:d="M250 4c0-2 0-4-5-4-1 0-3 0-7 6-8 8-14 16-21 24-11-20-32-30-60-30-54 0-104 48-104 100 0 33 23 52 44 58 15 4 30 9 45 12 15 4 39 11 39 45 0 38-35 78-77 78-26 0-73-10-73-61 0-11 3-21 3-23 0-3 1-3 1-4 0-3-5-3-6-3-3 0-3 0-4 1s-25 97-25 99c0 3 2 4 5 4 1 0 2 0 7-6 7-8 13-17 20-24 18 24 47 30 72 30 57 0 107-56 107-108 0-29-14-43-20-49-10-10-17-12-54-22-10-2-24-7-28-7-12-4-26-17-26-38 0-35 33-71 74-71 35 0 60 19 60 66 0 13-1 20-1 24 1 1 0 3 5 3s5-1 6-8c7-31 15-61 23-92z"><text:p/></draw:path><draw:path draw:style-name="gr4" draw:text-style-name="P32" svg:width="0.0346in" svg:height="0.0776in" svg:x="0.4909in" svg:y="0.6827in" svg:viewBox="0 0 89 198" svg:d="M82 11c0-5-4-11-12-11-9 0-17 7-17 16 0 6 3 12 12 12 8 0 17-9 17-17zM22 161c-2 3-4 7-4 13 0 13 12 24 29 24 29 0 42-40 42-44s-4-4-5-4c-4 0-4 1-5 5-7 23-20 36-32 36-5 0-7-5-7-11 0-7 2-12 4-19 4-7 6-16 10-23 2-7 13-35 14-38 2-3 3-6 3-10 0-13-12-24-29-24-29 0-42 40-42 44s4 4 5 4c3 0 5-1 5-5 8-25 20-36 32-36 5 0 7 3 7 11 0 7-2 11-9 30-6 16-12 31-18 47z"><text:p/></draw:path><draw:path draw:style-name="gr4" draw:text-style-name="P32" svg:width="0.0984in" svg:height="0.1201in" svg:x="0.55in" svg:y="0.6185in" svg:viewBox="0 0 251 306" svg:d="M251 4c0-2-1-4-5-4-2 0-2 0-7 6-7 8-13 16-21 24-10-20-33-30-61-30-53 0-103 48-103 100 0 33 22 52 43 58 16 4 30 9 46 12 15 4 38 11 38 45 0 38-35 78-75 78-28 0-75-10-75-61 0-11 3-21 3-23 1-3 1-3 1-4 0-3-3-3-5-3s-4 0-5 1-25 97-25 99c0 3 2 4 5 4 2 0 2 0 8-6 7-8 13-17 21-24 18 24 46 30 70 30 58 0 107-56 107-108 0-29-14-43-20-49-10-10-16-12-53-22-10-2-25-7-29-7-11-4-25-17-25-38 0-35 34-71 73-71 35 0 61 19 61 66 0 13-2 20-2 24 1 1 0 3 5 3s5-1 7-8c7-31 16-61 23-92z"><text:p/></draw:path><draw:path draw:style-name="gr4" draw:text-style-name="P32" svg:width="0.0508in" svg:height="0.1004in" svg:x="0.6421in" svg:y="0.6827in" svg:viewBox="0 0 130 256" svg:d="M130 11c0-5-5-11-12-11-9 0-17 8-17 16 0 4 3 12 12 12 7 0 17-9 17-17zM66 210c-5 20-20 37-37 37-5 0-7 0-11-1 7-4 10-11 10-16 0-7-5-10-11-10-10 0-17 8-17 18s11 18 29 18 51-11 61-47c8-35 18-71 26-106 2-2 2-6 2-9 0-17-14-28-32-28-32 0-51 41-51 44 0 4 3 3 5 4 3 0 3 0 6-5 7-17 22-36 39-36 9 0 11 6 11 15 0 3-1 8-1 9-10 37-19 76-29 113z"><text:p/></draw:path><draw:path draw:style-name="gr4" draw:text-style-name="P32" svg:width="0.1469in" svg:height="0.3677in" svg:x="0.7689in" svg:y="0.3953in" svg:viewBox="0 0 374 935" svg:d="M20 915c14 0 21-9 21-20 0-13-11-20-21-20-9 0-20 6-20 21 0 21 22 39 47 39 63 0 89-99 117-220 34-133 60-268 83-403 16-89 31-174 46-228 6-20 19-76 36-76 13 0 24 9 25 11-13 0-20 10-20 21 0 13 9 20 20 20 10 0 20-6 20-22 0-22-22-38-46-38-32 0-56 46-78 132-2 5-59 216-106 492-11 63-23 133-37 192-7 30-27 109-61 109-15 0-17-6-26-10z"><text:p/></draw:path><draw:path draw:style-name="gr4" draw:text-style-name="P32" svg:width="0.1138in" svg:height="0.052in" svg:x="0.9346in" svg:y="0.3846in" svg:viewBox="0 0 290 133" svg:d="M148 49c-16-18-21-23-32-31-18-13-37-18-54-18-36 0-62 31-62 67 0 34 25 66 62 66 41 0 70-33 81-49 15 18 20 23 31 31 18 13 37 18 53 18 37 0 63-31 63-67 0-34-25-66-62-66-41 0-70 34-80 49zM157 60c12-19 37-49 73-49 30 0 52 26 52 55 0 28-23 50-50 50-28 0-47-21-75-56zM133 73c-12 19-38 49-74 49-30 0-51-27-51-55 0-29 23-50 50-50s46 21 75 56z"><text:p/></draw:path><draw:path draw:style-name="gr4" draw:text-style-name="P32" svg:width="0.0539in" svg:height="0.0791in" svg:x="0.8579in" svg:y="0.6945in" svg:viewBox="0 0 138 202" svg:d="M138 101c0-33-5-55-18-76-10-14-28-25-52-25-68 0-68 79-68 101 0 20 0 101 68 101 69 0 70-80 70-101zM68 193c-13 0-31-8-37-32-3-17-3-42-3-64 0-21 0-43 3-60 7-23 25-30 37-30 17 0 33 11 38 28 4 15 4 37 4 62 0 22 0 45-3 63-6 26-27 33-39 33z"><text:p/></draw:path><draw:path draw:style-name="gr4" draw:text-style-name="P32" svg:width="0.1465in" svg:height="0.3677in" svg:x="1.1791in" svg:y="0.3953in" svg:viewBox="0 0 373 935" svg:d="M20 915c14 0 21-9 21-20 0-13-11-20-21-20s-20 6-20 21c0 21 20 39 47 39 63 0 87-99 117-220 33-133 60-268 83-403 16-89 31-174 46-228 5-20 19-76 36-76 13 0 23 9 25 11-14 0-22 10-22 21 0 13 11 20 21 20 11 0 20-6 20-22 0-22-23-38-45-38-33 0-56 46-80 132-1 5-57 216-104 492-11 63-23 133-37 192-7 30-28 109-61 109-16 0-17-6-26-10z"><text:p/></draw:path><draw:path draw:style-name="gr4" draw:text-style-name="P32" svg:width="0.1469in" svg:height="0.3677in" svg:x="1.2894in" svg:y="0.3953in" svg:viewBox="0 0 374 935" svg:d="M20 915c14 0 21-9 21-20 0-13-11-20-21-20-9 0-20 6-20 21 0 21 22 39 47 39 63 0 87-99 117-220 33-133 60-268 83-403 16-89 31-174 46-228 5-20 19-76 36-76 13 0 24 9 25 11-13 0-20 10-20 21 0 13 9 20 19 20 11 0 21-6 21-22 0-22-22-38-46-38-32 0-56 46-78 132-2 5-59 216-106 492-11 63-23 133-37 192-7 30-27 109-61 109-15 0-17-6-26-10z"><text:p/></draw:path><draw:path draw:style-name="gr4" draw:text-style-name="P32" svg:width="0.0618in" svg:height="0.052in" svg:x="1.0165in" svg:y="0.8189in" svg:viewBox="0 0 158 133" svg:d="M60 100c-4 9-13 25-28 25-1 0-10 0-16-4 12-3 13-14 13-17 0-6-5-10-12-10-9 0-17 7-17 18 0 15 17 21 31 21 13 0 25-8 34-20 6 15 23 20 35 20 33 0 51-36 51-44 0-4-3-4-5-4-3 0-3 1-4 5-8 20-24 35-41 35-12 0-18-7-18-19 0-8 7-34 15-68 6-22 20-30 29-30 5 2 10 0 16 5-10 3-13 11-13 16 0 7 4 11 12 11 7 0 16-5 16-18 0-16-19-22-31-22-14 0-26 11-32 22-6-12-19-22-36-22-33 0-52 37-52 46 0 3 4 3 5 3 4 0 4-1 6-5 7-22 25-36 40-36 10 0 18 6 18 21 0 5-4 20-6 30-4 13-6 27-10 41z"><text:p/></draw:path><draw:path draw:style-name="gr4" draw:text-style-name="P32" svg:width="0.0287in" svg:height="0.0559in" svg:x="1.0941in" svg:y="0.8319in" svg:viewBox="0 0 74 143" svg:d="M64 8c0-4-4-8-9-8-6 0-13 6-13 12s5 10 8 10c8 0 14-6 14-14zM74 110c0-3-3-3-4-3-4 0-4 1-5 5-4 12-13 24-24 24-5 0-6-4-6-9 0-3 1-6 2-11 1-3 4-8 5-10 0-3 8-22 12-29 1-5 2-7 2-11 0-11-9-19-22-19-22 0-34 27-34 33 0 3 2 2 4 3 3 0 4-1 4-4 5-15 16-25 24-25 5 0 8 2 8 8 0 2 0 4-2 8-2 3-12 26-14 33-1 4-1 5-5 12-1 3-2 5-2 9 0 12 11 19 23 19 22 0 34-28 34-33z"><text:p/></draw:path><draw:path draw:style-name="gr4" draw:text-style-name="P32" svg:width="0.0142in" svg:height="0.035in" svg:x="1.1528in" svg:y="0.8571in" svg:viewBox="0 0 37 90" svg:d="M29 29c0 15-3 35-23 54-1 1-2 2-2 3 0 3 2 4 3 4 5 0 30-23 30-59 0-18-7-31-20-31-10 0-17 7-17 17 0 8 6 17 17 17 7 0 8-4 12-5z"><text:p/></draw:path><draw:path draw:style-name="gr4" draw:text-style-name="P32" svg:width="0.0591in" svg:height="0.0748in" svg:x="1.1839in" svg:y="0.8189in" svg:viewBox="0 0 151 191" svg:d="M150 19c1-3 1-5 1-6 0-6-5-9-9-9s-9 1-12 7c-2 1-4 11-5 17-3 8-4 15-6 24-3 7-11 44-12 48-12 8-13 25-36 25-21 0-21-19-21-24 0-16 8-35 16-58 4-9 5-12 5-18 0-13-12-25-28-25-30 0-43 41-43 46 0 3 4 2 5 3 5 0 5-1 6-5 7-24 19-36 31-36 5 0 7 4 7 11s-2 13-3 17c-15 36-17 47-17 60 0 5 0 19 11 29 9 7 21 8 30 8 12 0 22-3 32-13-4 17-7 29-20 43-8 10-20 19-35 19-3 0-16 0-23-9 17-1 11-11 17-16 0-9-9-12-12-12-7 0-17 6-17 19 0 16 14 27 35 27 30 0 66-23 75-60 10-37 18-75 28-112z"><text:p/></draw:path><draw:path draw:style-name="gr4" draw:text-style-name="P32" svg:width="0.0287in" svg:height="0.0559in" svg:x="1.2531in" svg:y="0.8319in" svg:viewBox="0 0 74 143" svg:d="M65 8c0-4-5-8-10-8-6 0-13 6-13 12s5 10 10 10c7 0 13-6 13-14zM74 110c0-3-3-3-4-3-4 0-4 1-5 5-4 12-13 24-24 24-5 0-6-4-6-9 0-3 1-6 2-11 3-3 4-8 5-10 1-3 10-22 12-29 1-5 2-7 2-11 0-11-9-19-22-19-22 0-34 27-34 33 0 3 4 3 5 3 3 0 3-1 5-4 4-15 14-25 24-25 3 0 6 2 6 8 0 2 0 4-2 8-1 3-10 26-14 33-1 4-1 5-5 12-1 3-2 5-2 9 0 12 11 19 24 19 21 0 33-28 33-33z"><text:p/></draw:path><draw:path draw:style-name="gr4" draw:text-style-name="P32" svg:width="0.0638in" svg:height="0.0756in" svg:x="1.3118in" svg:y="0.8031in" svg:viewBox="0 0 163 193" svg:d="M151 103c5 0 12 0 12-7s-7-7-12-7c-45 0-91 0-137 0 5-42 41-75 87-75 17 0 33 0 50 0 5 0 12 0 12-7s-7-7-12-7c-17 0-35 0-51 0-56 0-100 43-100 96 0 54 46 97 100 97 16 0 34 0 51 0 5 0 12 0 12-7s-7-7-12-7c-17 0-33 0-50 0-46 0-82-33-87-76 46 0 92 0 137 0z"><text:p/></draw:path><draw:path draw:style-name="gr4" draw:text-style-name="P32" svg:width="0.0732in" svg:height="0.0839in" svg:x="1.3965in" svg:y="0.7886in" svg:viewBox="0 0 187 214" svg:d="M187 4c0-2 0-4-3-4-2 0-3 0-6 4-5 6-10 10-15 16-11-15-30-20-48-20-41 0-78 34-78 67 0 5 1 17 10 28 9 12 21 14 41 19 6 1 20 5 25 6 9 2 27 8 27 31 0 24-25 52-58 52-27 0-58-10-58-42 0-3 1-10 2-15 0-1 0-1 0-2 0-4-3-4-4-4-4 0-5 2-6 6-5 20-10 40-15 59 0 1-1 4-1 5s1 4 5 4c1 0 1 0 6-5 2-4 11-12 13-16 16 17 40 21 56 21 45 0 81-39 81-74 0-13-5-25-11-32-11-10-16-11-53-20-7-2-17-4-19-5-7-3-19-10-19-27 0-22 26-46 56-46 33 0 47 18 47 45 0 4-1 11-1 13 0 5 3 5 6 5s5-1 6-7c5-20 9-42 14-62z"><text:p/></draw:path><draw:path draw:style-name="gr4" draw:text-style-name="P32" svg:width="0.0287in" svg:height="0.0559in" svg:x="1.4768in" svg:y="0.8319in" svg:viewBox="0 0 74 143" svg:d="M65 8c0-4-4-8-10-8s-13 6-13 12 5 10 10 10c7 0 13-6 13-14zM74 110c0-3-3-3-4-3-4 0-4 1-5 5-4 12-13 24-23 24-5 0-7-4-7-9 0-3 1-6 3-11 2-3 3-8 4-10 1-3 10-22 12-29 2-5 4-7 4-11 0-11-10-19-23-19-23 0-35 27-35 33 0 3 4 3 5 3 3 0 3-1 5-4 4-15 14-25 24-25 3 0 6 2 6 8 0 2 0 4-2 8-1 3-10 26-14 33-1 4-1 5-4 12-1 3-2 5-2 9 0 12 10 19 23 19 21 0 33-28 33-33z"><text:p/></draw:path><draw:path draw:style-name="gr4" draw:text-style-name="P32" svg:width="0.1469in" svg:height="0.3677in" svg:x="1.7587in" svg:y="0.3953in" svg:viewBox="0 0 374 935" svg:d="M20 915c14 0 21-9 21-20 0-13-11-20-21-20-9 0-20 6-20 21 0 21 22 39 47 39 63 0 87-99 117-220 33-133 60-268 83-403 16-89 31-174 46-228 5-20 19-76 36-76 13 0 24 9 25 11-13 0-20 10-20 21 0 13 9 20 19 20 11 0 21-6 21-22 0-22-22-38-46-38-32 0-56 46-78 132-2 5-59 216-106 492-11 63-23 133-37 192-7 30-27 109-61 109-15 0-17-6-26-10z"><text:p/></draw:path><draw:path draw:style-name="gr4" draw:text-style-name="P32" svg:width="0.1469in" svg:height="0.3677in" svg:x="1.8693in" svg:y="0.3953in" svg:viewBox="0 0 374 935" svg:d="M20 915c14 0 21-9 21-20 0-13-10-20-19-20-11 0-22 6-22 21 0 21 22 39 47 39 65 0 89-99 119-220 32-133 60-268 82-403 16-89 32-174 46-228 5-20 19-76 35-76 13 0 24 9 25 11-13 0-20 10-20 21 0 13 10 20 20 20s20-6 20-22c0-22-22-38-45-38-33 0-57 46-79 132-2 5-59 216-106 492-11 63-23 133-36 192-8 30-28 109-61 109-16 0-25-10-27-10z"><text:p/></draw:path><draw:path draw:style-name="gr4" draw:text-style-name="P32" svg:width="0.0614in" svg:height="0.052in" svg:x="1.5831in" svg:y="0.8189in" svg:viewBox="0 0 157 133" svg:d="M59 100c-3 9-13 25-28 25-1 0-9 0-15-4 12-3 12-14 12-17 0-6-5-10-11-10-9 0-17 7-17 18 0 15 16 21 30 21s26-8 34-20c7 15 22 20 34 20 35 0 53-36 53-44 0-4-3-3-5-4-4 0-4 1-6 5-6 20-24 35-40 35-12 0-18-7-18-19 0-8 7-34 15-68 6-22 19-30 29-30 1 0 10 0 16 5-9 3-12 11-12 16 0 7 3 11 10 11 6 0 17-5 17-18 0-16-19-22-30-22-15 0-27 11-33 22-5-12-20-22-35-22-34 0-53 37-53 46 0 3 4 2 5 3 5 0 5-1 6-5 7-22 26-36 41-36 9 0 18 6 18 21 0 5-4 20-8 30-3 13-6 27-9 41z"><text:p/></draw:path><draw:path draw:style-name="gr4" draw:text-style-name="P32" svg:width="0.039in" svg:height="0.072in" svg:x="1.6555in" svg:y="0.8319in" svg:viewBox="0 0 100 184" svg:d="M100 8c0-4-4-8-10-8s-13 6-13 12 3 10 9 10c8 0 14-8 14-14zM53 150c-4 16-17 26-30 26-4 0-6 0-7-1 4-2 6-8 6-11s-3-8-9-8c-7 0-13 6-13 13 0 9 8 15 23 15 13 0 42-8 49-34 6-25 13-50 19-76 0-2 0-3 0-7 0-12-11-20-25-20-25 0-41 29-41 33 0 3 3 3 4 3 3 0 3-1 5-3 9-21 24-26 31-26 8 0 8 8 8 12 0 2 0 4 0 5-7 26-13 53-20 79z"><text:p/></draw:path><draw:path draw:style-name="gr4" draw:text-style-name="P32" svg:width="0.0142in" svg:height="0.035in" svg:x="1.7276in" svg:y="0.8571in" svg:viewBox="0 0 37 90" svg:d="M29 29c0 15-3 35-23 54-1 1-2 2-2 3 0 3 2 4 4 4 4 0 29-23 29-59 0-18-7-31-20-31-10 0-17 7-17 17 0 8 7 17 17 17 7 0 8-4 12-5z"><text:p/></draw:path><draw:path draw:style-name="gr4" draw:text-style-name="P32" svg:width="0.0594in" svg:height="0.0748in" svg:x="1.7587in" svg:y="0.8189in" svg:viewBox="0 0 152 191" svg:d="M151 19c1-3 1-5 1-6 0-6-4-9-10-9-3 0-9 1-12 7 0 1-3 11-5 17-3 8-4 15-6 24-1 7-11 44-12 48-12 8-13 25-36 25-21 0-21-19-21-24 0-16 8-35 17-58 3-9 5-12 5-18 0-13-12-25-29-25-30 0-43 41-43 46 0 3 5 3 6 3 4 0 4-1 5-5 7-24 20-36 32-36 5 0 7 4 7 11s-2 13-4 17c-15 36-17 47-17 60 0 5 0 19 12 29 8 7 21 8 29 8 12 0 22-3 32-13-4 17-7 29-19 43-9 10-21 19-36 19-1 0-16 0-22-9 16-1 11-11 16-16 0-9-9-12-11-12-8 0-18 6-18 19 0 16 14 27 36 27 29 0 66-23 74-60 10-37 20-75 29-112z"><text:p/></draw:path><draw:path draw:style-name="gr4" draw:text-style-name="P32" svg:width="0.039in" svg:height="0.072in" svg:x="1.824in" svg:y="0.8319in" svg:viewBox="0 0 100 184" svg:d="M100 8c0-4-4-8-10-8s-13 6-13 12 5 10 9 10c8 0 14-8 14-14zM54 150c-5 16-18 26-30 26-4 0-6 0-8-1 4-2 7-8 7-11s-3-8-10-8-13 6-13 13c0 9 10 15 24 15s42-8 48-34c6-25 13-50 19-76 0-2 1-3 1-7 0-12-12-20-26-20-25 0-41 29-41 33 0 3 3 2 4 3 3 0 3-1 5-3 9-21 24-26 31-26 8 0 9 8 9 12 0 2 0 4-1 5-6 26-13 53-19 79z"><text:p/></draw:path><draw:path draw:style-name="gr4" draw:text-style-name="P32" svg:width="0.0638in" svg:height="0.0756in" svg:x="1.8953in" svg:y="0.8031in" svg:viewBox="0 0 163 193" svg:d="M151 103c5 0 12 0 12-7s-6-7-12-7c-45 0-90 0-135 0 3-42 39-75 85-75 17 0 33 0 50 0 5 0 12 0 12-7s-6-7-12-7c-17 0-35 0-51 0-54 0-100 43-100 96 0 54 46 97 100 97 16 0 34 0 51 0 5 0 12 0 12-7s-6-7-12-7c-17 0-33 0-50 0-46 0-82-33-85-76 45 0 90 0 135 0z"><text:p/></draw:path><draw:path draw:style-name="gr4" draw:text-style-name="P32" svg:width="0.0736in" svg:height="0.0839in" svg:x="1.9807in" svg:y="0.7886in" svg:viewBox="0 0 188 214" svg:d="M188 4c0-2-1-4-4-4-2 0-2 0-5 4-5 6-10 10-15 16-12-15-30-20-48-20-42 0-79 34-79 67 0 5 1 17 10 28 11 12 21 14 42 19 5 1 20 5 24 6 9 2 27 8 27 31 0 24-25 52-58 52-26 0-57-10-57-42 0-3 0-10 1-15 0-1 0-1 0-2 0-4-3-4-4-4-4 0-4 2-5 6-5 20-11 40-16 59 0 1-1 4-1 5s1 4 5 4c1 0 2 0 6-5 3-4 11-12 14-16 16 17 39 21 57 21 44 0 80-39 80-74 0-13-6-25-12-32-11-10-14-11-53-20-6-2-15-4-19-5-7-3-19-10-19-27 0-22 26-46 56-46 33 0 48 18 48 45 0 4-1 11-1 13 0 5 4 5 5 5 5 0 5-1 6-7 5-20 11-42 15-62z"><text:p/></draw:path><draw:path draw:style-name="gr4" draw:text-style-name="P32" svg:width="0.039in" svg:height="0.072in" svg:x="2.0567in" svg:y="0.8319in" svg:viewBox="0 0 100 184" svg:d="M100 8c0-4-4-8-10-8s-12 6-12 12 4 10 8 10c8 0 14-8 14-14zM54 150c-4 16-18 26-30 26-4 0-6 0-8-1 6-2 7-8 7-11s-3-8-10-8-13 6-13 13c0 9 10 15 24 15s42-8 48-34c6-25 13-50 19-76 0-2 1-3 1-7 0-12-10-20-26-20-25 0-41 29-41 33 0 3 4 3 5 3 2 0 4-1 5-3 9-21 24-26 31-26 8 0 8 8 8 12 0 2 0 4-1 5-6 26-13 53-19 79z"><text:p/></draw:path><draw:path draw:style-name="gr4" draw:text-style-name="P32" svg:width="0.0634in" svg:height="0.0748in" svg:x="2.1713in" svg:y="0.4354in" svg:viewBox="0 0 162 191" svg:d="M59 89c13 0 44-1 65-10 30-13 31-37 31-43 0-19-16-36-45-36-46 0-110 41-110 114 0 43 25 77 66 77 60 0 96-45 96-49s-2-6-5-6c-2 0-3 1-6 4-33 41-79 41-84 41-33 0-37-35-37-48 0-6 0-19 7-44 7 0 15 0 22 0zM40 79c16-63 60-69 70-69 20 0 32 12 32 26 0 43-68 43-86 43-6 0-10 0-16 0z"><text:p/></draw:path><draw:path draw:style-name="gr4" draw:text-style-name="P32" svg:width="0.078in" svg:height="0.0051in" svg:x="2.2531in" svg:y="0.4094in" svg:viewBox="0 0 199 14" svg:d="M187 14c5 0 12 0 12-6 0-8-7-8-12-8-59 0-116 0-175 0-5 0-12 0-12 7s6 7 12 7c59 0 116 0 175 0z"><text:p/></draw:path><draw:path draw:style-name="gr4" draw:text-style-name="P32" svg:width="0.0673in" svg:height="0.0516in" svg:x="2.35in" svg:y="0.3909in" svg:viewBox="0 0 172 132" svg:d="M112 82c-2 6-5 16-5 18-6 8-18 25-36 25-21 0-21-19-21-25 0-17 9-39 17-60 3-6 4-10 4-15 0-15-12-25-28-25-29 0-43 40-43 44s5 4 6 4c4 0 4-1 5-5 7-24 20-36 31-36 6 0 8 4 8 11s-2 13-6 20c-15 40-15 50-15 57 0 5 0 19 11 29 8 6 20 8 30 8 19 0 28-10 38-19 7 19 26 19 30 19 10 0 18-5 24-16 6-10 10-27 10-28 0-4-4-4-5-4-4 0-5 1-6 8-4 15-10 33-22 33-8 0-9-7-9-15 0-6 2-16 3-24 3-8 6-20 7-26 3-8 4-18 6-26 3-8 6-21 6-22 0-6-4-10-9-10-12 0-13 9-16 18-5 21-11 41-15 62z"><text:p/></draw:path><draw:path draw:style-name="gr4" draw:text-style-name="P32" svg:width="0.0413in" svg:height="0.0547in" svg:x="2.4303in" svg:y="0.3362in" svg:viewBox="0 0 106 140" svg:d="M106 100c-4 0-6 0-10 0 0 3-2 16-6 19-1 1-19 1-23 1-13 0-27 0-41 0 14-10 29-22 42-30 20-13 38-25 38-48 0-28-27-42-57-42-29 0-49 17-49 37 0 11 10 13 12 13 6 0 13-4 13-13 0-7-6-12-12-12 5-9 18-15 31-15 21 0 39 12 39 32 0 18-12 31-29 46-17 14-35 28-52 43-2 1-2 1-2 3 0 3 0 4 0 6 32 0 66 0 98 0 3-13 5-27 8-40z"><text:p/></draw:path><draw:path draw:style-name="gr4" draw:text-style-name="P32" svg:width="0.0594in" svg:height="0.0815in" svg:x="2.4949in" svg:y="0.3618in" svg:viewBox="0 0 152 208" svg:d="M151 10c0-2 1-4 1-5s-1-5-4-5c-6 0-32 2-39 4-2 0-6 0-6 6 0 4 4 4 7 4 15 0 15 3 15 5 0 1 0 4-1 6-6 23-11 45-17 67-6-9-17-16-30-16-39 0-77 40-77 84 0 27 19 48 44 48 17 0 30-9 42-21 6 18 23 21 32 21s18-6 22-16c6-11 11-28 11-29 0-3-3-2-5-3-4 0-4 1-7 8-3 14-8 32-21 32-8 0-10-7-10-14 0-6 1-8 1-13 15-54 28-109 42-163zM88 168c-2 8-9 14-15 20-3 3-14 12-27 12-11 0-22-8-22-28 0-16 8-48 16-60 13-24 28-29 37-29 20 0 26 23 26 26 0 1-1 3-1 4-5 18-10 37-14 55z"><text:p/></draw:path><draw:path draw:style-name="gr4" draw:text-style-name="P32" svg:width="0.0413in" svg:height="0.0547in" svg:x="2.5646in" svg:y="0.3362in" svg:viewBox="0 0 106 140" svg:d="M106 100c-3 0-6 0-9 0-1 3-3 16-7 19-1 1-19 1-22 1-14 0-27 0-42 0 15-10 30-22 42-30 20-13 38-25 38-48 0-28-26-42-56-42-28 0-50 17-50 37 0 11 10 13 13 13 5 0 12-4 12-13 0-7-6-12-12-12 6-9 18-15 33-15 20 0 37 12 37 32 0 18-12 31-29 46-17 14-34 28-50 43-3 1-3 1-4 3 0 3 0 4 0 6 32 0 66 0 98 0 3-13 5-27 8-40z"><text:p/></draw:path><draw:path draw:style-name="gr4" draw:text-style-name="P32" svg:width="0.0287in" svg:height="0.0559in" svg:x="2.5646in" svg:y="0.4201in" svg:viewBox="0 0 74 143" svg:d="M65 10c0-6-4-10-10-10s-12 6-12 13c0 6 4 9 9 9 7 0 13-6 13-12zM74 110c0-3-2-2-3-3-4 0-5 1-6 6-4 11-12 23-23 23-5 0-7-4-7-8s1-7 3-10c2-5 4-9 4-12 1-3 10-22 12-29 2-5 4-7 4-11 0-10-10-18-23-18-23 0-35 26-35 32 0 3 4 3 5 3 3 0 3-1 5-4 4-15 14-24 24-24 3 0 6 3 6 7 0 2 0 4-2 9-1 3-10 26-13 32-2 4-2 5-5 12-1 3-2 6-2 10 0 11 10 18 23 18 21 0 33-28 33-33z"><text:p/></draw:path><draw:path draw:style-name="gr4" draw:text-style-name="P32" svg:width="0.039in" svg:height="0.072in" svg:x="2.6043in" svg:y="0.4201in" svg:viewBox="0 0 100 184" svg:d="M100 10c0-5-4-10-10-10s-13 6-13 13c0 5 5 9 9 9 8 0 14-6 14-12zM54 150c-5 16-18 26-31 26-4 0-6 0-7-1 4-2 7-8 7-11s-4-8-10-8c-7 0-13 6-13 13 0 10 10 15 24 15s41-8 48-34c6-25 13-50 19-76 0-1 1-3 1-6 0-12-12-20-26-20-25 0-41 28-41 32 0 3 3 3 4 3 3 0 3 0 5-3 9-20 24-25 31-25 8 0 9 7 9 11 0 2-1 4-1 5-6 26-13 53-19 79z"><text:p/></draw:path><draw:path draw:style-name="gr4" draw:text-style-name="P32" svg:width="0.0783in" svg:height="0.1169in" svg:x="2.6791in" svg:y="0.3937in" svg:viewBox="0 0 200 298" svg:d="M200 5c-1-1 0-5-4-5-6 0-47 5-54 5-4 1-6 2-6 8 0 5 3 5 10 5 21 0 21 4 21 7s-1 6-1 9c-9 33-17 66-26 99-7-15-19-26-38-26-49 0-102 62-102 123 0 40 23 68 56 68 9 0 29-2 56-32 2 17 18 32 38 32 14 0 24-10 31-23 7-16 12-41 12-42 0-5-3-5-5-5-4 0-4 2-6 8-7 28-14 52-32 52-11 0-12-11-12-19 0-10 0-13 2-21 21-81 40-162 60-243zM113 242c-1 9-1 9-9 16-18 24-36 30-46 30-22 0-28-23-28-40 0-20 13-72 23-92 13-24 32-40 49-40 28 0 34 34 34 38 0 2-2 4-2 7-7 27-14 54-21 81z"><text:p/></draw:path><draw:path draw:style-name="gr4" draw:text-style-name="P32" svg:width="0.0823in" svg:height="0.0748in" svg:x="2.7626in" svg:y="0.4354in" svg:viewBox="0 0 210 191" svg:d="M128 59c3-11 14-49 42-49 3 0 12 0 22 4-12 3-20 14-20 23 0 7 4 15 15 15 10 0 23-8 23-24 0-22-25-28-40-28-24 0-38 23-43 32-11-28-33-32-45-32-45 0-69 54-69 65 0 5 4 3 5 5 4 0 5-2 6-5 14-46 42-55 56-55 9 0 23 3 23 27 0 13-7 42-23 101-7 26-21 43-39 43-4 0-13 0-22-5 11-2 21-10 21-22s-10-16-16-16c-13 0-24 12-24 25 0 19 22 28 40 28 27 0 43-30 44-33 5 16 20 33 46 33 43 0 67-54 67-65 0-5-4-5-5-5-4 0-5 3-6 5-13 46-42 55-55 55-17 0-24-13-24-27 0-10 3-18 7-38 5-19 10-38 14-57z"><text:p/></draw:path><draw:path draw:style-name="gr4" draw:text-style-name="P32" svg:width="0.035in" svg:height="0.0776in" svg:x="2.8579in" svg:y="0.4567in" svg:viewBox="0 0 90 198" svg:d="M83 11c0-5-4-11-12-11-9 0-17 7-17 16 0 6 4 12 12 12s17-9 17-17zM22 161c-2 3-3 7-3 12 0 14 12 25 29 25 29 0 42-41 42-44 0-4-4-4-5-4-3 0-5 1-6 5-6 23-19 35-31 35-6 0-7-4-7-10 0-7 2-12 5-19 2-9 6-16 9-24 3-6 13-34 15-37 1-3 1-6 1-10 0-13-11-25-28-25-29 0-43 41-43 45s5 4 6 4c4 0 4-1 5-5 7-25 20-36 31-36 5 0 7 3 7 11 0 7-1 11-8 30-6 16-13 31-19 47z"><text:p/></draw:path><draw:path draw:style-name="gr4" draw:text-style-name="P32" svg:width="0.0783in" svg:height="0.1169in" svg:x="2.9146in" svg:y="0.3937in" svg:viewBox="0 0 200 298" svg:d="M200 5c-1-1 0-5-4-5-8 0-47 5-54 5-4 1-6 2-6 8 0 5 3 5 9 5 21 0 22 4 22 7s-1 6-1 9c-9 33-17 66-26 99-7-15-20-26-38-26-50 0-102 62-102 123 0 40 23 68 56 68 9 0 29-2 54-32 4 17 18 32 39 32 15 0 25-10 31-23 7-16 13-41 13-42 0-5-3-5-5-5-4 0-4 2-6 8-7 28-15 52-32 52-12 0-13-11-13-19 0-10 1-13 3-21 21-81 40-162 60-243zM113 242c-3 9-3 9-9 16-18 24-36 30-48 30-20 0-26-23-26-40 0-20 13-72 23-92 13-24 32-40 49-40 28 0 34 34 34 38 0 2-2 4-2 7-7 27-14 54-21 81z"><text:p/></draw:path><draw:path draw:style-name="gr4" draw:text-style-name="P32" svg:width="0.076in" svg:height="0.1067in" svg:x="3in" svg:y="0.4354in" svg:viewBox="0 0 194 272" svg:d="M193 25c1-6 1-6 1-9 0-8-6-11-12-11-4 0-10 2-15 8 0 3-4 16-5 23-4 11-6 23-10 34-6 25-12 50-18 75-2 7-20 36-48 36-21 0-26-18-26-33 0-20 7-46 22-83 7-17 8-22 8-30 0-19-13-35-35-35-39 0-55 61-55 65 0 5 4 5 5 5 5 0 5-2 7-9 11-39 28-51 42-51 4 0 11 0 11 13 0 11-4 21-7 29-17 45-24 69-24 88 0 39 26 51 51 51 16 0 30-7 42-19-6 22-11 43-27 64-11 15-27 27-46 27-6 0-25-1-32-17 6 0 12 0 18-5 3-5 8-9 8-18 0-13-12-14-16-14-9 0-24 6-24 27s20 36 46 36c43 0 86-38 98-85 14-54 28-108 41-162z"><text:p/></draw:path><draw:path draw:style-name="gr4" draw:text-style-name="P32" svg:width="0.0346in" svg:height="0.0776in" svg:x="3.0815in" svg:y="0.4567in" svg:viewBox="0 0 89 198" svg:d="M82 11c0-5-4-11-12-11-9 0-17 7-17 16 0 6 3 12 12 12 8 0 17-9 17-17zM22 161c-2 3-4 7-4 12 0 14 12 25 29 25 29 0 42-41 42-44 0-4-4-4-5-4-4 0-5 1-5 5-7 23-20 35-32 35-5 0-7-4-7-10 0-7 2-12 4-19 4-9 6-16 10-24 2-6 13-34 14-37 2-3 3-6 3-10 0-13-12-25-29-25-29 0-42 41-42 45s4 4 5 4c3 0 3-1 5-5 8-25 20-36 32-36 4 0 7 3 7 11 0 7-2 11-9 30-6 16-12 31-18 47z"><text:p/></draw:path><draw:path draw:style-name="gr4" draw:text-style-name="P32" svg:width="0.0783in" svg:height="0.1169in" svg:x="3.1382in" svg:y="0.3937in" svg:viewBox="0 0 200 298" svg:d="M200 5c-1-1 0-5-4-5-6 0-47 5-54 5-4 1-6 2-6 8 0 5 3 5 10 5 21 0 21 4 21 7s-1 6-1 9c-9 33-17 66-26 99-7-15-19-26-38-26-49 0-102 62-102 123 0 40 23 68 56 68 9 0 29-2 54-32 4 17 20 32 39 32 15 0 25-10 31-23 7-16 13-41 13-42 0-5-3-5-5-5-4 0-4 2-6 8-7 28-14 52-32 52-11 0-12-11-12-19 0-10 0-13 2-21 21-81 40-162 60-243zM113 242c-3 9-3 9-9 16-18 24-36 30-46 30-22 0-28-23-28-40 0-20 13-72 23-92 13-24 32-40 49-40 28 0 34 34 34 38 0 2-2 4-2 7-7 27-14 54-21 81z"><text:p/></draw:path><draw:path draw:style-name="gr4" draw:text-style-name="P32" svg:width="0.0823in" svg:height="0.0748in" svg:x="3.222in" svg:y="0.4354in" svg:viewBox="0 0 210 191" svg:d="M128 59c3-11 12-49 42-49 3 0 12 0 22 4-12 3-20 14-20 23 0 7 4 15 15 15 10 0 23-8 23-24 0-22-25-28-40-28-24 0-38 23-43 32-11-28-33-32-45-32-45 0-69 54-69 65 0 5 4 3 5 5 4 0 5-2 6-5 14-46 42-55 56-55 9 0 23 3 23 27 0 13-7 42-23 101-7 26-21 43-39 43-4 0-13 0-22-5 11-2 19-10 19-22s-8-16-15-16c-12 0-23 12-23 25 0 19 22 28 40 28 27 0 43-30 44-33 5 16 20 33 46 33 43 0 67-54 67-65 0-5-4-5-5-5-4 0-5 3-6 5-13 46-42 55-55 55-17 0-24-13-24-27 0-10 2-18 7-38 5-19 10-38 14-57z"><text:p/></draw:path><draw:path draw:style-name="gr4" draw:text-style-name="P32" svg:width="0.0508in" svg:height="0.1004in" svg:x="3.3126in" svg:y="0.4567in" svg:viewBox="0 0 130 256" svg:d="M130 11c0-5-4-11-12-11-9 0-17 8-17 16 0 4 3 12 12 12 8 0 17-9 17-17zM67 210c-6 20-21 37-38 37-4 0-7 0-11-1 7-4 10-11 10-16 0-7-5-10-11-10-10 0-17 8-17 18s11 18 29 18 53-11 61-47c8-35 18-71 26-106 2-3 3-6 3-9 0-17-15-29-33-29-32 0-51 42-51 45 0 4 3 3 5 4 3 0 4 0 6-5 8-17 22-36 40-36 8 0 10 6 10 15 0 3-1 8-1 9-10 37-18 76-28 113z"><text:p/></draw:path><draw:path draw:style-name="gr4" draw:text-style-name="P32" svg:width="0.0783in" svg:height="0.1169in" svg:x="3.389in" svg:y="0.3937in" svg:viewBox="0 0 200 298" svg:d="M200 5c-1-1 0-5-4-5-8 0-47 5-54 5-4 1-6 2-6 8 0 5 3 5 9 5 21 0 22 4 22 7s-1 6-1 9c-9 33-17 66-26 99-7-15-20-26-38-26-50 0-102 62-102 123 0 40 23 68 56 68 9 0 29-2 54-32 4 17 18 32 39 32 15 0 25-10 31-23 7-16 13-41 13-42 0-5-3-5-5-5-4 0-4 2-6 8-7 28-15 52-32 52-11 0-13-11-13-19 0-10 1-13 3-21 21-81 40-162 60-243zM113 242c-3 9-3 9-9 16-18 24-36 30-48 30-20 0-26-23-26-40 0-20 13-72 23-92 13-24 32-40 49-40 28 0 34 34 34 38 0 2-2 4-2 7-7 27-14 54-21 81z"><text:p/></draw:path><draw:path draw:style-name="gr4" draw:text-style-name="P32" svg:width="0.076in" svg:height="0.1067in" svg:x="3.4736in" svg:y="0.4354in" svg:viewBox="0 0 194 272" svg:d="M193 25c1-6 1-6 1-9 0-8-6-11-12-11-4 0-10 2-15 8 0 3-4 16-5 23-4 11-6 23-8 34-6 25-14 50-20 75-2 7-20 36-48 36-21 0-26-18-26-33 0-20 7-46 22-83 7-17 8-22 8-30 0-19-13-35-35-35-39 0-55 61-55 65 0 5 4 5 5 5 5 0 5-2 7-9 11-39 28-51 42-51 4 0 11 0 11 13 0 11-4 21-7 29-17 45-24 69-24 88 0 39 26 51 51 51 16 0 30-7 42-19-6 22-11 43-27 64-11 15-27 27-46 27-6 0-25-1-32-17 6 0 12 0 18-5 3-5 8-9 8-18 0-13-11-14-16-14-9 0-24 6-24 27s20 36 46 36c43 0 86-38 98-85 14-54 28-108 41-162z"><text:p/></draw:path><draw:path draw:style-name="gr4" draw:text-style-name="P32" svg:width="0.0508in" svg:height="0.1004in" svg:x="3.55in" svg:y="0.4567in" svg:viewBox="0 0 130 256" svg:d="M130 11c0-5-4-11-12-11-9 0-17 8-17 16 0 4 3 12 12 12 8 0 17-9 17-17zM67 210c-5 20-20 37-38 37-4 0-7 0-11-1 8-4 11-11 11-16 0-7-6-10-12-10-10 0-17 8-17 18s11 18 29 18c17 0 53-11 62-47 9-35 18-71 27-106 0-3 1-6 1-9 0-17-15-29-31-29-34 0-52 42-52 45 0 4 4 4 5 4 3 0 3 0 6-5 7-17 23-36 39-36 8 0 10 6 10 15 0 3 0 8-1 9-10 37-18 76-28 113z"><text:p/></draw:path><draw:path draw:style-name="gr4" draw:text-style-name="P32" svg:width="1.4559in" svg:height="0.0063in" svg:x="2.1646in" svg:y="0.5764in" svg:viewBox="0 0 3699 17" svg:d="M0 0c1234 0 2466 0 3699 0 0 6 0 11 0 17-1233 0-2465 0-3699 0 0-6 0-11 0-17z"><text:p/></draw:path><draw:path draw:style-name="gr4" draw:text-style-name="P32" svg:width="0.0732in" svg:height="0.1122in" svg:x="2.7291in" svg:y="0.6228in" svg:viewBox="0 0 187 286" svg:d="M113 216c0 12 0 24 0 36 0 16-1 20-33 20-2 0-6 0-8 0 0 4 0 9 0 14 17-2 38-2 56-2s40 0 58 2c0-5 0-10 0-14-4 0-6 0-10 0-31 0-31-4-31-20 0-12 0-24 0-36 15 0 28 0 42 0 0-5 0-8 0-13-14 0-27 0-42 0 0-64 0-129 0-192 0-9 0-11-7-11-4 0-5 0-8 5-44 66-87 132-130 198 0 5 0 8 0 13 37 0 76 0 113 0zM115 203c-35 0-68 0-103 0 35-53 68-105 103-157 0 52 0 104 0 157z"><text:p/></draw:path><draw:path draw:style-name="gr4" draw:text-style-name="P32" svg:width="0.0894in" svg:height="0.0732in" svg:x="2.8118in" svg:y="0.6626in" svg:viewBox="0 0 228 187" svg:d="M101 25c15 0 32 0 48 0-15 63-18 81-18 108 0 7 0 18 3 33 4 19 9 21 16 21 8 0 17-8 17-17 0-2 0-3-3-8-12-31-12-59-12-70 0-22 3-45 8-67 15 0 32 0 48 0 6 0 20 0 20-14 0-11-8-11-17-11-47 0-95 0-141 0-9 0-26 0-44 20-14 17-26 36-26 38 0 1 0 4 6 4 4 0 4-1 6-4 22-33 46-33 54-33s16 0 24 0c-13 51-36 102-54 141-4 6-4 7-4 9 0 9 8 12 12 12 14 0 17-12 22-27 6-20 6-21 11-42 8-32 15-62 24-93z"><text:p/></draw:path><draw:path draw:style-name="gr4" draw:text-style-name="P32" svg:width="0.0665in" svg:height="0.078in" svg:x="2.9118in" svg:y="0.6591in" svg:viewBox="0 0 170 199" svg:d="M48 95c14 6 26 6 37 6s34 0 34-13c0-10-15-11-31-11-9 0-23 0-39 7-9-5-17-13-17-24 0-26 41-41 80-41 6 0 21 0 38 12 5 3 6 4 8 4 6 0 12-5 12-11 0-8-26-24-55-24-48 0-93 28-93 60 0 18 15 29 16 30-25 13-38 37-38 56 0 28 24 53 68 53 57 0 80-36 80-43 0-2-2-4-4-4s-4 2-5 3c-6 9-15 25-67 25-25 0-61-6-61-36 0-14 12-36 37-49zM62 89c10-3 20-4 26-4 10 0 13 1 20 3-6 3-7 3-23 3-9 0-14 0-23-2z"><text:p/></draw:path><draw:path draw:style-name="gr4" draw:text-style-name="P32" svg:width="0.0535in" svg:height="0.0791in" svg:x="2.9913in" svg:y="0.6819in" svg:viewBox="0 0 137 202" svg:d="M137 102c0-32-4-55-18-77-9-13-28-25-51-25-68 0-68 80-68 102s0 100 68 100c69 0 69-78 69-100zM68 193c-14 0-32-7-38-31-4-18-4-42-4-64 0-21 0-44 5-60 6-24 25-30 37-30 16 0 32 10 36 27 5 17 5 37 5 63 0 22 0 44-3 63-6 26-27 32-38 32z"><text:p/></draw:path><draw:path draw:style-name="gr4" draw:text-style-name="P32" svg:width="0.0791in" svg:height="0.1169in" svg:x="3.6465in" svg:y="0.5055in" svg:viewBox="0 0 202 298" svg:d="M202 5c-3-1 0-5-6-5s-47 4-54 5c-3 0-6 2-6 8 0 5 4 5 10 5 21 0 21 2 21 7 0 3-1 6-1 9-9 33-17 66-26 99-7-15-19-26-38-26-49 0-102 61-102 122 0 41 24 69 56 69 9 0 30-3 56-33 3 18 18 33 38 33 14 0 24-10 31-24 7-15 9-28 12-41 0-5-3-5-5-5-3 0-4 1-6 7-7 28-14 53-32 53-11 0-12-11-12-19 0-11 1-13 2-21 21-81 41-162 62-243zM114 242c-2 8-2 9-10 16-18 23-34 30-46 30-22 0-28-23-28-40 0-21 14-73 24-92 13-25 31-41 48-41 28 0 34 35 34 37 0 3-2 5-2 8-7 27-13 55-20 82z"><text:p/></draw:path><draw:path draw:style-name="gr4" draw:text-style-name="P32" svg:width="0.085in" svg:height="0.0748in" svg:x="3.7311in" svg:y="0.5476in" svg:viewBox="0 0 217 191" svg:d="M136 162c4 18 19 29 37 29 15 0 25-10 31-24 7-15 8-28 13-41 0-5-3-5-5-5-4 0-4 1-6 7-6 24-14 53-31 53-9 0-13-6-13-19 0-10 5-29 8-44 4-16 8-30 11-46 3-6 6-22 7-29 3-9 8-25 8-27 0-8-6-12-12-12-3 0-14 1-17 15-9 30-27 105-33 126 0 3-16 36-48 36-21 0-25-19-25-35 0-24 11-56 23-86 5-12 7-18 7-26 0-18-14-34-35-34-40 0-56 60-56 65 0 3 5 3 6 3 4 0 4-1 6-7 11-37 26-53 43-53 4 0 10 2 10 15 0 9-4 21-6 29-16 42-25 67-25 88 0 40 28 51 51 51 29 0 43-19 51-29z"><text:p/></draw:path></draw:g></draw:g>و معادله (6) را می توان به این شکل بازنویسی کرد.</text:p>
      <text:p text:style-name="P1"/>
      <text:p text:style-name="P1"/>
      <text:p text:style-name="P1"/>
      <text:p text:style-name="P1">برای سادگی، <text:span text:style-name="T26">مقادیر </text:span>ثابت را از فرمول حذف می<text:span text:style-name="T32">‌</text:span>کنیم.</text:p>
      <text:p text:style-name="P9"><draw:frame text:anchor-type="char" draw:z-index="7" draw:name="Shape14" draw:style-name="gr7" draw:text-style-name="P33" svg:width="3.2949in" svg:height="0.5169in" svg:x="0.002in" svg:y="0in"><draw:image xlink:href="Pictures/1000000000000CF800000209E48F92082371888A.png" xlink:type="simple" xlink:show="embed" xlink:actuate="onLoad" draw:mime-type="image/png"><text:p/></draw:image><svg:title>TexMaths</svg:title><svg:desc>12§latex§\begin{equation*}
\label {eq10}
I = \int_0^{\infty}\iint\limits_{x_i, y_i \in S_i}\ \  \iint\limits_{x_j, y_j \in S_j}  e^{-u^2 d_{ij}^2} dx_i dy_i dx_j dy_j du
\end{equation*}
§png§1200§FALSE§</svg:desc></draw:frame>هیچ راهی برای یافتن تابع <text:span text:style-name="T26">اولیهٔ </text:span><draw:frame text:anchor-type="as-char" svg:y="-0.1646in" draw:z-index="9" draw:name="Shape15" draw:style-name="gr6" draw:text-style-name="P33" svg:width="0.4697in" svg:height="0.1748in"><draw:image xlink:href="Pictures/10000000000001D9000000AFAEE490CBC7B7C3E9.png" xlink:type="simple" xlink:show="embed" xlink:actuate="onLoad" draw:mime-type="image/png"><text:p/></draw:image><svg:title>TexMaths</svg:title><svg:desc>12§latex§$e^{-u^2 d_{ij}^2}$§png§1200§FALSE§</svg:desc></draw:frame><text:s/>بر روی این پنج انتگرال وجود ندارد، اما تابع اولیه بر روی چهار انتگرال داخلی را می توان یافت. J را تابع اولیه انتگرال چهارگانه فرض کنید.</text:p>
      <text:p text:style-name="P9"><draw:frame text:anchor-type="char" draw:z-index="8" draw:name="Shape16" draw:style-name="gr7" draw:text-style-name="P33" svg:width="2.5106in" svg:height="0.3661in" svg:x="0.2181in" svg:y="0.0457in"><draw:image xlink:href="Pictures/10000000000009E2000001712C08DE9C253AE9DD.png" xlink:type="simple" xlink:show="embed" xlink:actuate="onLoad" draw:mime-type="image/png"><text:p/></draw:image><svg:title>TexMaths</svg:title><svg:desc>12§latex§\begin{equation*}
\label {eq11}
J = \int \int \int \int e^{-u^2 d_{ij}^2 } dx_i dy_i dx_j dy_j  
\end{equation*}§png§1200§FALSE§</svg:desc></draw:frame>سپس J را می توان به صورت تحلیلی محاسبه کرد. <text:span text:style-name="T26">این کار </text:span>توسط نرم افزارهای رایج ریاضی قابل انجام است. <text:span text:style-name="T26">تابع اولیه با</text:span> استفاده از "Wolfram Alpha" [35] به دست آمده است.</text:p>
      <text:p text:style-name="P9"><draw:g text:anchor-type="paragraph" draw:z-index="48" draw:name="Shape13" draw:style-name="gr1"><svg:title>TexMaths</svg:title><svg:desc>12§latex§\begin{equation*}\label {eq12}
\begin{split}
j = \frac{e^{-u^2(x^2+y^2+z^2)}}{4u^4} + \frac{\sqrt{\pi}e^{-u^2(y^2 + z^2)}x\; \mathrm{erf}(u x)}{4u^3} \\
+\frac{\sqrt{\pi}e^{-u^2(x^2 + z^2)}y\; \mathrm {erf}(u y)}{4u^3} + \frac{\pi e^{-u^2 z^2}x\;y\; \mathrm{erf}(u x)\; \mathrm{erf}(u y)}{4u^2}
\end{split}
\end{equation*}§svg§1200§FALSE§</svg:desc><draw:g draw:style-name="gr2"><draw:path draw:style-name="gr3" draw:text-style-name="P31" svg:width="3.9937in" svg:height="0.8315in" svg:x="0.1469in" svg:y="0.0799in" svg:viewBox="0 0 10145 2113" svg:d="M0 0c3381 0 6764 0 10145 0 0 704 0 1409 0 2113-3381 0-6764 0-10145 0 0-704 0-1409 0-2113z"><text:p/></draw:path><draw:path draw:style-name="gr4" draw:text-style-name="P32" svg:width="0.0677in" svg:height="0.1433in" svg:x="0.8276in" svg:y="0.2398in" svg:viewBox="0 0 173 365" svg:d="M173 16c0-9-6-16-17-16-10 0-22 10-22 23 0 8 6 14 16 14 11 0 23-11 23-21zM88 300c-9 31-28 55-52 55-2 0-8 0-17-4 13-2 19-13 19-21 0-7-4-16-15-16s-23 10-23 24c0 17 17 27 37 27 29 0 69-22 79-64 14-52 26-103 39-155 2-8 2-14 2-15 0-24-18-39-39-39-42 0-66 61-66 65 0 5 3 5 4 5 4 0 4-1 8-10 10-25 30-50 52-50 6 0 15 1 15 19 0 10-1 15-4 22-13 52-26 104-39 157z"><text:p/></draw:path><draw:path draw:style-name="gr4" draw:text-style-name="P32" svg:width="0.1102in" svg:height="0.0382in" svg:x="0.9626in" svg:y="0.2882in" svg:viewBox="0 0 281 98" svg:d="M266 17c6 0 15 0 15-9 0-8-9-8-15-8-84 0-168 0-252 0-6 0-14 0-14 8 0 9 8 9 14 9 84 0 168 0 252 0zM266 98c6 0 15 0 15-8s-9-8-15-8c-84 0-168 0-252 0-6 0-14 0-14 8s8 8 14 8c84 0 168 0 252 0z"><text:p/></draw:path><draw:path draw:style-name="gr4" draw:text-style-name="P32" svg:width="0.0634in" svg:height="0.0748in" svg:x="1.1563in" svg:y="0.1646in" svg:viewBox="0 0 162 191" svg:d="M60 89c12 0 43 0 64-10 30-12 32-37 32-43 0-18-17-36-46-36-46 0-110 41-110 115 0 43 25 76 66 76 60 0 96-45 96-49 0-3-2-6-5-6-2 0-3 1-6 4-33 42-79 42-84 42-33 0-37-36-37-49 0-5 1-18 7-44 7 0 16 0 23 0zM40 80c16-64 60-70 70-70 21 0 32 12 32 26 0 44-68 44-86 44-6 0-10 0-16 0z"><text:p/></draw:path><draw:path draw:style-name="gr4" draw:text-style-name="P32" svg:width="0.078in" svg:height="0.0051in" svg:x="1.2386in" svg:y="0.1449in" svg:viewBox="0 0 199 14" svg:d="M187 14c5 0 12 0 12-6 0-8-6-8-12-8-59 0-116 0-175 0-5 0-12 0-12 7s7 7 12 7c59 0 116 0 175 0z"><text:p/></draw:path><draw:path draw:style-name="gr4" draw:text-style-name="P32" svg:width="0.0673in" svg:height="0.0516in" svg:x="1.3354in" svg:y="0.1264in" svg:viewBox="0 0 172 132" svg:d="M110 82c-1 6-3 16-4 18-5 8-17 25-36 25-21 0-21-19-21-25 0-17 9-39 17-60 2-6 5-10 5-15 0-15-13-25-29-25-29 0-42 40-42 44s4 4 5 4c3 0 5-1 5-5 7-24 20-36 32-36 5 0 7 4 7 11s-2 13-6 20c-15 40-15 50-15 57 0 5 0 19 10 29 9 7 21 8 30 8 20 0 29-10 39-19 7 19 26 19 30 19 11 0 18-5 24-16 6-10 11-27 11-28 0-4-5-4-6-4-4 0-4 1-6 8-4 15-10 33-22 33-7 0-10-7-10-15 0-6 3-15 5-24 1-8 5-20 6-26 3-8 5-18 7-26s5-21 5-22c0-6-5-10-9-10-11 0-14 9-16 18-5 21-11 41-16 62z"><text:p/></draw:path><draw:path draw:style-name="gr4" draw:text-style-name="P32" svg:width="0.0413in" svg:height="0.0547in" svg:x="1.4157in" svg:y="0.0717in" svg:viewBox="0 0 106 140" svg:d="M106 100c-4 0-6 0-10 0 0 3-2 16-6 19-1 1-19 1-23 1-13 0-27 0-41 0 15-10 30-22 42-30 20-13 38-25 38-48 0-28-27-42-57-42-27 0-49 17-49 37 0 11 10 13 12 13 6 0 13-4 13-13 0-7-6-12-12-12 6-9 18-15 33-15 20 0 37 12 37 32 0 18-12 31-29 46-17 14-35 28-52 43-1 1-2 1-2 3 0 3 0 4 0 6 32 0 66 0 98 0 3-13 5-27 8-40z"><text:p/></draw:path><draw:path draw:style-name="gr4" draw:text-style-name="P32" svg:width="0.0299in" svg:height="0.1154in" svg:x="1.4866in" svg:y="0.0909in" svg:viewBox="0 0 77 294" svg:d="M71 0c-57 40-71 102-71 146 0 42 12 107 71 148 2 0 6 0 6-4 0-1-1-2-4-3-39-36-54-87-54-139 0-81 31-119 55-142 2-1 3-1 3-2 0-4-4-4-6-4z"><text:p/></draw:path><draw:path draw:style-name="gr4" draw:text-style-name="P32" svg:width="0.0618in" svg:height="0.0516in" svg:x="1.5303in" svg:y="0.1264in" svg:viewBox="0 0 158 132" svg:d="M59 98c-3 10-12 27-28 27-5-1-9 0-15-5 12-4 13-14 13-16 0-7-5-10-12-10-9 0-17 6-17 18 0 14 17 20 31 20 13 0 25-8 33-20 7 15 24 20 36 20 33 0 51-36 51-44 0-4-3-4-5-4-3 0-4 1-6 5-6 20-24 36-39 36-12 0-18-9-18-19 0-9 7-35 14-68 6-22 19-31 30-31 5 1 10 0 16 5-10 2-13 11-13 16 0 7 4 12 12 12 6 0 16-6 16-18 0-17-19-22-31-22-14 0-26 10-33 20-5-12-18-20-35-20-34 0-52 36-52 44 0 4 4 4 5 4 4 0 4-1 6-5 7-23 25-36 40-36 9 0 18 6 18 21 0 6-4 20-6 30-4 13-8 27-11 40z"><text:p/></draw:path><draw:path draw:style-name="gr4" draw:text-style-name="P32" svg:width="0.0406in" svg:height="0.0547in" svg:x="1.6079in" svg:y="0.0717in" svg:viewBox="0 0 104 140" svg:d="M104 100c-2 0-6 0-8 0-1 3-4 16-6 19-2 1-20 1-23 1-14 0-27 0-42 0 15-10 30-22 42-30 19-13 37-25 37-48 0-28-25-42-55-42-29 0-49 17-49 37 0 11 8 13 12 13 5 0 12-4 12-13 0-7-5-12-12-12 6-9 18-15 32-15 21 0 38 12 38 32 0 18-12 31-28 46-17 14-35 28-52 43-2 1-2 1-2 3 0 3 0 4 0 6 32 0 65 0 97 0 3-13 5-27 7-40z"><text:p/></draw:path><draw:path draw:style-name="gr4" draw:text-style-name="P32" svg:width="0.085in" svg:height="0.085in" svg:x="1.6732in" svg:y="0.1055in" svg:viewBox="0 0 217 217" svg:d="M116 115c30 0 60 0 90 0 4 0 11 0 11-6 0-8-7-8-11-8-30 0-60 0-90 0 0-30 0-60 0-90 0-4 0-11-7-11s-7 6-7 11c0 30 0 60 0 90-30 0-61 0-91 0-4 0-11 0-11 7s7 7 11 7c30 0 61 0 91 0 0 30 0 61 0 91 0 4 0 11 6 11 8 0 8-7 8-11 0-30 0-61 0-91z"><text:p/></draw:path><draw:path draw:style-name="gr4" draw:text-style-name="P32" svg:width="0.0591in" svg:height="0.074in" svg:x="1.7724in" svg:y="0.1264in" svg:viewBox="0 0 151 189" svg:d="M150 18c1-4 1-5 1-6 0-6-5-10-9-10s-9 2-12 8c-2 1-4 10-5 16-3 9-4 17-6 26-3 7-11 43-12 46-12 9-13 27-36 27-21 0-21-19-21-25 0-16 8-35 16-58 4-8 5-12 5-18 0-13-12-24-28-24-30 0-43 40-43 44s4 4 5 4c5 0 5-1 6-5 7-24 19-36 31-36 5 0 7 4 7 11s-2 13-3 17c-15 36-17 47-17 60 0 5 0 19 11 29 9 7 21 8 30 8 12 0 22-4 32-13-5 17-7 29-20 44-8 8-20 18-35 18-3 0-16 0-23-10 17-1 11-10 17-15 0-10-9-12-12-12-7 0-17 6-17 20 0 15 14 25 35 25 30 0 66-22 75-59 10-38 18-75 28-112z"><text:p/></draw:path><draw:path draw:style-name="gr4" draw:text-style-name="P32" svg:width="0.0406in" svg:height="0.0547in" svg:x="1.8461in" svg:y="0.0717in" svg:viewBox="0 0 104 140" svg:d="M104 100c-2 0-6 0-8 0-1 3-2 16-6 19-2 1-19 1-23 1-13 0-27 0-41 0 14-10 29-22 42-30 20-13 36-25 36-48 0-28-25-42-55-42-29 0-49 17-49 37 0 11 10 13 12 13 6 0 12-4 12-13 0-7-5-12-12-12 6-9 18-15 32-15 21 0 38 12 38 32 0 18-12 31-28 46-17 14-35 28-52 43-2 1-2 1-2 3 0 3 0 4 0 6 32 0 65 0 97 0 3-13 5-27 7-40z"><text:p/></draw:path><draw:path draw:style-name="gr4" draw:text-style-name="P32" svg:width="0.085in" svg:height="0.085in" svg:x="1.911in" svg:y="0.1055in" svg:viewBox="0 0 217 217" svg:d="M116 115c30 0 60 0 90 0 4 0 11 0 11-6 0-8-6-8-11-8-30 0-60 0-90 0 0-30 0-60 0-90 0-4 0-11-7-11s-7 6-7 11c0 30 0 60 0 90-30 0-61 0-91 0-4 0-11 0-11 7s7 7 11 7c30 0 61 0 91 0 0 30 0 61 0 91 0 4 0 11 7 11s7-7 7-11c0-30 0-61 0-91z"><text:p/></draw:path><draw:path draw:style-name="gr4" draw:text-style-name="P32" svg:width="0.0531in" svg:height="0.0516in" svg:x="2.0122in" svg:y="0.1264in" svg:viewBox="0 0 136 132" svg:d="M31 103c7-7 13-13 39-32 6-6 27-23 36-31 18-18 30-34 30-36 0-4-4-4-5-4-4 0-4 0-6 2-9 14-15 18-22 18-3 0-8 0-17-8-10-11-16-12-24-12-22 0-39 25-39 34 0 3 3 3 6 3 2 0 3 0 5-3 4-11 20-11 25-11 7 0 14 1 19 2 16 4 18 4 25 4-7 8-13 13-41 36-22 18-31 25-36 31-18 17-26 30-26 34 0 2 4 2 5 2 2 0 3 0 5-2 8-11 16-18 27-18 4 0 7 0 16 7 9 9 15 13 24 13 32 0 51-35 51-46 0-3-3-3-4-3-4 0-4 1-5 5-6 14-24 21-39 21-6 0-13-1-21-2-13-4-16-4-21-4-1 0-6 0-7 0z"><text:p/></draw:path><draw:path draw:style-name="gr4" draw:text-style-name="P32" svg:width="0.0413in" svg:height="0.0547in" svg:x="2.0807in" svg:y="0.0717in" svg:viewBox="0 0 106 140" svg:d="M106 100c-4 0-6 0-10 0 0 3-2 16-6 19-1 1-19 1-23 1-13 0-27 0-41 0 14-10 29-22 42-30 20-13 38-25 38-48 0-28-27-42-57-42-29 0-49 17-49 37 0 11 10 13 12 13 6 0 13-4 13-13 0-7-6-12-12-12 5-9 18-15 31-15 21 0 39 12 39 32 0 18-12 31-29 46-17 14-35 28-52 43-2 1-2 1-2 3 0 3 0 4 0 6 32 0 66 0 98 0 3-13 5-27 8-40z"><text:p/></draw:path><draw:path draw:style-name="gr4" draw:text-style-name="P32" svg:width="0.0295in" svg:height="0.1154in" svg:x="2.1461in" svg:y="0.0909in" svg:viewBox="0 0 76 294" svg:d="M5 0c-1 0-5 0-5 4 0 1 0 1 2 3 26 24 54 64 54 139 0 63-19 109-51 138-5 5-5 4-5 6 0 1 0 4 4 4 3 0 31-19 50-57 13-24 22-56 22-89 0-42-12-107-71-148z"><text:p/></draw:path><draw:path draw:style-name="gr4" draw:text-style-name="P32" svg:width="1.0492in" svg:height="0.0063in" svg:x="1.1488in" svg:y="0.3043in" svg:viewBox="0 0 2666 17" svg:d="M0 0c889 0 1777 0 2666 0 0 6 0 11 0 17-889 0-1777 0-2666 0 0-6 0-11 0-17z"><text:p/></draw:path><draw:path draw:style-name="gr4" draw:text-style-name="P32" svg:width="0.0732in" svg:height="0.1118in" svg:x="1.5516in" svg:y="0.3504in" svg:viewBox="0 0 187 285" svg:d="M113 216c0 12 0 25 0 37 0 14-1 19-33 19-2 0-6 0-8 0 0 5 0 9 0 13 17-1 38-1 56-1s40 0 58 1c0-4 0-8 0-13-2 0-6 0-8 0-32 0-33-5-33-19 0-12 0-25 0-37 15 0 28 0 42 0 0-5 0-9 0-13-14 0-27 0-42 0 0-64 0-129 0-192 0-9 0-11-7-11-4 0-5 0-8 6-44 66-87 131-130 197 0 4 0 8 0 13 37 0 76 0 113 0zM115 203c-35 0-68 0-103 0 35-53 68-105 103-157 0 52 0 104 0 157z"><text:p/></draw:path><draw:path draw:style-name="gr4" draw:text-style-name="P32" svg:width="0.085in" svg:height="0.0748in" svg:x="1.6346in" svg:y="0.3898in" svg:viewBox="0 0 217 191" svg:d="M136 163c4 17 19 28 37 28 15 0 25-10 31-23 7-16 13-41 13-42 0-5-3-5-5-5-4 0-4 3-6 9-6 22-14 51-32 51-8 0-12-5-12-19 0-10 5-29 8-43 4-16 8-30 11-46 1-7 6-23 7-29 3-9 8-26 8-28 0-8-6-11-14-11-1 0-12 0-15 14-9 31-27 105-33 127 0 2-16 35-48 35-21 0-25-18-25-33 0-24 11-58 23-87 5-13 7-19 7-26 0-19-14-35-35-35-40 0-56 61-56 65 0 5 5 5 6 5 4 0 4-2 6-9 11-36 26-51 43-51 4 0 10 0 10 13 0 11-4 23-7 29-16 42-24 68-24 88 0 40 28 51 51 51 29 0 43-20 51-28z"><text:p/></draw:path><draw:path draw:style-name="gr4" draw:text-style-name="P32" svg:width="0.0563in" svg:height="0.078in" svg:x="1.7299in" svg:y="0.3382in" svg:viewBox="0 0 144 199" svg:d="M144 150c0-4 0-6 0-10-11 0-22 0-32 0 0-44 0-87 0-132 0-6 0-8-6-8-4 0-5 0-9 4-32 45-65 91-97 136 0 4 0 6 0 10 29 0 58 0 86 0 0 8 0 17 0 25 0 10 0 13-24 13-2 0-4 0-7 0 0 4 0 7 0 11 15-1 34-1 45-1 10 0 28 0 44 1 0-4 0-7 0-11-2 0-6 0-8 0-24 0-24-3-24-13 0-8 0-17 0-25 10 0 21 0 32 0zM89 31c0 36 0 73 0 109-27 0-52 0-78 0 26-36 51-73 78-109z"><text:p/></draw:path><draw:path draw:style-name="gr4" draw:text-style-name="P32" svg:width="0.1102in" svg:height="0.1102in" svg:x="2.2634in" svg:y="0.2528in" svg:viewBox="0 0 281 281" svg:d="M150 149c40 0 78 0 118 0 6 0 13 0 13-9 0-8-7-8-13-8-40 0-78 0-118 0 0-40 0-78 0-118 0-6 0-14-8-14-10 0-10 8-10 14 0 40 0 78 0 118-40 0-78 0-118 0-6 0-14 0-14 8 0 9 8 9 14 9 40 0 78 0 118 0 0 39 0 79 0 118 0 6 0 14 10 14 8 0 8-8 8-14 0-39 0-79 0-118z"><text:p/></draw:path><draw:path draw:style-name="gr4" draw:text-style-name="P32" svg:width="0.1291in" svg:height="0.1657in" svg:x="2.4524in" svg:y="0.1118in" svg:viewBox="0 0 329 422" svg:d="M133 378c-25-55-49-109-74-165-3-6-5-6-6-6-3 2-3 0-7 3-14 11-27 20-40 31-6 4-6 5-6 6 0 2 1 5 5 5 2 0 9-6 14-10 3-1 9-6 13-9 28 61 56 121 83 182 3 7 5 7 9 7 7 0 8-2 10-8 64-132 129-265 192-397 3-5 3-7 3-9 0-3-4-8-9-8-3 0-6 2-9 10-59 122-119 245-178 368z"><text:p/></draw:path><draw:path draw:style-name="gr4" draw:text-style-name="P32" svg:width="0.1004in" svg:height="0.0063in" svg:x="2.5787in" svg:y="0.1118in" svg:viewBox="0 0 256 17" svg:d="M0 0c85 0 170 0 256 0 0 6 0 11 0 17-86 0-171 0-256 0 0-6 0-11 0-17z"><text:p/></draw:path><draw:path draw:style-name="gr4" draw:text-style-name="P32" svg:width="0.0894in" svg:height="0.0728in" svg:x="2.5835in" svg:y="0.1654in" svg:viewBox="0 0 228 186" svg:d="M100 24c15 0 32 0 48 0-15 62-18 82-18 109 0 6 0 18 3 32 5 18 10 21 16 21 8 0 17-7 17-16 0-2 0-3-3-9-12-30-12-58-12-70 0-21 3-44 7-67 16 0 33 0 48 0 6 0 22 0 22-13 0-11-10-11-18-11-47 0-94 0-140 0-10 0-26 0-45 20-14 16-25 35-25 38 0 1 0 4 5 4 3 0 3-2 7-4 20-34 44-34 53-34 8 0 15 0 24 0-13 52-36 102-54 140-4 7-4 7-4 11 0 8 7 11 13 11 12 0 16-11 21-27 6-20 6-20 12-41 7-32 15-63 23-94z"><text:p/></draw:path><draw:path draw:style-name="gr4" draw:text-style-name="P32" svg:width="0.0634in" svg:height="0.0748in" svg:x="2.687in" svg:y="0.1646in" svg:viewBox="0 0 162 191" svg:d="M60 89c12 0 43 0 65-10 29-12 31-37 31-43 0-18-16-36-46-36-46 0-110 41-110 115 0 43 25 76 67 76 60 0 95-45 95-49 0-3-2-6-5-6-2 0-2 1-6 4-32 42-79 42-84 42-32 0-36-36-36-49 0-5 0-18 6-44 7 0 16 0 23 0zM40 80c16-64 60-70 70-70 21 0 32 12 32 26 0 44-68 44-84 44-6 0-12 0-18 0z"><text:p/></draw:path><draw:path draw:style-name="gr4" draw:text-style-name="P32" svg:width="0.0783in" svg:height="0.0051in" svg:x="2.7689in" svg:y="0.1449in" svg:viewBox="0 0 200 14" svg:d="M188 14c5 0 12 0 12-6 0-8-7-8-12-8-58 0-117 0-176 0-5 0-12 0-12 7s7 7 12 7c59 0 118 0 176 0z"><text:p/></draw:path><draw:path draw:style-name="gr4" draw:text-style-name="P32" svg:width="0.0673in" svg:height="0.0516in" svg:x="2.8657in" svg:y="0.1264in" svg:viewBox="0 0 172 132" svg:d="M110 82c-1 6-3 16-3 18-6 8-18 25-36 25-21 0-21-19-21-25 0-17 9-39 17-60 3-6 4-10 4-15 0-15-13-25-28-25-30 0-43 40-43 44s4 4 5 4c5 0 5-1 6-5 7-24 19-36 31-36 5 0 7 4 7 11s-2 13-5 20c-16 40-16 50-16 57 0 5 0 19 10 29 10 7 21 8 32 8 18 0 28-10 38-19 6 19 26 19 30 19 10 0 17-5 23-16 6-10 11-27 11-28 0-4-4-3-5-4-5 0-5 1-7 8-4 15-9 33-22 33-7 0-10-7-10-15 0-6 3-15 5-24 3-8 5-20 6-26 3-8 5-18 7-26s5-21 5-22c0-6-5-10-9-10-11 0-14 9-16 18-5 21-11 41-16 62z"><text:p/></draw:path><draw:path draw:style-name="gr4" draw:text-style-name="P32" svg:width="0.0406in" svg:height="0.0547in" svg:x="2.9469in" svg:y="0.0717in" svg:viewBox="0 0 104 140" svg:d="M104 100c-2 0-6 0-8 0-1 3-4 16-6 19-2 1-20 1-23 1-14 0-27 0-42 0 15-10 30-22 43-30 18-13 36-25 36-48 0-28-25-42-55-42-29 0-49 17-49 37 0 11 8 13 12 13 6 0 12-4 12-13 0-7-5-12-12-12 6-9 18-15 32-15 21 0 38 12 38 32 0 18-12 31-28 46-17 14-35 28-52 43-2 1-2 1-2 3 0 3 0 4 0 6 32 0 65 0 97 0 3-13 5-27 7-40z"><text:p/></draw:path><draw:path draw:style-name="gr4" draw:text-style-name="P32" svg:width="0.0299in" svg:height="0.1154in" svg:x="3.0169in" svg:y="0.0909in" svg:viewBox="0 0 77 294" svg:d="M71 0c-57 40-71 102-71 146 0 42 12 107 71 148 2 0 6 0 6-4 0-1-1-2-3-3-39-36-54-87-54-139 0-81 30-119 54-142 2-1 3-1 3-2 0-4-4-4-6-4z"><text:p/></draw:path><draw:path draw:style-name="gr4" draw:text-style-name="P32" svg:width="0.0591in" svg:height="0.074in" svg:x="3.061in" svg:y="0.1264in" svg:viewBox="0 0 151 189" svg:d="M150 18c1-4 1-5 1-6 0-6-5-10-9-10s-9 2-12 8c-2 1-4 10-5 16-3 9-4 17-6 26-1 7-11 43-12 46-12 9-13 27-36 27-21 0-21-19-21-25 0-16 8-35 16-58 4-8 5-12 5-18 0-13-12-24-28-24-30 0-43 40-43 44s4 3 5 4c5 0 5-1 6-5 7-24 19-36 31-36 5 0 7 4 7 11s-2 13-3 17c-15 36-17 47-17 60 0 5 0 19 11 29 9 7 21 8 30 8 12 0 22-4 32-13-4 17-7 29-19 44-9 8-21 18-36 18-3 0-16 0-22-10 16-1 11-10 16-15 0-10-9-12-12-12-7 0-17 6-17 20 0 15 14 25 35 25 30 0 66-22 75-59 10-38 18-75 28-112z"><text:p/></draw:path><draw:path draw:style-name="gr4" draw:text-style-name="P32" svg:width="0.0406in" svg:height="0.0547in" svg:x="3.1346in" svg:y="0.0717in" svg:viewBox="0 0 104 140" svg:d="M104 100c-2 0-6 0-8 0-1 3-2 16-6 19-1 1-19 1-23 1-13 0-27 0-41 0 14-10 29-22 42-30 20-13 36-25 36-48 0-28-25-42-55-42-29 0-49 17-49 37 0 11 10 13 12 13 6 0 12-4 12-13 0-7-5-12-12-12 6-9 19-15 32-15 21 0 39 12 39 32 0 18-13 31-29 46-17 14-35 28-52 43-2 1-2 1-2 3 0 3 0 4 0 6 32 0 66 0 98 0 3-13 4-27 6-40z"><text:p/></draw:path><draw:path draw:style-name="gr4" draw:text-style-name="P32" svg:width="0.085in" svg:height="0.085in" svg:x="3.2in" svg:y="0.1055in" svg:viewBox="0 0 217 217" svg:d="M116 115c30 0 60 0 90 0 4 0 11 0 11-6 0-8-6-8-11-8-30 0-60 0-90 0 0-30 0-60 0-90 0-4 0-11-7-11s-7 6-7 11c0 30 0 60 0 90-30 0-61 0-91 0-4 0-11 0-11 7s7 7 11 7c30 0 61 0 91 0 0 30 0 61 0 91 0 4 0 11 7 11s7-7 7-11c0-30 0-61 0-91z"><text:p/></draw:path><draw:path draw:style-name="gr4" draw:text-style-name="P32" svg:width="0.0531in" svg:height="0.0516in" svg:x="3.3008in" svg:y="0.1264in" svg:viewBox="0 0 136 132" svg:d="M31 103c9-7 13-13 39-32 6-6 27-23 37-31 18-18 29-34 29-36 0-4-4-4-5-4-3 0-4 0-5 2-10 14-16 18-23 18-3 0-8 0-17-8-9-11-16-12-24-12-22 0-39 25-39 34 0 3 3 3 6 3s3 0 5-3c4-11 21-11 25-11 7 0 15 1 19 2 17 4 18 4 25 4-7 8-12 13-41 36-22 18-31 25-36 31-18 17-26 30-26 34 0 2 4 2 5 2 2 0 3 0 5-2 8-11 16-18 27-18 4 0 7 0 16 7 9 9 15 13 24 13 32 0 51-35 51-46 0-3-2-3-4-3-4 0-4 1-5 5-6 14-24 21-39 21-6 0-13-1-21-2-13-4-16-4-21-4-1 0-4 0-7 0z"><text:p/></draw:path><draw:path draw:style-name="gr4" draw:text-style-name="P32" svg:width="0.0413in" svg:height="0.0547in" svg:x="3.3693in" svg:y="0.0717in" svg:viewBox="0 0 106 140" svg:d="M106 100c-4 0-6 0-10 0 0 3-2 16-6 19-1 1-19 1-23 1-13 0-27 0-41 0 15-10 30-22 42-30 20-13 38-25 38-48 0-28-27-42-57-42-27 0-49 17-49 37 0 11 10 13 12 13 6 0 13-4 13-13 0-7-6-12-12-12 6-9 18-15 33-15 20 0 37 12 37 32 0 18-12 31-29 46-17 14-35 28-52 43-2 1-2 1-2 3 0 3 0 4 0 6 32 0 66 0 98 0 3-13 5-27 8-40z"><text:p/></draw:path><draw:path draw:style-name="gr4" draw:text-style-name="P32" svg:width="0.0295in" svg:height="0.1154in" svg:x="3.435in" svg:y="0.0909in" svg:viewBox="0 0 76 294" svg:d="M5 0c-1 0-5 0-5 4 0 1 0 1 2 3 26 24 54 64 54 139 0 63-19 109-51 138-5 5-5 4-5 6 0 1 0 4 4 4 3 0 31-19 51-57 12-24 21-56 21-89 0-42-12-107-71-148z"><text:p/></draw:path><draw:path draw:style-name="gr4" draw:text-style-name="P32" svg:width="0.0823in" svg:height="0.0748in" svg:x="3.4917in" svg:y="0.1646in" svg:viewBox="0 0 210 191" svg:d="M128 59c3-11 12-49 42-49 3 0 12 0 21 6-11 1-19 12-19 21 0 7 3 16 15 16 10 0 23-9 23-25 0-22-25-28-40-28-24 0-38 23-44 32-10-27-32-32-46-32-43 0-67 55-67 65 0 5 4 5 5 5 4 0 5-2 6-5 13-45 42-55 56-55 8 0 23 3 23 27 0 13-7 42-23 101-7 26-21 44-40 44-3 0-12 0-21-6 10-2 19-11 19-23 0-10-9-14-15-14-12 0-23 11-23 24 0 19 20 28 40 28 27 0 43-29 44-32 5 16 20 32 46 32 43 0 67-54 67-65 0-4-4-4-5-4-4 0-5 2-6 5-13 44-42 55-56 55-16 0-23-14-23-29 0-8 2-17 7-35 5-20 10-40 14-59z"><text:p/></draw:path><draw:path draw:style-name="gr4" draw:text-style-name="P32" svg:width="0.0638in" svg:height="0.0756in" svg:x="3.6327in" svg:y="0.1626in" svg:viewBox="0 0 163 193" svg:d="M35 83c3-63 38-73 53-73 43 0 48 56 48 73-34 0-68 0-101 0zM35 91c39 0 78 0 117 0 10 0 11 0 11-8 0-42-23-83-75-83-50 0-88 43-88 96 0 56 44 97 92 97 52 0 71-47 71-54 0-5-3-6-6-6s-3 4-5 6c-14 44-52 44-57 44-21 0-37-13-47-28-13-21-13-48-13-64z"><text:p/></draw:path><draw:path draw:style-name="gr4" draw:text-style-name="P32" svg:width="0.0555in" svg:height="0.0732in" svg:x="3.7063in" svg:y="0.1646in" svg:viewBox="0 0 142 187" svg:d="M59 47c0-16 0-31 0-47-19 1-40 4-59 5 0 5 0 8 0 13 30 0 34 2 34 24 0 37 0 76 0 113 0 19-5 19-34 19 0 5 0 8 0 13 17-1 36-2 48-2 17 0 37 0 54 2 0-5 0-8 0-13-4 0-6 0-10 0-31 0-31-5-31-21 0-21 0-43 0-64 0-42 18-79 49-79 4 0 4 0 5 0-1 1-9 6-9 16 0 12 8 18 18 18 7 0 18-4 18-18s-14-26-32-26c-30 0-45 29-51 47z"><text:p/></draw:path><draw:path draw:style-name="gr4" draw:text-style-name="P32" svg:width="0.0531in" svg:height="0.1165in" svg:x="3.7724in" svg:y="0.1201in" svg:viewBox="0 0 136 297" svg:d="M59 115c0-17 0-32 0-49 0-37 20-56 39-56 2 0 8 0 14 2-5 1-12 7-12 18 0 10 6 18 18 18s18-8 18-19c0-16-16-29-38-29-30 0-66 22-66 67 0 16 0 33 0 48-10 0-21 0-32 0 0 5 0 9 0 13 11 0 22 0 32 0 0 46 0 91 0 137 0 19-4 19-32 19 0 5 0 9 0 13 17-1 36-2 48-2 17 0 37 0 54 2 0-4 0-8 0-13-4 0-6 0-10 0-31 0-31-5-31-20 0-46 0-90 0-136 16 0 33 0 48 0 0-4 0-8 0-13-17 0-33 0-50 0z"><text:p/></draw:path><draw:path draw:style-name="gr4" draw:text-style-name="P32" svg:width="0.0382in" svg:height="0.1654in" svg:x="3.8465in" svg:y="0.1126in" svg:viewBox="0 0 98 421" svg:d="M98 417c0-1 0-2-7-9-53-53-66-133-66-197 0-73 16-147 67-199 6-6 6-6 6-7 0-4-1-5-4-5-4 0-42 29-66 83-22 45-28 92-28 128 0 32 5 84 29 131 25 53 61 79 65 79 3 0 4-1 4-4z"><text:p/></draw:path><draw:path draw:style-name="gr4" draw:text-style-name="P32" svg:width="0.0846in" svg:height="0.0748in" svg:x="3.9in" svg:y="0.1646in" svg:viewBox="0 0 216 191" svg:d="M134 163c5 17 20 28 39 28 14 0 24-10 31-23 7-16 12-41 12-42 0-4-4-4-5-4-5 0-5 2-6 8-6 23-14 52-31 52-10 0-13-6-13-20 0-9 5-29 8-43 4-16 9-30 12-46 1-6 5-23 7-29 2-9 6-25 6-27 0-9-6-12-12-12-2 0-13 0-16 14-9 31-27 106-32 127-1 3-18 36-48 36-22 0-26-19-26-34 0-24 12-58 23-87 5-12 7-18 7-26 0-19-14-35-35-35-39 0-55 61-55 65 0 5 4 5 5 5 3 0 5-2 6-8 11-37 26-52 43-52 4 0 11 0 11 14 0 10-5 22-7 28-16 42-26 68-26 88 0 41 30 51 53 51 28 0 42-18 49-28z"><text:p/></draw:path><draw:path draw:style-name="gr4" draw:text-style-name="P32" svg:width="0.0823in" svg:height="0.0748in" svg:x="3.9949in" svg:y="0.1646in" svg:viewBox="0 0 210 191" svg:d="M128 59c3-11 12-49 42-49 2 0 12 0 21 6-12 1-21 12-21 21 0 7 5 16 17 16 9 0 23-9 23-25 0-22-25-28-40-28-24 0-39 23-44 32-11-27-34-32-46-32-43 0-67 55-67 65 0 5 4 5 5 5 4 0 5-2 5-5 14-45 43-55 56-55 9 0 23 3 23 27 0 13-7 42-23 101-6 26-20 44-39 44-3 0-12 0-21-6 10-2 19-11 19-23 0-10-9-14-15-14-13 0-23 11-23 24 0 19 20 28 40 28 27 0 43-29 44-32 5 16 19 32 46 32 43 0 67-54 67-65 0-4-4-4-5-4-5 0-5 2-6 5-14 44-42 55-56 55-16 0-23-14-23-29 0-8 2-17 7-35 5-20 10-40 14-59z"><text:p/></draw:path><draw:path draw:style-name="gr4" draw:text-style-name="P32" svg:width="0.0382in" svg:height="0.1654in" svg:x="4.0941in" svg:y="0.1126in" svg:viewBox="0 0 98 421" svg:d="M98 211c0-34-4-84-27-132-25-51-63-79-66-79s-5 1-5 5c0 1 0 1 8 9 41 41 66 108 66 197 0 72-15 146-68 199-6 5-6 6-6 7 0 3 2 4 5 4s42-29 67-82c22-46 26-93 26-128z"><text:p/></draw:path><draw:path draw:style-name="gr4" draw:text-style-name="P32" svg:width="1.7087in" svg:height="0.0063in" svg:x="2.4402in" svg:y="0.3043in" svg:viewBox="0 0 4341 17" svg:d="M0 0c1447 0 2894 0 4341 0 0 6 0 11 0 17-1447 0-2894 0-4341 0 0-6 0-11 0-17z"><text:p/></draw:path><draw:path draw:style-name="gr4" draw:text-style-name="P32" svg:width="0.0728in" svg:height="0.1118in" svg:x="3.1732in" svg:y="0.3504in" svg:viewBox="0 0 186 285" svg:d="M112 216c0 12 0 25 0 37 0 14 0 19-32 19-3 0-6 0-9 0 0 5 0 9 0 13 18-1 39-1 57-1 17 0 40 0 57 1 0-4 0-8 0-13-3 0-6 0-9 0-31 0-32-5-32-19 0-12 0-25 0-37 14 0 28 0 42 0 0-5 0-9 0-13-14 0-28 0-42 0 0-64 0-129 0-192 0-9 0-11-6-11-4 0-6 0-8 6-44 66-87 131-130 197 0 4 0 8 0 13 37 0 74 0 112 0zM114 203c-34 0-68 0-102 0 34-53 68-105 102-157 0 52 0 104 0 157z"><text:p/></draw:path><draw:path draw:style-name="gr4" draw:text-style-name="P32" svg:width="0.0846in" svg:height="0.0748in" svg:x="3.2567in" svg:y="0.3898in" svg:viewBox="0 0 216 191" svg:d="M136 163c4 17 19 28 37 28 14 0 24-10 31-23 7-16 12-41 12-42 0-5-4-5-5-5-3 0-5 3-6 9-6 22-13 51-31 51-8 0-13-5-13-19 0-10 5-29 8-43 4-16 9-30 12-46 1-7 6-23 7-29 3-9 6-26 6-28 0-8-6-11-12-11-2 0-13 0-16 14-8 31-27 105-32 127 0 2-16 35-48 35-21 0-26-18-26-33 0-24 12-58 23-87 5-13 7-19 7-26 0-19-13-35-35-35-39 0-55 61-55 65 0 5 4 5 5 5 5 0 5-2 7-9 10-36 26-51 42-51 4 0 11 0 11 13 0 11-5 23-7 29-16 42-24 68-24 88 0 40 28 51 51 51 28 0 43-20 51-28z"><text:p/></draw:path><draw:path draw:style-name="gr4" draw:text-style-name="P32" svg:width="0.0531in" svg:height="0.0795in" svg:x="3.3528in" svg:y="0.3382in" svg:viewBox="0 0 136 203" svg:d="M65 98c23 0 39 16 39 47 0 37-21 48-38 48-12 0-38-4-50-20 14-2 16-11 16-17 0-10-6-17-15-17s-17 5-17 17c0 29 31 47 66 47 42 0 70-28 70-58 0-23-18-45-52-53 31-10 43-33 43-51 0-23-27-41-60-41-32 0-57 17-57 40 0 10 6 15 15 15s15-6 15-14c0-9-6-15-15-16 10-13 30-15 41-15 13 0 32 6 32 31 0 13-4 26-12 36-9 11-18 11-32 12-8 1-8 1-10 1-1 0-3 0-3 4s3 4 8 4 11 0 16 0z"><text:p/></draw:path><draw:path draw:style-name="gr4" draw:text-style-name="P32" svg:width="0.1098in" svg:height="0.1102in" svg:x="0.1476in" svg:y="0.7083in" svg:viewBox="0 0 280 281" svg:d="M149 149c39 0 78 0 117 0 6 0 14 0 14-9 0-8-8-8-14-8-39 0-78 0-117 0 0-40 0-78 0-118 0-6 0-14-9-14-8 0-8 8-8 14 0 40 0 78 0 118-40 0-79 0-119 0-6 0-13 0-13 8 0 9 7 9 13 9 40 0 79 0 119 0 0 39 0 79 0 118 0 6 0 14 8 14 9 0 9-8 9-14 0-39 0-79 0-118z"><text:p/></draw:path><draw:path draw:style-name="gr4" draw:text-style-name="P32" svg:width="0.1291in" svg:height="0.1657in" svg:x="0.2992in" svg:y="0.5673in" svg:viewBox="0 0 329 422" svg:d="M133 378c-25-55-49-109-74-165-3-6-5-6-6-6-3 2-3 0-7 3-14 11-27 20-40 31-6 4-6 5-6 6 0 2 1 5 5 5 2 0 9-6 14-10 3-1 9-6 13-9 28 61 56 121 83 182 4 7 5 7 9 7 7 0 8-2 10-8 64-132 129-265 192-397 3-6 3-7 3-9 0-3-4-8-9-8-3 0-6 2-9 10-59 122-119 245-178 368z"><text:p/></draw:path><draw:path draw:style-name="gr4" draw:text-style-name="P32" svg:width="0.1004in" svg:height="0.0063in" svg:x="0.4256in" svg:y="0.5673in" svg:viewBox="0 0 256 17" svg:d="M0 0c85 0 170 0 256 0 0 6 0 11 0 17-86 0-171 0-256 0 0-6 0-11 0-17z"><text:p/></draw:path><draw:path draw:style-name="gr4" draw:text-style-name="P32" svg:width="0.0894in" svg:height="0.0728in" svg:x="0.4303in" svg:y="0.6213in" svg:viewBox="0 0 228 186" svg:d="M100 24c15 0 32 0 48 0-14 62-18 82-18 109 0 6 0 18 3 32 5 18 10 21 16 21 8 0 17-7 17-16 0-2 0-3-3-9-12-30-12-58-12-70 0-21 3-44 7-67 16 0 33 0 48 0 6 0 22 0 22-14 0-10-10-10-17-10-47 0-95 0-141 0-10 0-26 0-45 20-14 16-25 35-25 38 0 1 0 4 5 4 3 0 5-2 7-6 20-32 44-32 53-32 8 0 15 0 24 0-13 52-36 102-54 140-3 7-3 7-3 11 0 8 6 11 12 11 12 0 16-12 21-28 6-19 6-19 12-40 7-32 15-63 23-94z"><text:p/></draw:path><draw:path draw:style-name="gr4" draw:text-style-name="P32" svg:width="0.0634in" svg:height="0.0748in" svg:x="0.5339in" svg:y="0.6201in" svg:viewBox="0 0 162 191" svg:d="M60 89c12 0 43 0 65-10 29-12 31-37 31-43 0-18-16-36-44-36-48 0-112 41-112 115 0 43 25 76 67 76 60 0 95-45 95-49 0-3-2-6-5-6-2 0-2 1-5 4-33 42-79 42-85 42-32 0-36-36-36-49 0-5 0-18 6-44 7 0 16 0 23 0zM40 80c16-64 60-70 72-70 19 0 31 12 31 26 0 44-69 44-85 44-6 0-12 0-18 0z"><text:p/></draw:path><draw:path draw:style-name="gr4" draw:text-style-name="P32" svg:width="0.0783in" svg:height="0.0051in" svg:x="0.6157in" svg:y="0.6004in" svg:viewBox="0 0 200 14" svg:d="M188 14c5 0 12 0 12-7s-7-7-12-7c-58 0-117 0-176 0-5 0-12 0-12 7s7 7 12 7c59 0 118 0 176 0z"><text:p/></draw:path><draw:path draw:style-name="gr4" draw:text-style-name="P32" svg:width="0.0673in" svg:height="0.0516in" svg:x="0.7126in" svg:y="0.5819in" svg:viewBox="0 0 172 132" svg:d="M112 82c-3 6-5 16-5 18-6 8-18 25-36 25-21 0-21-19-21-25 0-17 9-39 17-60 3-6 4-10 4-15 0-15-13-25-28-25-30 0-43 40-43 44s4 3 5 4c5 0 5-1 6-5 7-24 19-36 31-36 5 0 7 4 7 11s-2 13-5 19c-16 41-16 51-16 58 0 5 0 19 12 29 8 6 19 8 30 8 18 0 28-10 38-19 6 19 26 19 30 19 10 0 17-5 23-16 7-10 11-27 11-28 0-4-4-4-5-4-5 0-5 1-7 8-4 15-9 33-22 33-7 0-10-7-10-16 0-5 3-15 5-23 3-8 5-20 6-26 3-8 5-18 7-26 3-8 5-21 5-22 0-6-5-10-9-10-11 0-14 9-16 18-5 21-10 41-14 62z"><text:p/></draw:path><draw:path draw:style-name="gr4" draw:text-style-name="P32" svg:width="0.0406in" svg:height="0.0547in" svg:x="0.7933in" svg:y="0.5272in" svg:viewBox="0 0 104 140" svg:d="M104 100c-2 0-6 0-8 0-1 3-2 16-6 19-2 1-19 1-23 1-14 0-27 0-42 0 15-11 30-22 43-30 18-13 36-25 36-48 0-28-25-42-55-42-29 0-49 17-49 37 0 11 8 13 12 13 6 0 12-4 12-13 0-7-5-12-12-12 6-9 18-15 32-15 21 0 38 12 38 32 0 18-12 31-28 44-17 15-35 30-52 45-2 1-2 1-2 3 0 3 0 4 0 6 32 0 65 0 97 0 3-13 5-27 7-40z"><text:p/></draw:path><draw:path draw:style-name="gr4" draw:text-style-name="P32" svg:width="0.0299in" svg:height="0.1154in" svg:x="0.8638in" svg:y="0.5472in" svg:viewBox="0 0 77 294" svg:d="M71 0c-57 38-71 102-71 146 0 42 12 107 71 148 2 0 6 0 6-4 0-1-1-2-3-3-39-36-54-87-54-141 0-79 30-117 54-140 2-1 3-1 3-4 0-2-4-2-6-2z"><text:p/></draw:path><draw:path draw:style-name="gr4" draw:text-style-name="P32" svg:width="0.0618in" svg:height="0.0516in" svg:x="0.9079in" svg:y="0.5819in" svg:viewBox="0 0 158 132" svg:d="M60 98c-4 10-13 27-28 27-1 0-9 0-16-5 13-4 13-14 13-16 0-7-5-12-12-12s-17 8-17 18c0 16 17 22 31 22 15 0 27-8 34-20 7 15 23 20 35 20 33 0 51-36 51-44 0-4-3-4-5-4-3 0-3 1-4 5-6 20-24 36-41 36-12 0-18-9-18-19 0-9 7-35 15-69 6-21 20-30 29-30 5 1 10 0 16 5-10 2-13 11-13 16 0 7 4 10 12 10 6 0 16-4 16-18 0-15-19-20-31-20-14 0-26 10-32 20-6-12-19-20-36-20-33 0-52 36-52 44 0 4 4 3 5 4 4 0 5-1 6-5 7-23 26-36 41-36 9 0 17 6 17 21 0 6-4 20-6 30-4 13-6 27-10 40z"><text:p/></draw:path><draw:path draw:style-name="gr4" draw:text-style-name="P32" svg:width="0.0406in" svg:height="0.0547in" svg:x="0.9854in" svg:y="0.5272in" svg:viewBox="0 0 104 140" svg:d="M104 100c-2 0-6 0-8 0 0 3-2 16-6 19-1 1-19 1-23 1-13 0-27 0-41 0 14-11 29-22 42-30 20-13 36-25 36-48 0-28-25-42-55-42-29 0-49 17-49 37 0 11 10 13 12 13 6 0 13-4 13-13 0-7-6-12-12-12 5-9 18-15 31-15 21 0 39 12 39 32 0 18-12 31-29 44-17 15-35 30-52 45-2 1-2 1-2 3 0 3 0 4 0 6 32 0 66 0 98 0 3-13 4-27 6-40z"><text:p/></draw:path><draw:path draw:style-name="gr4" draw:text-style-name="P32" svg:width="0.085in" svg:height="0.085in" svg:x="1.0504in" svg:y="0.5618in" svg:viewBox="0 0 217 217" svg:d="M116 115c30 0 60 0 90 0 5 0 11 0 11-7s-6-7-11-7c-30 0-60 0-90 0 0-30 0-60 0-90 0-4 0-11-7-11s-7 6-7 11c0 30 0 60 0 90-30 0-61 0-91 0-4 0-11 0-11 7s7 7 11 7c30 0 61 0 91 0 0 30 0 61 0 91 0 4 0 11 7 11s7-7 7-11c0-30 0-61 0-91z"><text:p/></draw:path><draw:path draw:style-name="gr4" draw:text-style-name="P32" svg:width="0.0531in" svg:height="0.0516in" svg:x="1.1516in" svg:y="0.5819in" svg:viewBox="0 0 136 132" svg:d="M31 103c9-7 13-13 39-32 6-6 28-23 37-31 18-18 29-34 29-38 0-2-4-2-5-2-3 0-4 0-5 2-10 14-16 18-23 18-3 0-8 0-17-8-9-11-16-12-22-12-24 0-40 25-40 34 0 2 2 3 5 3s3-1 5-3c4-11 21-11 26-11 6 0 14 1 18 2 17 4 18 4 25 4-7 7-12 13-41 36-22 18-31 25-36 31-18 17-26 30-26 32 0 4 4 4 5 4 3 0 3 0 5-2 8-11 18-18 27-18 4 0 9 0 16 7 9 9 15 13 25 13 31 0 50-35 50-46 0-3-2-3-4-3-4 0-4 1-5 5-6 14-23 21-37 21-8 0-15-1-22-2-14-4-17-4-22-4-1 0-4 0-7 0z"><text:p/></draw:path><draw:path draw:style-name="gr4" draw:text-style-name="P32" svg:width="0.0413in" svg:height="0.0547in" svg:x="1.2201in" svg:y="0.5272in" svg:viewBox="0 0 106 140" svg:d="M106 100c-4 0-6 0-10 0 0 3-2 16-6 19-1 1-19 1-23 1-13 0-27 0-41 0 15-11 30-22 42-30 20-13 38-25 38-48 0-28-27-42-57-42-27 0-49 17-49 37 0 11 10 13 12 13 6 0 13-4 13-13 0-7-6-12-12-12 6-9 18-15 33-15 20 0 37 12 37 32 0 18-12 31-29 44-17 15-35 30-52 45-1 1-2 1-2 3 0 3 0 4 0 6 32 0 66 0 98 0 3-13 5-27 8-40z"><text:p/></draw:path><draw:path draw:style-name="gr4" draw:text-style-name="P32" svg:width="0.0299in" svg:height="0.1154in" svg:x="1.2858in" svg:y="0.5472in" svg:viewBox="0 0 77 294" svg:d="M6 0c-2 0-6 0-6 2 0 3 1 3 2 5 26 24 54 64 54 139 0 63-19 108-51 138-5 5-5 5-5 6s1 4 4 4 31-19 51-57c12-24 22-56 22-91 0-40-13-105-71-146z"><text:p/></draw:path><draw:path draw:style-name="gr4" draw:text-style-name="P32" svg:width="0.076in" svg:height="0.1067in" svg:x="1.3425in" svg:y="0.6201in" svg:viewBox="0 0 194 272" svg:d="M193 26c1-6 1-7 1-9 0-9-6-12-12-12-4 0-10 2-15 8 0 3-4 16-5 23-4 12-6 23-8 34-6 25-14 51-20 76-2 6-20 36-48 36-21 0-26-19-26-34 0-20 7-46 22-83 7-17 8-22 8-30 0-19-13-35-35-35-39 0-55 61-55 65 0 5 4 5 5 5 5 0 5-2 7-9 11-39 28-51 42-51 4 0 11 0 11 13 0 11-4 21-7 30-17 44-24 68-24 89 0 37 26 49 51 49 16 0 30-8 42-18-5 21-11 42-27 64-11 15-27 27-46 27-6 0-25-1-32-18 7 0 12 0 18-5 4-4 8-10 8-18 0-13-11-14-16-14-9 0-24 7-24 27 0 21 20 36 46 36 43 0 86-37 98-85 14-54 28-107 41-161z"><text:p/></draw:path><draw:path draw:style-name="gr4" draw:text-style-name="P32" svg:width="0.0638in" svg:height="0.0756in" svg:x="1.4756in" svg:y="0.6181in" svg:viewBox="0 0 163 193" svg:d="M36 83c2-63 37-73 52-73 43 0 48 56 48 73-34 0-66 0-100 0zM35 91c39 0 78 0 117 0 10 0 11 0 11-8 0-42-23-83-75-83-50 0-88 43-88 96 0 56 44 97 92 97 52 0 71-47 71-54 0-5-3-6-5-6-4 0-4 4-6 6-14 44-52 44-56 44-22 0-38-13-48-28-13-21-13-48-13-64z"><text:p/></draw:path><draw:path draw:style-name="gr4" draw:text-style-name="P32" svg:width="0.0555in" svg:height="0.0728in" svg:x="1.5492in" svg:y="0.6201in" svg:viewBox="0 0 142 186" svg:d="M59 47c0-16 0-31 0-47-19 1-40 4-59 5 0 5 0 8 0 13 30 0 34 2 34 24 0 37 0 76 0 113 0 19-5 19-34 19 0 3 0 8 0 12 17 0 37-1 48-1 17 0 37 0 54 1 0-4 0-9 0-12-2 0-6 0-8 0-32 0-33-5-33-21 0-21 0-43 0-64 0-42 18-79 49-79 4 0 4 0 5 0-1 1-9 6-9 16 0 12 9 18 18 18 8 0 18-4 18-18s-14-26-32-26c-30 0-45 29-51 47z"><text:p/></draw:path><draw:path draw:style-name="gr4" draw:text-style-name="P32" svg:width="0.0535in" svg:height="0.1161in" svg:x="1.6154in" svg:y="0.5764in" svg:viewBox="0 0 137 296" svg:d="M60 115c0-17 0-32 0-49 0-37 19-58 38-58 2 0 8 0 15 4-6 1-13 7-13 18 0 10 7 18 18 18 12 0 19-8 19-19 0-16-16-29-39-29-30 0-66 22-66 67 0 16 0 33 0 48-10 0-21 0-32 0 0 5 0 9 0 13 11 0 22 0 32 0 0 46 0 91 0 137 0 19-3 19-32 19 0 4 0 9 0 12 17 0 36-1 48-1 17 0 37 0 54 1 0-3 0-8 0-12-4 0-6 0-10 0-31 0-31-5-31-20 0-46 0-90 0-136 16 0 33 0 48 0 0-4 0-8 0-13-17 0-32 0-49 0z"><text:p/></draw:path><draw:path draw:style-name="gr4" draw:text-style-name="P32" svg:width="0.0378in" svg:height="0.1654in" svg:x="1.6902in" svg:y="0.5681in" svg:viewBox="0 0 97 421" svg:d="M97 417c0-1 0-2-7-9-53-53-66-133-66-197 0-74 16-147 68-200 5-5 5-5 5-7 0-3-1-4-3-4-5 0-44 29-68 82-21 46-26 93-26 129 0 32 4 84 28 131 25 51 61 79 66 79 2 0 3-1 3-4z"><text:p/></draw:path><draw:path draw:style-name="gr4" draw:text-style-name="P32" svg:width="0.0846in" svg:height="0.0748in" svg:x="1.7429in" svg:y="0.6201in" svg:viewBox="0 0 216 191" svg:d="M134 163c5 17 21 28 39 28 14 0 24-10 31-23 7-16 12-41 12-42 0-4-4-4-5-4-3 0-5 2-6 8-6 23-13 52-31 52-10 0-13-6-13-20 0-9 5-29 8-43 4-16 9-30 12-46 1-6 5-23 7-29 3-9 6-25 6-27 0-9-6-12-12-12-2 0-13 0-16 14-9 31-27 105-32 127-1 2-18 36-48 36-22 0-26-19-26-34 0-24 12-58 23-87 5-12 7-18 7-26 0-19-13-35-35-35-39 0-55 61-55 65 0 5 4 5 5 5 3 0 5-2 7-9 10-36 26-51 42-51 4 0 11 0 11 13 0 11-5 23-7 29-16 42-26 68-26 88 0 41 30 51 53 51 28 0 43-18 49-28z"><text:p/></draw:path><draw:path draw:style-name="gr4" draw:text-style-name="P32" svg:width="0.076in" svg:height="0.1067in" svg:x="1.8378in" svg:y="0.6201in" svg:viewBox="0 0 194 272" svg:d="M192 26c2-6 2-7 2-9 0-9-6-12-12-12-4 0-10 2-15 8 0 3-4 16-6 23-3 12-5 23-9 34-6 25-12 51-18 76-2 6-20 36-48 36-21 0-26-19-26-34 0-20 7-46 22-83 7-17 8-22 8-30 0-19-13-35-35-35-39 0-55 61-55 65 0 5 4 5 5 5 5 0 5-2 7-9 11-39 28-51 42-51 4 0 11 0 11 13 0 11-5 21-7 30-17 44-24 68-24 89 0 37 26 49 50 49 17 0 31-8 43-18-6 21-11 42-27 64-11 15-27 27-47 27-5 0-24-1-31-18 6 0 12 0 18-5 3-4 8-10 8-18 0-13-12-14-16-14-9 0-24 7-24 27 0 21 20 36 45 36 44 0 87-37 99-85 14-54 27-107 40-161z"><text:p/></draw:path><draw:path draw:style-name="gr4" draw:text-style-name="P32" svg:width="0.0378in" svg:height="0.1654in" svg:x="1.9299in" svg:y="0.5681in" svg:viewBox="0 0 97 421" svg:d="M97 211c0-34-5-84-27-132-26-51-62-79-66-79-3 0-4 1-4 4 0 2 0 2 7 10 42 41 66 108 66 197 0 72-15 146-68 199-5 5-5 6-5 7 0 3 1 4 4 4 4 0 42-29 67-82 21-46 26-93 26-128z"><text:p/></draw:path><draw:path draw:style-name="gr4" draw:text-style-name="P32" svg:width="1.6972in" svg:height="0.0063in" svg:x="0.287in" svg:y="0.7598in" svg:viewBox="0 0 4312 17" svg:d="M0 0c1437 0 2875 0 4312 0 0 6 0 11 0 17-1437 0-2875 0-4312 0 0-6 0-11 0-17z"><text:p/></draw:path><draw:path draw:style-name="gr4" draw:text-style-name="P32" svg:width="0.0732in" svg:height="0.1118in" svg:x="1.0146in" svg:y="0.8063in" svg:viewBox="0 0 187 285" svg:d="M112 216c0 12 0 25 0 37 0 14 0 19-32 19-3 0-6 0-9 0 0 5 0 9 0 13 18-1 39-1 57-1s40 0 58 1c0-4 0-8 0-13-4 0-6 0-10 0-31 0-32-5-32-19 0-12 0-25 0-37 14 0 29 0 43 0 0-5 0-9 0-13-14 0-29 0-43 0 0-64 0-129 0-192 0-9 0-11-6-11-4 0-5 0-8 5-44 66-87 132-130 198 0 4 0 8 0 13 37 0 74 0 112 0zM115 203c-35 0-68 0-103 0 35-53 68-105 103-157 0 52 0 104 0 157z"><text:p/></draw:path><draw:path draw:style-name="gr4" draw:text-style-name="P32" svg:width="0.085in" svg:height="0.0748in" svg:x="1.0976in" svg:y="0.8453in" svg:viewBox="0 0 217 191" svg:d="M136 162c4 18 19 29 37 29 14 0 24-10 31-23 7-16 13-41 13-42 0-5-5-5-6-5-3 0-3 3-6 9-5 22-13 51-31 51-8 0-13-5-13-19 0-10 5-29 8-43 4-16 9-30 12-46 1-7 6-23 7-29 3-9 6-26 6-28 0-8-6-11-12-11-2 0-13 0-16 14-8 31-27 105-32 127 0 2-16 35-48 35-21 0-26-19-26-35 0-22 12-56 23-85 5-13 7-19 7-26 0-19-13-35-35-35-39 0-55 61-55 65 0 3 4 2 5 3 5 0 5 0 7-7 11-36 26-51 42-51 4 0 11 0 11 13 0 11-5 23-7 29-16 42-24 68-24 88 0 40 28 51 51 51 28 0 43-20 51-29z"><text:p/></draw:path><draw:path draw:style-name="gr4" draw:text-style-name="P32" svg:width="0.0531in" svg:height="0.0795in" svg:x="1.1941in" svg:y="0.7937in" svg:viewBox="0 0 136 203" svg:d="M65 97c23 0 39 17 39 48 0 37-21 48-38 48-12 0-37-4-50-22 14 0 18-9 18-15 0-10-8-17-17-17s-17 5-17 17c0 29 31 47 67 47 41 0 69-28 69-58 0-23-18-45-51-53 30-10 42-33 42-51 0-23-27-41-60-41-32 0-57 17-57 40 0 10 6 15 15 15s15-6 15-14c0-9-6-16-15-16 10-13 30-17 41-17 13 0 32 8 32 33 0 13-4 26-12 36-9 11-18 11-32 12-7 1-8 1-10 1-1 0-3 0-3 4 0 3 3 3 8 3s11 0 16 0z"><text:p/></draw:path><draw:path draw:style-name="gr4" draw:text-style-name="P32" svg:width="0.1102in" svg:height="0.1102in" svg:x="2.0512in" svg:y="0.7083in" svg:viewBox="0 0 281 281" svg:d="M149 149c39 0 78 0 117 0 6 0 15 0 15-9 0-8-9-8-15-8-39 0-78 0-117 0 0-40 0-78 0-118 0-6 0-14-9-14-8 0-8 8-8 14 0 40 0 78 0 118-40 0-78 0-118 0-6 0-14 0-14 8 0 9 8 9 14 9 40 0 78 0 118 0 0 39 0 79 0 118 0 6 0 14 8 14 9 0 9-8 9-14 0-39 0-79 0-118z"><text:p/></draw:path><draw:path draw:style-name="gr4" draw:text-style-name="P32" svg:width="0.089in" svg:height="0.0728in" svg:x="2.2319in" svg:y="0.6213in" svg:viewBox="0 0 227 186" svg:d="M100 24c15 0 32 0 48 0-15 62-18 82-18 109 0 6 0 18 3 32 4 18 9 21 16 21 8 0 17-7 17-16 0-2 0-3-3-9-12-30-12-58-12-70 0-21 3-44 7-67 16 0 33 0 48 0 6 0 21 0 21-14 0-10-9-10-17-10-47 0-94 0-140 0-10 0-27 0-45 20-14 16-25 35-25 38 0 1 0 4 5 4 3 0 3-2 6-6 21-32 45-32 54-32 8 0 15 0 24 0-13 52-36 102-54 140-4 7-4 7-4 11 0 8 7 11 12 11 13 0 17-12 22-28 6-19 6-19 12-40 7-32 15-63 23-94z"><text:p/></draw:path><draw:path draw:style-name="gr4" draw:text-style-name="P32" svg:width="0.0634in" svg:height="0.0748in" svg:x="2.3354in" svg:y="0.6201in" svg:viewBox="0 0 162 191" svg:d="M60 89c12 0 43 0 64-10 30-12 32-37 32-43 0-18-17-36-46-36-46 0-110 41-110 115 0 43 25 76 66 76 61 0 96-45 96-49 0-3-2-6-5-6-2 0-3 1-6 4-32 42-79 42-84 42-32 0-37-36-37-49 0-5 1-18 7-44 7 0 16 0 23 0zM40 80c16-64 60-70 70-70 21 0 32 12 32 26 0 44-68 44-84 44-6 0-12 0-18 0z"><text:p/></draw:path><draw:path draw:style-name="gr4" draw:text-style-name="P32" svg:width="0.078in" svg:height="0.0051in" svg:x="2.4177in" svg:y="0.6004in" svg:viewBox="0 0 199 14" svg:d="M188 14c5 0 11 0 11-7s-6-7-11-7c-58 0-117 0-176 0-5 0-12 0-12 7s7 7 12 7c59 0 118 0 176 0z"><text:p/></draw:path><draw:path draw:style-name="gr4" draw:text-style-name="P32" svg:width="0.0673in" svg:height="0.0516in" svg:x="2.5146in" svg:y="0.5819in" svg:viewBox="0 0 172 132" svg:d="M110 82c-1 6-3 16-4 18-5 8-17 25-35 25-21 0-21-19-21-25 0-17 9-39 16-60 2-6 5-10 5-15 0-15-13-25-29-25-29 0-42 40-42 44s4 4 5 4c3 0 5-1 5-5 7-24 20-36 32-36 5 0 7 4 7 11s-2 13-6 19c-15 41-15 51-15 58 0 5 0 19 10 29 9 6 21 8 32 8 18 0 27-10 38-19 6 19 25 19 29 19 11 0 18-5 24-16 6-10 11-27 11-28 0-4-4-3-5-4-5 0-5 1-7 8-4 15-9 33-22 33-7 0-10-7-10-16 0-5 3-15 5-23 1-8 5-20 6-26 3-8 5-18 7-26s5-21 5-22c0-6-5-10-9-10-11 0-14 9-16 18-5 21-11 41-16 62z"><text:p/></draw:path><draw:path draw:style-name="gr4" draw:text-style-name="P32" svg:width="0.0413in" svg:height="0.0547in" svg:x="2.5949in" svg:y="0.5272in" svg:viewBox="0 0 106 140" svg:d="M106 100c-3 0-6 0-9 0-1 3-3 16-7 19-1 1-19 1-22 1-14 0-27 0-42 0 15-11 30-22 42-30 20-13 38-25 38-48 0-28-26-42-56-42-28 0-50 17-50 37 0 11 10 13 13 13 5 0 12-4 12-13 0-7-6-12-12-12 6-9 18-15 33-15 20 0 37 12 37 32 0 18-12 31-29 44-17 15-35 30-52 45-1 1-1 1-2 3 0 3 0 4 0 6 32 0 66 0 98 0 3-13 5-27 8-40z"><text:p/></draw:path><draw:path draw:style-name="gr4" draw:text-style-name="P32" svg:width="0.0531in" svg:height="0.0516in" svg:x="2.6594in" svg:y="0.5819in" svg:viewBox="0 0 136 132" svg:d="M31 103c7-7 13-13 39-32 6-6 27-23 36-31 18-18 30-34 30-38 0-2-4-2-5-2-4 0-4 0-6 2-9 14-15 18-22 18-3 0-8 0-17-8-10-11-16-12-24-12-22 0-39 25-39 34 0 2 3 3 5 3 3 0 4-1 6-3 4-11 20-11 25-11 7 0 14 1 19 2 16 4 18 4 25 4-7 7-13 13-41 36-22 18-31 25-37 31-17 17-25 30-25 32 0 4 4 4 5 4 2 0 3 0 5-2 8-11 16-18 27-18 4 0 7 0 16 7 8 9 14 13 24 13 32 0 51-35 51-46 0-3-3-3-4-3-4 0-5 1-6 5-5 14-23 21-38 21-6 0-14-1-21-2-13-4-16-4-21-4-1 0-6 0-7 0z"><text:p/></draw:path><draw:path draw:style-name="gr4" draw:text-style-name="P32" svg:width="0.0406in" svg:height="0.0547in" svg:x="2.728in" svg:y="0.5272in" svg:viewBox="0 0 104 140" svg:d="M104 100c-2 0-6 0-8 0-1 3-2 16-6 19-1 1-19 1-23 1-13 0-27 0-41 0 14-11 29-22 42-30 20-13 36-25 36-48 0-28-25-42-55-42-29 0-49 17-49 37 0 11 10 13 12 13 6 0 12-4 12-13 0-7-5-12-12-12 6-9 19-15 32-15 21 0 39 12 39 32 0 18-13 31-29 44-17 15-35 30-52 45-2 1-2 1-2 3 0 3 0 4 0 6 32 0 66 0 98 0 3-13 4-27 6-40z"><text:p/></draw:path><draw:path draw:style-name="gr4" draw:text-style-name="P32" svg:width="0.0823in" svg:height="0.0748in" svg:x="2.7984in" svg:y="0.6201in" svg:viewBox="0 0 210 191" svg:d="M128 59c3-11 12-49 42-49 3 0 12 0 21 4-11 3-21 14-21 23 0 7 5 16 17 16 10 0 23-9 23-25 0-22-25-28-40-28-24 0-39 23-44 32-11-27-34-32-46-32-43 0-67 54-67 65 0 5 4 5 5 5 4 0 5-2 5-5 14-45 43-55 57-55 8 0 23 3 23 27 0 13-7 42-23 101-7 26-21 44-40 44-3 0-12 0-21-6 10-2 19-11 19-23 0-10-9-14-15-14-12 0-23 11-23 24 0 19 20 28 40 28 27 0 43-29 44-32 5 16 20 32 46 32 43 0 67-54 67-65 0-4-4-4-5-4-4 0-5 2-6 5-13 44-42 55-56 55-16 0-23-14-23-29 0-8 2-17 7-37 5-19 10-38 14-57z"><text:p/></draw:path><draw:path draw:style-name="gr4" draw:text-style-name="P32" svg:width="0.076in" svg:height="0.1067in" svg:x="2.939in" svg:y="0.6201in" svg:viewBox="0 0 194 272" svg:d="M193 26c1-6 1-7 1-9 0-9-6-12-12-12-3 0-10 2-14 8-1 3-5 16-6 23-4 12-6 23-8 34-6 25-14 51-20 76-1 6-19 36-48 36-21 0-25-19-25-34 0-20 6-46 21-83 7-17 8-22 8-30 0-19-13-35-34-35-40 0-56 61-56 65 0 5 4 3 5 5 5 0 5-2 7-9 12-39 29-51 43-51 3 0 10 0 10 13 0 11-4 21-7 30-17 44-24 68-24 89 0 37 26 49 51 49 17 0 31-8 42-18-5 21-9 42-26 64-12 15-28 27-47 27-6 0-25-1-32-18 7 0 12 0 18-5 4-4 8-10 8-18 0-13-11-14-16-14-9 0-22 7-22 27 0 21 18 36 44 36 43 0 86-37 98-85 14-54 28-107 41-161z"><text:p/></draw:path><draw:path draw:style-name="gr4" draw:text-style-name="P32" svg:width="0.0638in" svg:height="0.0756in" svg:x="3.0724in" svg:y="0.6181in" svg:viewBox="0 0 163 193" svg:d="M36 83c2-63 38-73 53-73 43 0 47 56 47 73-34 0-66 0-100 0zM36 91c40 0 78 0 118 0 8 0 9 0 9-8 0-42-23-83-74-83-49 0-89 43-89 96 0 56 44 97 94 97 51 0 69-47 69-54 0-5-2-6-5-6s-4 4-6 6c-14 44-52 44-56 44-22 0-38-13-48-28-12-21-12-48-12-64z"><text:p/></draw:path><draw:path draw:style-name="gr4" draw:text-style-name="P32" svg:width="0.0555in" svg:height="0.0728in" svg:x="3.1465in" svg:y="0.6201in" svg:viewBox="0 0 142 186" svg:d="M58 47c0-16 0-31 0-47-20 1-39 4-58 5 0 5 0 8 0 13 29 0 32 2 32 24 0 37 0 76 0 113 0 19-4 19-32 19 0 3 0 8 0 12 16 0 36-1 48-1 17 0 36 0 53 1 0-4 0-9 0-12-3 0-6 0-9 0-31 0-32-5-32-21 0-21 0-43 0-64 0-42 18-79 50-79 3 0 4 0 5 0-2 1-11 6-11 16 0 12 10 18 20 18 7 0 18-4 18-18s-14-26-32-26c-31 0-46 29-52 47z"><text:p/></draw:path><draw:path draw:style-name="gr4" draw:text-style-name="P32" svg:width="0.0535in" svg:height="0.1161in" svg:x="3.2122in" svg:y="0.5764in" svg:viewBox="0 0 137 296" svg:d="M60 115c0-17 0-32 0-49 0-37 20-58 38-58 2 0 9 0 15 4-5 1-13 7-13 18 0 10 7 18 18 18 13 0 19-8 19-19 0-16-16-29-39-29-28 0-64 22-64 67 0 16 0 33 0 48-11 0-23 0-34 0 0 5 0 9 0 13 11 0 23 0 34 0 0 46 0 91 0 137 0 19-5 19-34 19 0 4 0 9 0 12 17 0 37-1 48-1 17 0 37 0 54 1 0-3 0-8 0-12-2 0-6 0-8 0-32 0-33-5-33-20 0-46 0-90 0-136 16 0 33 0 48 0 0-4 0-8 0-13-17 0-32 0-49 0z"><text:p/></draw:path><draw:path draw:style-name="gr4" draw:text-style-name="P32" svg:width="0.0378in" svg:height="0.1654in" svg:x="3.2866in" svg:y="0.5681in" svg:viewBox="0 0 97 421" svg:d="M97 417c0-1 0-2-7-9-52-53-66-133-66-197 0-74 17-147 68-200 5-5 5-5 5-7 0-3-1-4-3-4-5 0-42 29-68 82-21 46-26 93-26 129 0 32 5 84 28 131 25 51 61 79 66 79 2 0 3-1 3-4z"><text:p/></draw:path><draw:path draw:style-name="gr4" draw:text-style-name="P32" svg:width="0.085in" svg:height="0.0748in" svg:x="3.3398in" svg:y="0.6201in" svg:viewBox="0 0 217 191" svg:d="M136 163c4 17 19 28 37 28 14 0 24-10 31-23 7-16 13-41 13-42 0-4-5-4-6-4-3 0-3 2-6 8-5 23-13 52-31 52-8 0-13-6-13-20 0-9 5-29 8-43 4-16 9-30 12-46 1-6 6-23 7-29 3-9 6-25 6-27 0-9-6-12-12-12-2 0-13 0-16 14-8 31-27 105-32 127 0 2-16 36-48 36-21 0-26-19-26-34 0-24 12-58 23-87 5-12 7-18 7-26 0-19-13-35-35-35-39 0-55 61-55 65 0 5 4 5 5 5 5 0 5-2 7-9 11-36 26-51 42-51 4 0 11 0 11 13 0 11-5 23-7 29-16 42-24 68-24 88 0 41 28 51 51 51 28 0 43-18 51-28z"><text:p/></draw:path><draw:path draw:style-name="gr4" draw:text-style-name="P32" svg:width="0.0823in" svg:height="0.0748in" svg:x="3.4346in" svg:y="0.6201in" svg:viewBox="0 0 210 191" svg:d="M128 59c3-11 14-49 42-49 3 0 12 0 22 4-12 3-20 14-20 23 0 7 4 16 15 16 10 0 23-9 23-25 0-22-25-28-40-28-24 0-38 23-43 32-11-27-33-32-45-32-45 0-69 54-69 65 0 5 4 3 5 5 4 0 5-2 6-5 14-45 42-55 56-55 9 0 23 3 23 27 0 13-7 42-23 101-7 26-21 44-39 44-4 0-13 0-22-6 11-2 19-11 19-23 0-10-8-14-15-14-12 0-23 11-23 24 0 19 22 28 40 28 27 0 43-29 44-32 5 16 20 32 46 32 43 0 67-54 67-65 0-4-4-4-5-4-4 0-5 2-6 5-13 44-42 55-55 55-17 0-24-14-24-29 0-8 3-17 7-37 5-19 10-38 14-57z"><text:p/></draw:path><draw:path draw:style-name="gr4" draw:text-style-name="P32" svg:width="0.0378in" svg:height="0.1654in" svg:x="3.5343in" svg:y="0.5681in" svg:viewBox="0 0 97 421" svg:d="M97 211c0-34-5-84-27-132-26-51-62-79-66-79-3 0-4 1-4 4 0 2 0 2 8 10 41 41 65 108 65 197 0 72-15 146-68 199-5 5-5 6-5 7 0 3 1 4 4 4 4 0 42-29 67-82 21-46 26-93 26-128z"><text:p/></draw:path><draw:path draw:style-name="gr4" draw:text-style-name="P32" svg:width="0.0638in" svg:height="0.0756in" svg:x="3.6402in" svg:y="0.6181in" svg:viewBox="0 0 163 193" svg:d="M35 83c3-63 38-73 53-73 43 0 48 56 48 73-34 0-68 0-101 0zM35 91c39 0 78 0 117 0 10 0 11 0 11-8 0-42-23-83-75-83-50 0-88 43-88 96 0 56 44 97 92 97 52 0 71-47 71-54 0-5-3-6-6-6s-5 4-5 6c-15 44-52 44-57 44-21 0-37-13-47-28-13-21-13-48-13-64z"><text:p/></draw:path><draw:path draw:style-name="gr4" draw:text-style-name="P32" svg:width="0.0555in" svg:height="0.0728in" svg:x="3.7138in" svg:y="0.6201in" svg:viewBox="0 0 142 186" svg:d="M59 47c0-16 0-31 0-47-19 1-40 4-59 5 0 5 0 8 0 13 30 0 34 2 34 24 0 37 0 76 0 113 0 19-5 19-34 19 0 3 0 8 0 12 17 0 36-1 48-1 17 0 37 0 54 1 0-4 0-9 0-12-4 0-6 0-10 0-31 0-31-5-31-21 0-21 0-43 0-64 0-42 17-79 49-79 4 0 4 0 5 0-1 1-9 6-9 16 0 12 8 18 18 18 7 0 18-4 18-18s-14-26-32-26c-30 0-45 29-51 47z"><text:p/></draw:path><draw:path draw:style-name="gr4" draw:text-style-name="P32" svg:width="0.0535in" svg:height="0.1161in" svg:x="3.7795in" svg:y="0.5764in" svg:viewBox="0 0 137 296" svg:d="M60 115c0-17 0-32 0-49 0-37 20-58 40-58 1 0 7 0 13 4-5 1-12 7-12 18 0 10 6 18 18 18s18-8 18-19c0-16-16-29-37-29-30 0-66 22-66 67 0 16 0 33 0 48-11 0-23 0-34 0 0 5 0 9 0 13 11 0 23 0 34 0 0 46 0 91 0 137 0 19-5 19-33 19 0 4 0 9 0 12 17 0 36-1 48-1 17 0 36 0 54 1 0-3 0-8 0-12-3 0-6 0-9 0-32 0-33-5-33-20 0-46 0-90 0-136 17 0 33 0 49 0 0-4 0-8 0-13-16 0-33 0-50 0z"><text:p/></draw:path><draw:path draw:style-name="gr4" draw:text-style-name="P32" svg:width="0.0382in" svg:height="0.1654in" svg:x="3.8539in" svg:y="0.5681in" svg:viewBox="0 0 98 421" svg:d="M98 417c0-1 0-2-7-9-53-53-66-133-66-197 0-74 16-147 67-200 6-5 6-5 6-7 0-3-1-4-4-4-4 0-42 29-66 82-22 46-28 93-28 129 0 32 5 84 29 131 25 51 61 79 65 79 3 0 4-1 4-4z"><text:p/></draw:path><draw:path draw:style-name="gr4" draw:text-style-name="P32" svg:width="0.085in" svg:height="0.0748in" svg:x="3.9071in" svg:y="0.6201in" svg:viewBox="0 0 217 191" svg:d="M136 163c4 17 19 28 38 28 14 0 24-10 31-23 7-16 12-41 12-42 0-4-3-4-5-4-4 0-4 2-6 8-6 23-14 52-31 52-9 0-13-6-13-20 0-9 5-29 8-43 4-16 9-30 12-46 2-6 5-23 8-29 1-9 6-25 6-27 0-9-6-12-12-12-3 0-14 0-17 14-9 31-27 105-31 127-2 2-18 36-50 36-21 0-25-19-25-34 0-24 12-58 23-87 5-12 7-18 7-26 0-19-14-35-35-35-40 0-56 61-56 65 0 5 5 5 6 5 4 0 5-2 6-9 11-36 26-51 43-51 4 0 11 0 11 13 0 11-5 23-7 29-16 42-25 68-25 88 0 41 28 51 51 51 29 0 43-18 51-28z"><text:p/></draw:path><draw:path draw:style-name="gr4" draw:text-style-name="P32" svg:width="0.076in" svg:height="0.1067in" svg:x="4.0024in" svg:y="0.6201in" svg:viewBox="0 0 194 272" svg:d="M192 26c2-6 2-7 2-9 0-9-6-12-13-12-3 0-11 2-14 8-1 3-4 16-6 23-3 12-6 23-9 34-6 25-13 51-19 76-1 6-19 36-47 36-21 0-26-19-26-34 0-20 7-46 22-83 6-17 8-22 8-30 0-19-13-35-35-35-39 0-55 61-55 65 0 5 4 5 5 5 3 0 5-2 6-9 12-39 29-51 43-51 4 0 11 0 11 13 0 11-5 21-7 30-17 44-26 68-26 89 0 37 28 49 52 49 17 0 31-8 43-18-6 21-11 42-27 64-11 15-28 27-47 27-6 0-24-1-31-18 6 0 12 0 18-5 3-4 8-10 8-18 0-13-12-14-16-14-9 0-24 7-24 27 0 21 18 36 45 36 43 0 87-37 98-85 13-54 28-107 41-161z"><text:p/></draw:path><draw:path draw:style-name="gr4" draw:text-style-name="P32" svg:width="0.0382in" svg:height="0.1654in" svg:x="4.0941in" svg:y="0.5681in" svg:viewBox="0 0 98 421" svg:d="M98 211c0-34-4-84-27-132-25-51-63-79-66-79s-5 1-5 4c0 2 0 2 8 10 41 41 66 108 66 197 0 72-15 146-68 199-6 5-6 6-6 7 0 3 2 4 5 4s42-29 67-82c22-46 26-93 26-128z"><text:p/></draw:path><draw:path draw:style-name="gr4" draw:text-style-name="P32" svg:width="1.9217in" svg:height="0.0063in" svg:x="2.2272in" svg:y="0.7598in" svg:viewBox="0 0 4882 17" svg:d="M0 0c1627 0 3254 0 4882 0 0 6 0 11 0 17-1628 0-3255 0-4882 0 0-6 0-11 0-17z"><text:p/></draw:path><draw:path draw:style-name="gr4" draw:text-style-name="P32" svg:width="0.0732in" svg:height="0.1118in" svg:x="3.0665in" svg:y="0.8063in" svg:viewBox="0 0 187 285" svg:d="M113 216c0 12 0 25 0 37 0 14-1 19-33 19-3 0-6 0-9 0 0 5 0 9 0 13 18-1 39-1 57-1s40 0 58 1c0-4 0-8 0-13-4 0-6 0-10 0-31 0-31-5-31-19 0-12 0-25 0-37 15 0 28 0 42 0 0-5 0-9 0-13-14 0-27 0-42 0 0-64 0-129 0-192 0-9 0-11-7-11-4 0-5 0-8 5-44 66-87 132-130 198 0 4 0 8 0 13 37 0 76 0 113 0zM115 203c-35 0-68 0-103 0 35-53 68-105 103-157 0 52 0 104 0 157z"><text:p/></draw:path><draw:path draw:style-name="gr4" draw:text-style-name="P32" svg:width="0.085in" svg:height="0.0748in" svg:x="3.1496in" svg:y="0.8453in" svg:viewBox="0 0 217 191" svg:d="M136 162c4 18 19 29 37 29 15 0 25-10 31-23 7-16 13-41 13-42 0-5-3-5-5-5-4 0-4 3-6 9-6 22-14 51-32 51-8 0-13-5-13-19 0-10 6-29 8-43 4-16 9-30 12-46 1-7 6-23 7-29 3-9 8-26 8-28 0-8-6-11-14-11-1 0-13 0-15 14-9 31-28 105-33 127 0 2-16 35-48 35-21 0-26-19-26-35 0-22 12-56 23-85 6-13 7-19 7-26 0-19-13-35-34-35-40 0-56 61-56 65 0 3 4 2 5 3 5 0 5 0 7-7 11-36 26-51 42-51 5 0 11 0 11 13 0 11-5 23-7 29-16 42-24 68-24 88 0 40 28 51 51 51 28 0 43-20 51-29z"><text:p/></draw:path><draw:path draw:style-name="gr4" draw:text-style-name="P32" svg:width="0.0508in" svg:height="0.0772in" svg:x="3.2476in" svg:y="0.7937in" svg:viewBox="0 0 130 197" svg:d="M130 143c-4 0-6 0-10 0-1 6-4 24-7 26s-25 2-30 2c-18 0-36 0-54 0 31-27 41-35 59-50 21-17 42-35 42-63 0-35-32-58-69-58s-61 26-61 53c0 15 12 17 16 17 7 0 15-5 15-16 0-5-2-16-18-16 10-20 30-27 43-27 30 0 46 23 46 47 0 26-19 46-29 57-24 23-47 47-71 70-2 2-2 3-2 12 41 0 80 0 121 0 3-18 6-36 9-54z"><text:p/></draw:path></draw:g></draw:g></text:p>
      <text:p text:style-name="P9"/>
      <text:p text:style-name="P10"/>
      <text:p text:style-name="P10"/>
      <text:p text:style-name="P10"/>
      <text:p text:style-name="P9">که در آن <draw:frame text:anchor-type="as-char" svg:y="-0.061in" draw:z-index="10" draw:name="Shape18" draw:style-name="gr6" draw:text-style-name="P33" svg:width="0.8043in" svg:height="0.1213in"><draw:image xlink:href="Pictures/100000000000032B0000007ACDDE09E097442976.png" xlink:type="simple" xlink:show="embed" xlink:actuate="onLoad" draw:mime-type="image/png"><text:p/></draw:image><svg:title>TexMaths</svg:title><svg:desc>12§latex§$x = x_i - x_j$ §png§1200§FALSE§</svg:desc></draw:frame><text:s/><text:span text:style-name="T7">، </text:span><text:span text:style-name="T7"><draw:frame text:anchor-type="as-char" svg:y="-0.0634in" draw:z-index="11" draw:name="Shape19" draw:style-name="gr6" draw:text-style-name="P33" svg:width="0.7705in" svg:height="0.1213in"><draw:image xlink:href="Pictures/10000000000003080000007AF1075D5FD1068FB6.png" xlink:type="simple" xlink:show="embed" xlink:actuate="onLoad" draw:mime-type="image/png"><text:p/></draw:image><svg:title>TexMaths</svg:title><svg:desc>12§latex§ $y = y_i - y_j$§png§1200§FALSE§</svg:desc></draw:frame></text:span><text:s/><text:span text:style-name="T7">و </text:span><text:span text:style-name="T7"><draw:frame text:anchor-type="as-char" svg:y="-0.0492in" draw:z-index="12" draw:name="Shape20" draw:style-name="gr6" draw:text-style-name="P33" svg:width="0.4303in" svg:height="0.0988in"><draw:image xlink:href="Pictures/10000000000001B200000063FC547F8455194C93.png" xlink:type="simple" xlink:show="embed" xlink:actuate="onLoad" draw:mime-type="image/png"><text:p/></draw:image><svg:title>TexMaths</svg:title><svg:desc>12§latex§$z = z_c$§png§1200§FALSE§</svg:desc></draw:frame></text:span><text:s/>. حال این انتگرال<text:span text:style-name="T26">‌</text:span>ها باید جداگانه محاسبه شوند.</text:p>
      <text:p text:style-name="P9"><draw:frame text:anchor-type="paragraph" draw:z-index="13" draw:name="Shape21" draw:style-name="gr8" draw:text-style-name="P33" svg:width="2.998in" svg:height="2.0315in" svg:x="0.2638in" svg:y="0.078in"><draw:image xlink:href="Pictures/1000000000000BCE000007FF6CCA9EA54815377D.png" xlink:type="simple" xlink:show="embed" xlink:actuate="onLoad" draw:mime-type="image/png"><text:p/></draw:image><svg:title>TexMaths</svg:title><svg:desc>12§latex§\begin{equation*}\label {eq13}
\begin{split}
I_1\; = \;&amp;\bigg[\int_0^{\infty}\frac{e^{-u^2(x^2+y^2+z^2)}} {4u^4}\bigg]_{D_0}^{D_1}\\
I_2\; = \;&amp;\bigg[\int_0^{\infty}\frac{\sqrt{\pi}e^{-u^2(y^2 + z^2)}x\; \mathrm{erf}(u x)}{4u^3}\bigg]_{D_0}^{D_1}\\
I_3\; = \;&amp;\bigg[\int_0^{\infty}\frac{\sqrt{\pi}e^{-u^2(x^2 + z^2)}y\; \mathrm {erf}(u y)}{4u^3}\bigg]_{D_0}^{D_1}\\
I_4\; = \;&amp;\bigg[\int_0^{\infty}\frac{\pi e^{-u^2 z^2}x\; y\; \mathrm{erf}(u x) \mathrm{erf}(u y)}{4u^2}\bigg]_{D_0}^{D_1}
\end{split}
\end{equation*}§png§1200§FALSE§</svg:desc></draw:frame></text:p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9"/>
      <text:p text:style-name="P9"/>
      <text:p text:style-name="P9">ما می خواهیم محاسبات را روی بخش های مستطیلی انجام دهیم. بنابراین حدود <text:span text:style-name="T26">انتگرال بر روی ناحیهٔ</text:span> دو مستطیل است.</text:p>
      <text:p text:style-name="P9"><draw:frame text:anchor-type="char" draw:z-index="27" draw:name="Shape9" draw:style-name="gr7" draw:text-style-name="P33" svg:width="2.7803in" svg:height="0.4106in" svg:x="-0.461in" svg:y="0in"><draw:image xlink:href="Pictures/1000000000000AF20000019D7D0B2B4309EB42A7.png" xlink:type="simple" xlink:show="embed" xlink:actuate="onLoad" draw:mime-type="image/png"><text:p/></draw:image><svg:title>TexMaths</svg:title><svg:desc>12§latex§\begin{equation*}\label {eq14}
\begin{split}
D_0:\;\;x_i=a_0, y_i = b_0,\ x_j = c_0,y_j = d_0\\
D_1:\;\;x_i=a_1, y_i = b_1, \ x_j = c_1,y_j = d_1
\end{split}
\end{equation*}§png§1200§FALSE§</svg:desc></draw:frame>در نهایت می توان پاسخ را محاسبه کرد.</text:p>
      <text:p text:style-name="P11"><draw:frame text:anchor-type="char" draw:z-index="25" draw:name="Shape22" draw:style-name="gr7" draw:text-style-name="P33" svg:width="3.9587in" svg:height="3.9976in" svg:x="1.8929in" svg:y="0.148in"><draw:image xlink:href="Pictures/1000000000000F9600000FBDB3B0DF2742C776AC.png" xlink:type="simple" xlink:show="embed" xlink:actuate="onLoad" draw:mime-type="image/png"><text:p/></draw:image><svg:title>TexMaths</svg:title><svg:desc>12§latex§\begin{equation*}\label {eq15}
\begin\
\begin{split}
I_1 = &amp;\sum_{i,j,k,l=0}^1 A_{i,j,k,l}\frac {\sqrt{\pi} } {6} (x^2+y^2+z^2)^{\frac 3 2}\\
I_2 = &amp;\sum_{i,j,k,l=0}^1 -A_{i,j,k,l}\frac {\sqrt{\pi} } {4}\;x\ \times \\
&amp;\Bigg((y^2 + z^2) \;\mathrm{sinh^{-1}}(\frac{x}{\sqrt{y^2 + z^2}}) +x \sqrt{x^2 + y^2 + z^2}\Bigg)\\ 
I_3 = &amp;\sum_{i,j,k,l=0}^1 -A_{i,j,k,l}\frac {\sqrt{\pi} } {4}\;y\ \times \\
&amp;\Bigg((x^2 + z^2)\;\mathrm{sinh^{-1}}(\frac{y}{\sqrt{x^2 + z^2}}) +y \sqrt{x^2 + y^2 + z^2}\Bigg) \\ 
I_4 = &amp;\sum_{i,j,k,l=0}^1 A_{i,j,k,l}\frac {\sqrt{\pi} } {2}\;x\;y\; \Bigg(x\;\mathrm{sinh^{-1}}(\frac{y}{\sqrt{x^2 + z^2}})+ \\
 &amp;y\;\mathrm{sinh^{-1}}(\frac{x}{\sqrt{y^2 + z^2}}) -z\;\mathrm{tan^{-1}}(\frac{x\;y}{z\;\sqrt{x^2+y^2 + z^2}}) \Bigg)\\ 
\end{split}
\end{equation*}§png§1200§FALSE§</svg:desc></draw:frame></text:p>
      <text:p text:style-name="P9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3"><text:soft-page-break/>در عبارات <text:span text:style-name="T26">بالا</text:span> <draw:frame text:anchor-type="as-char" svg:y="-0.0602in" draw:z-index="28" draw:name="Shape23" draw:style-name="gr6" draw:text-style-name="P33" svg:width="0.7752in" svg:height="0.1213in"><draw:image xlink:href="Pictures/100000000000030D0000007AA64CCC12C2CBF92B.png" xlink:type="simple" xlink:show="embed" xlink:actuate="onLoad" draw:mime-type="image/png"><text:p/></draw:image><svg:title>TexMaths</svg:title><svg:desc>12§latex§$x = a_i - c_j$§png§1200§FALSE§</svg:desc></draw:frame><text:s/><text:span text:style-name="T8">، </text:span><text:span text:style-name="T8"><draw:frame text:anchor-type="as-char" svg:y="-0.0736in" draw:z-index="29" draw:name="Shape24" draw:style-name="gr6" draw:text-style-name="P33" svg:width="0.7752in" svg:height="0.1476in"><draw:image xlink:href="Pictures/100000000000030D00000095BE175DD7A3A63268.png" xlink:type="simple" xlink:show="embed" xlink:actuate="onLoad" draw:mime-type="image/png"><text:p/></draw:image><svg:title>TexMaths</svg:title><svg:desc>12§latex§$y = b_k - d_l\ $§png§1200§FALSE§</svg:desc></draw:frame></text:span><text:s/><text:span text:style-name="T8">و</text:span><text:span text:style-name="T8"><draw:frame text:anchor-type="as-char" svg:y="-0.0492in" draw:z-index="30" draw:name="Shape25" draw:style-name="gr6" draw:text-style-name="P33" svg:width="0.4303in" svg:height="0.0988in"><draw:image xlink:href="Pictures/10000000000001B200000063FC547F8455194C93.png" xlink:type="simple" xlink:show="embed" xlink:actuate="onLoad" draw:mime-type="image/png"><text:p/></draw:image><svg:title>TexMaths</svg:title><svg:desc>12§latex§$z = z_c$§png§1200§FALSE§</svg:desc></draw:frame></text:span><text:span text:style-name="T8"> </text:span>. مقدار <draw:frame text:anchor-type="as-char" svg:y="-0.0835in" draw:z-index="31" draw:name="Shape26" draw:style-name="gr6" draw:text-style-name="P33" svg:width="0.4425in" svg:height="0.1669in"><draw:image xlink:href="Pictures/10000000000001BE000000A851E061AFBE60D0D3.png" xlink:type="simple" xlink:show="embed" xlink:actuate="onLoad" draw:mime-type="image/png"><text:p/></draw:image><svg:title>TexMaths</svg:title><svg:desc>12§latex§$A_{i,j,k,l}$§png§1200§FALSE§</svg:desc></draw:frame><text:s/>به مجموع i تا l بستگی دارد. اگر این جمع یک عدد فرد باشد <draw:frame text:anchor-type="as-char" svg:y="-0.0835in" draw:z-index="32" draw:name="Shape27" draw:style-name="gr6" draw:text-style-name="P33" svg:width="0.4425in" svg:height="0.1669in"><draw:image xlink:href="Pictures/10000000000001BE000000A851E061AFBE60D0D3.png" xlink:type="simple" xlink:show="embed" xlink:actuate="onLoad" draw:mime-type="image/png"><text:p/></draw:image><svg:title>TexMaths</svg:title><svg:desc>12§latex§$A_{i,j,k,l}$§png§1200§FALSE§</svg:desc></draw:frame><text:s/>می شود <text:span text:style-name="T9">۱-</text:span> در غیر این صورت مقدار آن برابر با <text:span text:style-name="T9">۱</text:span> است.</text:p>
      <text:p text:style-name="P12"><draw:frame text:anchor-type="char" draw:z-index="24" draw:name="Shape28" draw:style-name="gr7" draw:text-style-name="P33" svg:width="2.1614in" svg:height="0.3689in" svg:x="-0.2602in" svg:y="0.078in"><draw:image xlink:href="Pictures/100000000000088200000174642A0E1BD6D94009.png" xlink:type="simple" xlink:show="embed" xlink:actuate="onLoad" draw:mime-type="image/png"><text:p/></draw:image><svg:title>TexMaths</svg:title><svg:desc>12§latex§\begin{equation*}\label{eq16}
A_{i,j,k,l} = \Big\{^{\;\;1\quad  \mathrm{if}\; i + j + k + l\; \mathrm{is \;even}}_{-1\quad  \mathrm{if}\; i + j + k + l\; \mathrm{is \;odd}}
\end{equation*}§png§1200§FALSE§</svg:desc></draw:frame></text:p>
      <text:p text:style-name="P12">اکنون باید مجموع <draw:g text:anchor-type="as-char" svg:y="-0.0937in" draw:z-index="14" draw:name="Shape31" draw:style-name="gr9"><svg:title>TexMaths</svg:title><svg:desc>12§latex§$I_1$§svg§600§FALSE§</svg:desc><draw:g draw:style-name="gr2"><draw:path draw:style-name="gr3" draw:text-style-name="P31" svg:width="0.1098in" svg:height="0.1201in" svg:x="0.0031in" svg:y="0.0087in" svg:viewBox="0 0 280 306" svg:d="M140 306c-46 0-93 0-140 0 0-102 0-204 0-306 94 0 186 0 280 0 0 102 0 204 0 306-47 0-94 0-140 0z"><text:p/></draw:path><draw:path draw:style-name="gr4" draw:text-style-name="P32" svg:width="0.0756in" svg:height="0.1122in" svg:x="0.0004in" svg:y="0.0004in" svg:viewBox="0 0 193 286" svg:d="M143 32c3-14 5-19 37-19 10 0 13 0 13-8 0-5-5-5-6-5-11 0-42 1-54 1-13 0-43-1-56-1-3 0-9 0-9 8 0 5 4 5 12 5 18 0 29 0 29 9 0 1 0 2-1 6-19 75-38 151-56 225-4 16-5 19-39 19-9 0-13 0-13 9 0 5 5 5 6 5 12 0 43-2 55-2 13 0 45 2 57 2 3 0 8 0 8-8 0-6-4-6-12-6s-11 0-19 0c-9-1-10-2-10-7 0-3 0-7 1-9 18-75 38-149 57-224z"><text:p/></draw:path><draw:path draw:style-name="gr4" draw:text-style-name="P32" svg:width="0.0417in" svg:height="0.076in" svg:x="0.0795in" svg:y="0.0614in" svg:viewBox="0 0 107 194" svg:d="M66 8c0-8 0-8-8-8-20 19-46 19-58 19 0 4 0 7 0 11 7 0 26 0 42-8 0 49 0 99 0 150 0 9 0 13-29 13-3 0-8 0-12 0 0 3 0 6 0 9 6 0 42-1 53-1 10 0 46 1 53 1 0-3 0-6 0-9-4 0-7 0-11 0-30 0-30-4-30-13 0-56 0-110 0-164z"><text:p/></draw:path></draw:g></draw:g><text:s/><text:span text:style-name="T9">تا </text:span><text:span text:style-name="T9"><draw:g text:anchor-type="as-char" svg:y="-0.1465in" draw:z-index="15" draw:name="Shape32" draw:style-name="gr9"><svg:title>TexMaths</svg:title><svg:desc>12§latex§$I_4$§svg§600§FALSE§</svg:desc><draw:g draw:style-name="gr2"><draw:path draw:style-name="gr3" draw:text-style-name="P31" svg:width="0.1165in" svg:height="0.1201in" svg:x="0.0031in" svg:y="0.0083in" svg:viewBox="0 0 297 306" svg:d="M0 0c99 0 198 0 297 0 0 102 0 204 0 306-99 0-198 0-297 0 0-102 0-204 0-306z"><text:p/></draw:path><draw:path draw:style-name="gr4" draw:text-style-name="P32" svg:width="0.076in" svg:height="0.1122in" svg:x="0.0004in" svg:y="0in" svg:viewBox="0 0 194 286" svg:d="M143 32c4-15 5-19 37-19 10 0 14 0 14-8 0-5-5-5-6-5-12 0-42 1-55 1s-43-1-56-1c-2 0-8 0-8 8 0 5 3 5 12 5 18 0 28 0 28 9 0 1 0 2-1 6-19 75-38 150-56 225-4 16-5 21-39 21-9 0-13 0-13 8 0 4 5 4 6 4 12 0 43-2 55-2 14 0 45 2 57 2 3 0 8 0 8-8 0-4-3-4-12-4-8 0-9 0-18-2-9-1-11-2-11-7 0-3 0-7 2-9 18-75 37-149 56-224z"><text:p/></draw:path><draw:path draw:style-name="gr4" draw:text-style-name="P32" svg:width="0.0563in" svg:height="0.0772in" svg:x="0.0717in" svg:y="0.0598in" svg:viewBox="0 0 144 197" svg:d="M144 150c0-4 0-7 0-11-11 0-21 0-32 0 0-44 0-87 0-132 0-6 0-7-7-7-4 0-5 0-8 4-32 45-65 90-97 135 0 4 0 7 0 11 29 0 58 0 87 0 0 7 0 16 0 24s0 12-24 12c-4 0-6 0-9 0 0 4 0 7 0 11 16 0 34-1 45-1 10 0 30 1 44 1 0-4 0-7 0-11-2 0-5 0-7 0-24 0-24-4-24-12s0-17 0-24c11 0 21 0 32 0zM89 31c0 36 0 72 0 108-26 0-52 0-78 0 26-36 52-72 78-108z"><text:p/></draw:path></draw:g></draw:g></text:span><text:span text:style-name="T9"><text:s/>را </text:span>پیدا ک<text:span text:style-name="T9">ر</text:span>د.</text:p>
      <text:p text:style-name="P12"><draw:frame text:anchor-type="char" draw:z-index="23" draw:name="Shape29" draw:style-name="gr7" draw:text-style-name="P33" svg:width="2.9378in" svg:height="2.4378in" svg:x="1.3146in" svg:y="0.0008in"><draw:image xlink:href="Pictures/1000000000000B9100000999E8C0DE8E5E97BD8E.png" xlink:type="simple" xlink:show="embed" xlink:actuate="onLoad" draw:mime-type="image/png"><text:p/></draw:image><svg:title>TexMaths</svg:title><svg:desc>12§latex§\begin{equation*}\label {eq:17}
\begin{split}
I&amp;=I_1+I_2+I_3+I_4 = \sum_{i,j,k,l=0}^1 A_{i,j,k,l}\\
&amp;  \bigg[ \frac {\sqrt{\pi} } {12} \Big((-x^2-y^2+2\;z^2)\sqrt{x^2 + y^2 + z^2} \Big) \\
&amp; \ +  \frac {\sqrt{\pi} } {4} \Big( y(x^2 - z^2)\;\mathrm{sinh^{-1}}(\frac{y}{\sqrt{x^2 + z^2}}) \Big)\\
&amp;\ +   \frac {\sqrt{\pi} } {4}\Big( x(y^2-z^2)\;\mathrm{sinh^{-1}}(\frac{x}{\sqrt{y^2 + z^2}})  \Big)\\ 
&amp;\ -  \frac {\sqrt{\pi} } {2}x \;y\;z\;\mathrm{tan^{-1}}(\frac{x\;y}{z\;\sqrt{x^2+y^2 + z^2}})\bigg]
\end{split}
\end{equation*}§png§1200§FALSE§</svg:desc></draw:frame></text:p>
      <text:p text:style-name="P3">همانطور که مشخص است <draw:frame text:anchor-type="as-char" svg:y="-0.0929in" draw:z-index="33" draw:name="Shape30" draw:style-name="gr6" draw:text-style-name="P33" svg:width="2.1976in" svg:height="0.1862in"><draw:image xlink:href="Pictures/10000000000008A7000000BB4C7EA956B37E159B.png" xlink:type="simple" xlink:show="embed" xlink:actuate="onLoad" draw:mime-type="image/png"><text:p/></draw:image><svg:title>TexMaths</svg:title><svg:desc>12§latex§$"\mathrm{sinh^{-1}}(x) = \mathrm{ln}(x+\sqrt{x^2 + 1})"$§png§1200§FALSE§</svg:desc></draw:frame><text:s/>بنابراین فرمول فوق را می<text:span text:style-name="T32">‌</text:span>توان به این شکل بازنویسی کرد.</text:p>
      <text:p text:style-name="P12"><draw:frame text:anchor-type="char" draw:z-index="22" draw:name="Shape33" draw:style-name="gr7" draw:text-style-name="P33" svg:width="3.9831in" svg:height="2.0248in" svg:x="0.4181in" svg:y="0.1091in"><draw:image xlink:href="Pictures/1000000000000FAE000007F803B3A0E67CA58FB5.png" xlink:type="simple" xlink:show="embed" xlink:actuate="onLoad" draw:mime-type="image/png"><text:p/></draw:image><svg:title>TexMaths</svg:title><svg:desc>12§latex§\begin{equation*}\label {eq:18}
\begin{split}
I&amp;=\sum_{i,j,k,l=0}^1 A_{i,j,k,l}\bigg[\frac {\sqrt{\pi} } {12} (-x^2-y^2+2\;z^2)\sqrt{x^2 + y^2 + z^2}   \\
&amp; + \frac {\sqrt{\pi} } {4}  y\;(x^2 - z^2)\;\mathrm{ln}\Big(\frac{y+\sqrt{ {x^2 + y^2 + z^2}}}{\sqrt{x^2 + z^2}}\;\Big) \\
&amp; + \frac {\sqrt{\pi} } {4} x\;(y^2-z^2)\; \mathrm{ln}\Big(\frac{x+\sqrt{ {x^2 + y^2 + z^2}}}{\sqrt{y^2 + z^2}}\;  \Big)\\ 
&amp;- \frac {\sqrt{\pi} } {2}x \;y\;z\;\mathrm{tan^{-1}}(\frac{x\;y}{z\;\sqrt{x^2+y^2 + z^2}} ) \bigg]
\end{split}
\end{equation*}
§png§1200§FALSE§</svg:desc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/>
      <text:p text:style-name="P12">در این مقاله، ما ترجیح می دهیم از <text:span text:style-name="T27">توابع </text:span>هذلول<text:span text:style-name="T27">وی</text:span> استفاده کنیم که در معادله (17) معرفی شده است. در صورتی که دو بخش <text:span text:style-name="T27">در یک صفحه قرار گرفته </text:span>باشند، جفت<text:span text:style-name="T27">‌شدگی</text:span> متقابل با در نظر گرفتن حد معادله (17) زمانی که<draw:g text:anchor-type="as-char" svg:y="-0.0744in" draw:z-index="16" draw:name="Shape36" draw:style-name="gr9"><svg:title>TexMaths</svg:title><svg:desc>12§latex§ $z$§svg§600§FALSE§</svg:desc><draw:g draw:style-name="gr2"><draw:path draw:style-name="gr3" draw:text-style-name="P31" svg:width="0.0587in" svg:height="0.0567in" svg:x="0.0016in" svg:y="0.0087in" svg:viewBox="0 0 150 145" svg:d="M0 0c50 0 100 0 150 0 0 48 0 97 0 145-50 0-100 0-150 0 0-48 0-97 0-145z"><text:p/></draw:path><draw:path draw:style-name="gr4" draw:text-style-name="P32" svg:width="0.0685in" svg:height="0.074in" svg:x="0.0004in" svg:y="0in" svg:viewBox="0 0 175 189" svg:d="M37 149c23-24 35-35 50-48 13-12 25-20 39-36 40-39 49-59 49-61 0-4-3-4-4-4-3 0-4 1-6 5-14 20-21 26-31 26s-16-6-22-13c-8-10-14-18-27-18-31 0-50 38-50 48 0 2 1 5 4 5 4 0 5-3 5-5 8-19 32-20 36-20 8 0 17 3 25 7 17 6 21 6 32 6-15 18-49 48-57 54-13 12-25 24-37 35-29 27-43 52-43 55 0 4 4 4 5 4 3 0 5-1 7-6 9-15 21-26 35-26 9 0 14 4 25 16 7 9 14 16 26 16 40 0 64-53 64-65 0-1-2-4-5-4s-4 3-6 5c-9 28-36 36-50 36-7 0-14-2-23-6-15-5-21-7-29-7-1 0-7 0-12 1z"><text:p/></draw:path></draw:g></draw:g> به صفر می‌رسد به دست می‌آید.</text:p>
      <text:p text:style-name="P9"><draw:frame text:anchor-type="char" draw:z-index="21" draw:name="Shape34" draw:style-name="gr7" draw:text-style-name="P33" svg:width="4.0252in" svg:height="0.985in" svg:x="0.2791in" svg:y="0.0457in"><draw:image xlink:href="Pictures/1000000000000FD9000003E1E495A42079D55F58.png" xlink:type="simple" xlink:show="embed" xlink:actuate="onLoad" draw:mime-type="image/png"><text:p/></draw:image><svg:title>TexMaths</svg:title><svg:desc>12§latex§\begin{equation*}\label {eq:19}
\begin{split}
I_{coplanar}=\sum_{i,j,k,l=0}^1  A_{i,j,k,l} \bigg[  \frac {\sqrt{\pi} } {12} \Big((-x^2-y^2)\sqrt{x^2 + y^2} \Big)\ + \\
 \frac {\sqrt{\pi} } {4} \Big( y(x^2 )\;\mathrm{sinh^{-1}}(\frac{y}{x })+x(y^2)\;\mathrm{sinh^{-1}}(\frac{x}{y}) \Big) \bigg]
\end{split}
\end{equation*}§png§1200§FALSE§</svg:desc></draw:frame>اجرای این فرمول نیازمند توجه ویژه به مواردی است که هر مخرج کسری صفر شود. به راحتی هر جمله، شامل چنین کسری به صفر می رسد و می تواند در محاسبات حذف شود.</text:p>
      <text:p text:style-name="P9">و در نهایت، خود جفت شدن یک قطعه مستطیلی به این شکل است.</text:p>
      <text:p text:style-name="P13"><draw:frame text:anchor-type="char" draw:z-index="20" draw:name="Shape35" draw:style-name="gr7" draw:text-style-name="P33" svg:width="4.6512in" svg:height="0.8106in" svg:x="0.0016in" svg:y="0.3937in"><draw:image xlink:href="Pictures/100000000000125000000331B34F24B8691C3653.png" xlink:type="simple" xlink:show="embed" xlink:actuate="onLoad" draw:mime-type="image/png"><text:p/></draw:image><svg:title>TexMaths</svg:title><svg:desc>12§latex§\begin{equation}\label {eq:20}
\begin {split}
I_{SC} = \frac {\sqrt{\pi} } {3} (x^3+y^3) 
+ \frac {\sqrt{\pi} } {3} \left((-x^2-y^2) \sqrt{x^2 + y^2}\ \right) \\ +\sqrt{\pi} \left( y(x^2 )\;\mathrm{sinh^{-1}}(\frac{y}{x})+x(y^2)\;\mathrm{sinh^{-1}}(\frac{x}{y})  \right)
\end {split}
\end{equation}§png§1200§FALSE§</svg:desc></draw:frame></text:p>
      <text:p text:style-name="P5"/>
      <text:p text:style-name="P10"/>
      <text:p text:style-name="P9"><text:span text:style-name="T28">در این رابطه</text:span> x و y طول و عرض ناحیه مستطیلی هستند.</text:p>
      <text:p text:style-name="P10"/>
      <text:p text:style-name="P10"/>
      <text:p text:style-name="P9"><text:span text:style-name="T5">۳-۳. </text:span><text:span text:style-name="T6">انتگرال‌گیری</text:span><text:span text:style-name="T1"> چهارگانه برای بخش‌های مستطیلی عمود بر هم</text:span></text:p>
      <text:p text:style-name="P9">ضریب جفت<text:span text:style-name="T29">‌شدگی</text:span> برای قطعات عمود بر هم با این فرمول بدست می<text:span text:style-name="T13">‌</text:span>آید.</text:p>
      <text:p text:style-name="P10"/>
      <text:p text:style-name="P10"/>
      <text:p text:style-name="P14">جایی که <draw:frame text:anchor-type="as-char" svg:y="-0.0811in" draw:z-index="34" draw:name="Shape37" draw:style-name="gr6" draw:text-style-name="P33" svg:width="0.1776in" svg:height="0.163in"><draw:image xlink:href="Pictures/10000000000000B2000000A420A52F3E325E2F2F.png" xlink:type="simple" xlink:show="embed" xlink:actuate="onLoad" draw:mime-type="image/png"><text:p/></draw:image><svg:title>TexMaths</svg:title><svg:desc>12§latex§$d _{ij}$§png§1200§FALSE§</svg:desc></draw:frame><text:s/>است</text:p>
      <text:p text:style-name="P15"><draw:frame text:anchor-type="paragraph" draw:z-index="19" draw:name="Shape38" draw:style-name="gr8" draw:text-style-name="P33" svg:width="3.0803in" svg:height="0.298in" svg:x="-0.1307in" svg:y="0.1547in"><draw:image xlink:href="Pictures/100000000000061000000096198CA606CF410179.png" xlink:type="simple" xlink:show="embed" xlink:actuate="onLoad" draw:mime-type="image/png"><text:p/></draw:image><svg:title>TexMaths</svg:title><svg:desc>12§latex§\begin{equation*}
\label {eq22}
d_{ij} = \sqrt{(x_i-x_j)^2 + (y_i-y_c)^2 + (z_c - z_j)^2}
\end{equation*} §png§600§FALSE§</svg:desc></draw:frame></text:p>
      <text:p text:style-name="P10"/>
      <text:p text:style-name="P10"/>
      <text:p text:style-name="P14">جایی که <draw:frame text:anchor-type="as-char" svg:y="-0.0492in" draw:z-index="35" draw:name="Shape39" draw:style-name="gr6" draw:text-style-name="P33" svg:width="0.128in" svg:height="0.0988in"><draw:image xlink:href="Pictures/1000000000000080000000639089798092753774.png" xlink:type="simple" xlink:show="embed" xlink:actuate="onLoad" draw:mime-type="image/png"><text:p/></draw:image><svg:title>TexMaths</svg:title><svg:desc>12§latex§$z_c$§png§1200§FALSE§</svg:desc></draw:frame><text:s/>و<draw:frame text:anchor-type="as-char" svg:y="-0.0535in" draw:z-index="36" draw:name="Shape40" draw:style-name="gr6" draw:text-style-name="P33" svg:width="0.1343in" svg:height="0.1071in"><draw:image xlink:href="Pictures/10000000000000870000006BE942834BB4C23280.png" xlink:type="simple" xlink:show="embed" xlink:actuate="onLoad" draw:mime-type="image/png"><text:p/></draw:image><svg:title>TexMaths</svg:title><svg:desc>12§latex§ $y_c$§png§1200§FALSE§</svg:desc></draw:frame> در <text:span text:style-name="T30">انتگرال‌گیری</text:span> ثابت هستند. با استفاده از تبدیل انتگرال استفاده شده برای قطعات موازی، تابع اولیه انتگرال چهارگانه را می<text:span text:style-name="T13">‌</text:span>توان به دست آورد.</text:p>
      <text:p text:style-name="P15"><draw:frame text:anchor-type="paragraph" draw:z-index="18" draw:name="Shape41" draw:style-name="gr8" draw:text-style-name="P33" svg:width="2.4386in" svg:height="0.8067in" svg:x="0.2902in" svg:y="0.0236in"><draw:image xlink:href="Pictures/100000000000099A0000032D995FD1D76FAB33B9.png" xlink:type="simple" xlink:show="embed" xlink:actuate="onLoad" draw:mime-type="image/png"><text:p/></draw:image><svg:title>TexMaths</svg:title><svg:desc>12§latex§\begin{equation*}
\label {eq23}
\begin{split}
J = &amp;\frac{\pi\sqrt{\pi}\;x\; \mathrm {erf}(u x)\; \mathrm {erf}(u y)\; \mathrm {erf}(u z)}{8u^3}\\
+\; &amp;\frac{\pi e^{-u^2 x^2} \mathrm{erf}(u y)\; \mathrm{erf}(u z)}{8u^4}
\end{split}
\end{equation*}§png§1200§FALSE§</svg:desc></draw:frame></text:p>
      <text:p text:style-name="P10"><text:soft-page-break/></text:p>
      <text:p text:style-name="P10"/>
      <text:p text:style-name="P10"/>
      <text:p text:style-name="P10"/>
      <text:p text:style-name="P16">جایی که <draw:frame text:anchor-type="as-char" svg:y="-0.0602in" draw:z-index="37" draw:name="Shape42" draw:style-name="gr6" draw:text-style-name="P33" svg:width="0.8043in" svg:height="0.1213in"><draw:image xlink:href="Pictures/100000000000032B0000007ACDDE09E097442976.png" xlink:type="simple" xlink:show="embed" xlink:actuate="onLoad" draw:mime-type="image/png"><text:p/></draw:image><svg:title>TexMaths</svg:title><svg:desc>12§latex§$x = x_i - x_j$§png§1200§FALSE§</svg:desc></draw:frame><text:s/><text:span text:style-name="T10">، </text:span><text:span text:style-name="T10"><draw:frame text:anchor-type="as-char" svg:y="-0.0602in" draw:z-index="38" draw:name="Shape43" draw:style-name="gr6" draw:text-style-name="P33" svg:width="0.7224in" svg:height="0.1213in"><draw:image xlink:href="Pictures/10000000000002D70000007AA72798B50F829349.png" xlink:type="simple" xlink:show="embed" xlink:actuate="onLoad" draw:mime-type="image/png"><text:p/></draw:image><svg:title>TexMaths</svg:title><svg:desc>12§latex§$y = y - y_j$§png§1200§FALSE§</svg:desc></draw:frame></text:span><text:span text:style-name="T10"><text:s text:c="2"/>و </text:span><text:span text:style-name="T10"><draw:frame text:anchor-type="as-char" svg:y="-0.0602in" draw:z-index="39" draw:name="Shape44" draw:style-name="gr6" draw:text-style-name="P33" svg:width="0.7921in" svg:height="0.1213in"><draw:image xlink:href="Pictures/100000000000031E0000007AF40754CF345CE158.png" xlink:type="simple" xlink:show="embed" xlink:actuate="onLoad" draw:mime-type="image/png"><text:p/></draw:image><svg:title>TexMaths</svg:title><svg:desc>12§latex§$z = x_i - x_j$§png§1200§FALSE§</svg:desc></draw:frame></text:span><text:span text:style-name="T10"><text:s/>.</text:span></text:p>
      <text:p text:style-name="P9">و در نهایت ضریب جفت شدن دو صفحه عمود بر هم به دست می<text:span text:style-name="T13">‌</text:span>آید.</text:p>
      <text:p text:style-name="P15"/>
      <text:p text:style-name="P10"><draw:frame text:anchor-type="paragraph" draw:z-index="17" draw:name="Shape45" draw:style-name="gr8" draw:text-style-name="P33" svg:width="3.0268in" svg:height="3.9268in" svg:x="3.4799in" svg:y="0.2362in"><draw:image xlink:href="Pictures/1000000000000BEB00000F76FA6294CEC7400E37.png" xlink:type="simple" xlink:show="embed" xlink:actuate="onLoad" draw:mime-type="image/png"><text:p/></draw:image><svg:title>TexMaths</svg:title><svg:desc>12§latex§\begin{equation*}\label {eq:24}
\begin{split}
I&amp; = \sum_{i,j,k,l=0}^1 A_{i,j,k,l}\\
&amp;  \bigg[ -\frac {\sqrt{\pi} } {6} \left((y\; z)\sqrt{x^2 + y^2 + z^2} \right) \\
&amp; +\  \frac {\sqrt{\pi} } {12} \bigg( z(3x^2 - z^2)\;\mathrm{sinh^{-1}}(\frac{y}{\sqrt{x^2 + z^2}}) \bigg)\\
&amp; +\  \frac {\sqrt{\pi} } {12} \bigg( y(3x^2 - y^2)\;\mathrm{sinh^{-1}}(\frac{z}{\sqrt{x^2 + y^2}}) \bigg)\\
&amp; +\  \frac {\sqrt{\pi} } {2} \bigg( x\; y\; z\;\mathrm{sinh^{-1}}(\frac{x}{\sqrt{y^2 + z^2}}) \bigg)\\
&amp;-  \frac {\sqrt{\pi} } {4}\;x \;z^2\;\mathrm{tan^{-1}}(\frac{x\;y}{z\;\sqrt{x^2+y^2 + z^2}})\\
&amp;-  \frac {\sqrt{\pi} } {4}\;x \;y^2\;\mathrm{tan^{-1}}(\frac{x\;z}{y\;\sqrt{x^2+y^2 + z^2}})\\
&amp;-  \frac {\sqrt{\pi} } {12}\;x^3\;\mathrm{tan^{-1}}(\frac{y\;z}{x\;\sqrt{x^2+y^2 + z^2}})\bigg]
\end{split}
\end{equation*}§png§1200§FALSE§</svg:desc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7">اکنون در عبارات بالا<draw:frame text:anchor-type="as-char" svg:y="-0.0602in" draw:z-index="40" draw:name="Shape46" draw:style-name="gr6" draw:text-style-name="P33" svg:width="0.7752in" svg:height="0.1213in"><draw:image xlink:href="Pictures/100000000000030D0000007AA64CCC12C2CBF92B.png" xlink:type="simple" xlink:show="embed" xlink:actuate="onLoad" draw:mime-type="image/png"><text:p/></draw:image><svg:title>TexMaths</svg:title><svg:desc>12§latex§$x = a_i - c_j$§png§1200§FALSE§</svg:desc></draw:frame> <text:span text:style-name="T11">، </text:span><text:span text:style-name="T11"><draw:frame text:anchor-type="as-char" svg:y="-0.0736in" draw:z-index="41" draw:name="Shape47" draw:style-name="gr6" draw:text-style-name="P33" svg:width="0.7933in" svg:height="0.1476in"><draw:image xlink:href="Pictures/1000000000000320000000955AEDF66208A9F26D.png" xlink:type="simple" xlink:show="embed" xlink:actuate="onLoad" draw:mime-type="image/png"><text:p/></draw:image><svg:title>TexMaths</svg:title><svg:desc>12§latex§$y = b_k - y_c\ $§png§1200§FALSE§</svg:desc></draw:frame></text:span><text:span text:style-name="T11"><text:s/>و </text:span><text:span text:style-name="T11"><draw:frame text:anchor-type="as-char" svg:y="-0.0701in" draw:z-index="42" draw:name="Shape48" draw:style-name="gr6" draw:text-style-name="P33" svg:width="0.5598in" svg:height="0.1398in"><draw:image xlink:href="Pictures/10000000000002340000008D40F17D5E9119AB17.png" xlink:type="simple" xlink:show="embed" xlink:actuate="onLoad" draw:mime-type="image/png"><text:p/></draw:image><svg:title>TexMaths</svg:title><svg:desc>12§latex§$z = z_c – d_l$§png§1200§FALSE§</svg:desc></draw:frame></text:span>.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/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IRZar" svg:font-family="IRZar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draw:stroke-dash draw:name="Dash_20_Dot_20_4" draw:display-name="Dash Dot 4" draw:style="rect" draw:dots1="1" draw:dots1-length="0.0043in" draw:dots2="1" draw:dots2-length="0.0043in" draw:distance="0.0043in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ejaVu Sans1" style:font-size-complex="12pt" style:language-complex="fa" style:country-complex="IR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ejaVu Sans1" style:font-size-complex="12pt" style:language-complex="fa" style:country-complex="IR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3in" fo:margin-right="0in" fo:text-align="end" style:justify-single-word="false" fo:text-indent="0in" style:auto-text-indent="false" style:writing-mode="rl-tb"/>
      <style:text-properties fo:font-size="15pt" officeooo:rsid="0025dde3" style:font-size-asian="15pt" style:font-name-complex="IRZar" style:font-family-complex="IRZar" style:font-pitch-complex="variable" style:font-size-complex="15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ejaVu Sans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ejaVu Sans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ejaVu Sans" style:font-family-complex="'DejaVu Sans'" style:font-family-generic-complex="swiss" style:language-complex="zxx" style:country-complex="none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Citation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 style:font-charset="x-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9T15:06:56.146241801</meta:creation-date>
    <meta:generator>LibreOffice/7.3.7.2$Linux_X86_64 LibreOffice_project/30$Build-2</meta:generator>
    <dc:date>2023-09-14T03:57:10.090185571</dc:date>
    <meta:editing-duration>P2DT12H37M55S</meta:editing-duration>
    <meta:editing-cycles>104</meta:editing-cycles>
    <meta:document-statistic meta:table-count="0" meta:image-count="0" meta:object-count="0" meta:page-count="8" meta:paragraph-count="36" meta:word-count="940" meta:character-count="4680" meta:non-whitespace-character-count="3749"/>
  </office:meta>
</office:document-meta>
</file>